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1.147868828" office:value-type="float">
            <text:p>341.147868828</text:p>
          </table:table-cell>
          <table:table-cell office:value="316.882345913" office:value-type="float">
            <text:p>316.882345913</text:p>
          </table:table-cell>
          <table:table-cell office:value="317.339132617" office:value-type="float">
            <text:p>317.339132617</text:p>
          </table:table-cell>
          <table:table-cell office:value="278.162400823" office:value-type="float">
            <text:p>278.162400823</text:p>
          </table:table-cell>
          <table:table-cell office:value="264.899547628" office:value-type="float">
            <text:p>264.899547628</text:p>
          </table:table-cell>
          <table:table-cell office:value="275.976712095" office:value-type="float">
            <text:p>275.976712095</text:p>
          </table:table-cell>
          <table:table-cell office:value="255.604225299" office:value-type="float">
            <text:p>255.604225299</text:p>
          </table:table-cell>
          <table:table-cell office:value="254.60875201" office:value-type="float">
            <text:p>254.60875201</text:p>
          </table:table-cell>
          <table:table-cell office:value="263.819634062" office:value-type="float">
            <text:p>263.819634062</text:p>
          </table:table-cell>
          <table:table-cell office:value="226.237519126" office:value-type="float">
            <text:p>226.237519126</text:p>
          </table:table-cell>
          <table:table-cell office:value="230.904930329" office:value-type="float">
            <text:p>230.904930329</text:p>
          </table:table-cell>
          <table:table-cell office:value="196.778945043" office:value-type="float">
            <text:p>196.778945043</text:p>
          </table:table-cell>
          <table:table-cell office:value="244.175908933" office:value-type="float">
            <text:p>244.175908933</text:p>
          </table:table-cell>
          <table:table-cell office:value="237.39041078" office:value-type="float">
            <text:p>237.39041078</text:p>
          </table:table-cell>
          <table:table-cell office:value="266.656763285" office:value-type="float">
            <text:p>266.656763285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4283329526" office:value-type="float">
            <text:p>93.4283329526</text:p>
          </table:table-cell>
          <table:table-cell office:value="88.2344324319" office:value-type="float">
            <text:p>88.2344324319</text:p>
          </table:table-cell>
          <table:table-cell office:value="88.6831377759" office:value-type="float">
            <text:p>88.6831377759</text:p>
          </table:table-cell>
          <table:table-cell office:value="79.1381761907" office:value-type="float">
            <text:p>79.1381761907</text:p>
          </table:table-cell>
          <table:table-cell office:value="72.4480073973" office:value-type="float">
            <text:p>72.4480073973</text:p>
          </table:table-cell>
          <table:table-cell office:value="78.0118168951" office:value-type="float">
            <text:p>78.0118168951</text:p>
          </table:table-cell>
          <table:table-cell office:value="71.7903243348" office:value-type="float">
            <text:p>71.7903243348</text:p>
          </table:table-cell>
          <table:table-cell office:value="72.5874355326" office:value-type="float">
            <text:p>72.5874355326</text:p>
          </table:table-cell>
          <table:table-cell office:value="76.1233220899" office:value-type="float">
            <text:p>76.1233220899</text:p>
          </table:table-cell>
          <table:table-cell office:value="64.6857913662" office:value-type="float">
            <text:p>64.6857913662</text:p>
          </table:table-cell>
          <table:table-cell office:value="68.2780475752" office:value-type="float">
            <text:p>68.2780475752</text:p>
          </table:table-cell>
          <table:table-cell office:value="57.8518983437" office:value-type="float">
            <text:p>57.8518983437</text:p>
          </table:table-cell>
          <table:table-cell office:value="68.6451029002" office:value-type="float">
            <text:p>68.6451029002</text:p>
          </table:table-cell>
          <table:table-cell office:value="65.6343796501" office:value-type="float">
            <text:p>65.6343796501</text:p>
          </table:table-cell>
          <table:table-cell office:value="75.3773712143" office:value-type="float">
            <text:p>75.3773712143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083740924" office:value-type="float">
            <text:p>1.42083740924</text:p>
          </table:table-cell>
          <table:table-cell office:value="1.28332863237" office:value-type="float">
            <text:p>1.28332863237</text:p>
          </table:table-cell>
          <table:table-cell office:value="1.37416160779" office:value-type="float">
            <text:p>1.37416160779</text:p>
          </table:table-cell>
          <table:table-cell office:value="1.1627037566" office:value-type="float">
            <text:p>1.1627037566</text:p>
          </table:table-cell>
          <table:table-cell office:value="1.06373428004" office:value-type="float">
            <text:p>1.06373428004</text:p>
          </table:table-cell>
          <table:table-cell office:value="1.19722891747" office:value-type="float">
            <text:p>1.19722891747</text:p>
          </table:table-cell>
          <table:table-cell office:value="1.12311270099" office:value-type="float">
            <text:p>1.12311270099</text:p>
          </table:table-cell>
          <table:table-cell office:value="1.14783696372" office:value-type="float">
            <text:p>1.14783696372</text:p>
          </table:table-cell>
          <table:table-cell office:value="1.22288805958" office:value-type="float">
            <text:p>1.22288805958</text:p>
          </table:table-cell>
          <table:table-cell office:value="1.03663761148" office:value-type="float">
            <text:p>1.03663761148</text:p>
          </table:table-cell>
          <table:table-cell office:value="1.10561125509" office:value-type="float">
            <text:p>1.10561125509</text:p>
          </table:table-cell>
          <table:table-cell office:value="0.927868591844" office:value-type="float">
            <text:p>0.927868591844</text:p>
          </table:table-cell>
          <table:table-cell office:value="1.12962281127" office:value-type="float">
            <text:p>1.12962281127</text:p>
          </table:table-cell>
          <table:table-cell office:value="1.12864344036" office:value-type="float">
            <text:p>1.12864344036</text:p>
          </table:table-cell>
          <table:table-cell office:value="1.16889019981" office:value-type="float">
            <text:p>1.16889019981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205358892" office:value-type="float">
            <text:p>1.32205358892</text:p>
          </table:table-cell>
          <table:table-cell office:value="1.15519710408" office:value-type="float">
            <text:p>1.15519710408</text:p>
          </table:table-cell>
          <table:table-cell office:value="1.23957434532" office:value-type="float">
            <text:p>1.23957434532</text:p>
          </table:table-cell>
          <table:table-cell office:value="1.07493066873" office:value-type="float">
            <text:p>1.07493066873</text:p>
          </table:table-cell>
          <table:table-cell office:value="0.964343290171" office:value-type="float">
            <text:p>0.964343290171</text:p>
          </table:table-cell>
          <table:table-cell office:value="1.07235886486" office:value-type="float">
            <text:p>1.07235886486</text:p>
          </table:table-cell>
          <table:table-cell office:value="1.00402422721" office:value-type="float">
            <text:p>1.00402422721</text:p>
          </table:table-cell>
          <table:table-cell office:value="1.03518034824" office:value-type="float">
            <text:p>1.03518034824</text:p>
          </table:table-cell>
          <table:table-cell office:value="1.08643492896" office:value-type="float">
            <text:p>1.08643492896</text:p>
          </table:table-cell>
          <table:table-cell office:value="0.901824600545" office:value-type="float">
            <text:p>0.901824600545</text:p>
          </table:table-cell>
          <table:table-cell office:value="0.916946936914" office:value-type="float">
            <text:p>0.916946936914</text:p>
          </table:table-cell>
          <table:table-cell office:value="0.825499820526" office:value-type="float">
            <text:p>0.825499820526</text:p>
          </table:table-cell>
          <table:table-cell office:value="1.0251513567" office:value-type="float">
            <text:p>1.0251513567</text:p>
          </table:table-cell>
          <table:table-cell office:value="0.976717964097" office:value-type="float">
            <text:p>0.976717964097</text:p>
          </table:table-cell>
          <table:table-cell office:value="1.04796308317" office:value-type="float">
            <text:p>1.04796308317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6961745745" office:value-type="float">
            <text:p>40.6961745745</text:p>
          </table:table-cell>
          <table:table-cell office:value="36.992033656" office:value-type="float">
            <text:p>36.992033656</text:p>
          </table:table-cell>
          <table:table-cell office:value="37.9411590417" office:value-type="float">
            <text:p>37.9411590417</text:p>
          </table:table-cell>
          <table:table-cell office:value="32.571408755" office:value-type="float">
            <text:p>32.571408755</text:p>
          </table:table-cell>
          <table:table-cell office:value="30.4410031437" office:value-type="float">
            <text:p>30.4410031437</text:p>
          </table:table-cell>
          <table:table-cell office:value="32.9558676525" office:value-type="float">
            <text:p>32.9558676525</text:p>
          </table:table-cell>
          <table:table-cell office:value="30.3094873143" office:value-type="float">
            <text:p>30.3094873143</text:p>
          </table:table-cell>
          <table:table-cell office:value="30.3029424269" office:value-type="float">
            <text:p>30.3029424269</text:p>
          </table:table-cell>
          <table:table-cell office:value="31.4117355802" office:value-type="float">
            <text:p>31.4117355802</text:p>
          </table:table-cell>
          <table:table-cell office:value="26.9697973013" office:value-type="float">
            <text:p>26.9697973013</text:p>
          </table:table-cell>
          <table:table-cell office:value="26.3307781237" office:value-type="float">
            <text:p>26.3307781237</text:p>
          </table:table-cell>
          <table:table-cell office:value="22.9544905915" office:value-type="float">
            <text:p>22.9544905915</text:p>
          </table:table-cell>
          <table:table-cell office:value="29.2130769947" office:value-type="float">
            <text:p>29.2130769947</text:p>
          </table:table-cell>
          <table:table-cell office:value="27.8601316358" office:value-type="float">
            <text:p>27.8601316358</text:p>
          </table:table-cell>
          <table:table-cell office:value="31.4684580889" office:value-type="float">
            <text:p>31.4684580889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8055273976" office:value-type="float">
            <text:p>0.258055273976</text:p>
          </table:table-cell>
          <table:table-cell office:value="0.21487305566" office:value-type="float">
            <text:p>0.21487305566</text:p>
          </table:table-cell>
          <table:table-cell office:value="0.239692316574" office:value-type="float">
            <text:p>0.239692316574</text:p>
          </table:table-cell>
          <table:table-cell office:value="0.203155974933" office:value-type="float">
            <text:p>0.203155974933</text:p>
          </table:table-cell>
          <table:table-cell office:value="0.180555302916" office:value-type="float">
            <text:p>0.180555302916</text:p>
          </table:table-cell>
          <table:table-cell office:value="0.199728630437" office:value-type="float">
            <text:p>0.199728630437</text:p>
          </table:table-cell>
          <table:table-cell office:value="0.187445427565" office:value-type="float">
            <text:p>0.187445427565</text:p>
          </table:table-cell>
          <table:table-cell office:value="0.195961520748" office:value-type="float">
            <text:p>0.195961520748</text:p>
          </table:table-cell>
          <table:table-cell office:value="0.215205964945" office:value-type="float">
            <text:p>0.215205964945</text:p>
          </table:table-cell>
          <table:table-cell office:value="0.170249015732" office:value-type="float">
            <text:p>0.170249015732</text:p>
          </table:table-cell>
          <table:table-cell office:value="0.167182154465" office:value-type="float">
            <text:p>0.167182154465</text:p>
          </table:table-cell>
          <table:table-cell office:value="0.157521480645" office:value-type="float">
            <text:p>0.157521480645</text:p>
          </table:table-cell>
          <table:table-cell office:value="0.194431768652" office:value-type="float">
            <text:p>0.194431768652</text:p>
          </table:table-cell>
          <table:table-cell office:value="0.194863331903" office:value-type="float">
            <text:p>0.194863331903</text:p>
          </table:table-cell>
          <table:table-cell office:value="0.198773683634" office:value-type="float">
            <text:p>0.198773683634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3541588715" office:value-type="float">
            <text:p>0.203541588715</text:p>
          </table:table-cell>
          <table:table-cell office:value="0.186328787802" office:value-type="float">
            <text:p>0.186328787802</text:p>
          </table:table-cell>
          <table:table-cell office:value="0.20098545596" office:value-type="float">
            <text:p>0.20098545596</text:p>
          </table:table-cell>
          <table:table-cell office:value="0.163110399154" office:value-type="float">
            <text:p>0.163110399154</text:p>
          </table:table-cell>
          <table:table-cell office:value="0.154567558557" office:value-type="float">
            <text:p>0.154567558557</text:p>
          </table:table-cell>
          <table:table-cell office:value="0.168803912186" office:value-type="float">
            <text:p>0.168803912186</text:p>
          </table:table-cell>
          <table:table-cell office:value="0.158235246641" office:value-type="float">
            <text:p>0.158235246641</text:p>
          </table:table-cell>
          <table:table-cell office:value="0.156137554893" office:value-type="float">
            <text:p>0.156137554893</text:p>
          </table:table-cell>
          <table:table-cell office:value="0.160652115834" office:value-type="float">
            <text:p>0.160652115834</text:p>
          </table:table-cell>
          <table:table-cell office:value="0.137513387097" office:value-type="float">
            <text:p>0.137513387097</text:p>
          </table:table-cell>
          <table:table-cell office:value="0.133939657474" office:value-type="float">
            <text:p>0.133939657474</text:p>
          </table:table-cell>
          <table:table-cell office:value="0.116897435769" office:value-type="float">
            <text:p>0.116897435769</text:p>
          </table:table-cell>
          <table:table-cell office:value="0.148970974373" office:value-type="float">
            <text:p>0.148970974373</text:p>
          </table:table-cell>
          <table:table-cell office:value="0.136566156159" office:value-type="float">
            <text:p>0.136566156159</text:p>
          </table:table-cell>
          <table:table-cell office:value="0.160744928804" office:value-type="float">
            <text:p>0.160744928804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9416774353" office:value-type="float">
            <text:p>0.499416774353</text:p>
          </table:table-cell>
          <table:table-cell office:value="0.434708460222" office:value-type="float">
            <text:p>0.434708460222</text:p>
          </table:table-cell>
          <table:table-cell office:value="0.463567729595" office:value-type="float">
            <text:p>0.463567729595</text:p>
          </table:table-cell>
          <table:table-cell office:value="0.386141339086" office:value-type="float">
            <text:p>0.386141339086</text:p>
          </table:table-cell>
          <table:table-cell office:value="0.360527557213" office:value-type="float">
            <text:p>0.360527557213</text:p>
          </table:table-cell>
          <table:table-cell office:value="0.398146373325" office:value-type="float">
            <text:p>0.398146373325</text:p>
          </table:table-cell>
          <table:table-cell office:value="0.35911974952" office:value-type="float">
            <text:p>0.35911974952</text:p>
          </table:table-cell>
          <table:table-cell office:value="0.362542788024" office:value-type="float">
            <text:p>0.362542788024</text:p>
          </table:table-cell>
          <table:table-cell office:value="0.382256690751" office:value-type="float">
            <text:p>0.382256690751</text:p>
          </table:table-cell>
          <table:table-cell office:value="0.318232079504" office:value-type="float">
            <text:p>0.318232079504</text:p>
          </table:table-cell>
          <table:table-cell office:value="0.300444239628" office:value-type="float">
            <text:p>0.300444239628</text:p>
          </table:table-cell>
          <table:table-cell office:value="0.27676604774" office:value-type="float">
            <text:p>0.27676604774</text:p>
          </table:table-cell>
          <table:table-cell office:value="0.355745481868" office:value-type="float">
            <text:p>0.355745481868</text:p>
          </table:table-cell>
          <table:table-cell office:value="0.336112306872" office:value-type="float">
            <text:p>0.336112306872</text:p>
          </table:table-cell>
          <table:table-cell office:value="0.376739639295" office:value-type="float">
            <text:p>0.376739639295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822361034" office:value-type="float">
            <text:p>12.0822361034</text:p>
          </table:table-cell>
          <table:table-cell office:value="8.90912119353" office:value-type="float">
            <text:p>8.90912119353</text:p>
          </table:table-cell>
          <table:table-cell office:value="9.94518962375" office:value-type="float">
            <text:p>9.94518962375</text:p>
          </table:table-cell>
          <table:table-cell office:value="8.43556929581" office:value-type="float">
            <text:p>8.43556929581</text:p>
          </table:table-cell>
          <table:table-cell office:value="7.97035787069" office:value-type="float">
            <text:p>7.97035787069</text:p>
          </table:table-cell>
          <table:table-cell office:value="8.37531924309" office:value-type="float">
            <text:p>8.37531924309</text:p>
          </table:table-cell>
          <table:table-cell office:value="8.21190343006" office:value-type="float">
            <text:p>8.21190343006</text:p>
          </table:table-cell>
          <table:table-cell office:value="8.24150344593" office:value-type="float">
            <text:p>8.24150344593</text:p>
          </table:table-cell>
          <table:table-cell office:value="9.32261015054" office:value-type="float">
            <text:p>9.32261015054</text:p>
          </table:table-cell>
          <table:table-cell office:value="7.00822209251" office:value-type="float">
            <text:p>7.00822209251</text:p>
          </table:table-cell>
          <table:table-cell office:value="6.99580821019" office:value-type="float">
            <text:p>6.99580821019</text:p>
          </table:table-cell>
          <table:table-cell office:value="6.54118096986" office:value-type="float">
            <text:p>6.54118096986</text:p>
          </table:table-cell>
          <table:table-cell office:value="8.47215786751" office:value-type="float">
            <text:p>8.47215786751</text:p>
          </table:table-cell>
          <table:table-cell office:value="8.4100986287" office:value-type="float">
            <text:p>8.4100986287</text:p>
          </table:table-cell>
          <table:table-cell office:value="8.5008599613" office:value-type="float">
            <text:p>8.5008599613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15458535" office:value-type="float">
            <text:p>0.372115458535</text:p>
          </table:table-cell>
          <table:table-cell office:value="0.344283214202" office:value-type="float">
            <text:p>0.344283214202</text:p>
          </table:table-cell>
          <table:table-cell office:value="0.358064643496" office:value-type="float">
            <text:p>0.358064643496</text:p>
          </table:table-cell>
          <table:table-cell office:value="0.327402844734" office:value-type="float">
            <text:p>0.327402844734</text:p>
          </table:table-cell>
          <table:table-cell office:value="0.312335607095" office:value-type="float">
            <text:p>0.312335607095</text:p>
          </table:table-cell>
          <table:table-cell office:value="0.330672352192" office:value-type="float">
            <text:p>0.330672352192</text:p>
          </table:table-cell>
          <table:table-cell office:value="0.314733853832" office:value-type="float">
            <text:p>0.314733853832</text:p>
          </table:table-cell>
          <table:table-cell office:value="0.325990405763" office:value-type="float">
            <text:p>0.325990405763</text:p>
          </table:table-cell>
          <table:table-cell office:value="0.344789098659" office:value-type="float">
            <text:p>0.344789098659</text:p>
          </table:table-cell>
          <table:table-cell office:value="0.274464840708" office:value-type="float">
            <text:p>0.274464840708</text:p>
          </table:table-cell>
          <table:table-cell office:value="0.293180263915" office:value-type="float">
            <text:p>0.293180263915</text:p>
          </table:table-cell>
          <table:table-cell office:value="0.268117434231" office:value-type="float">
            <text:p>0.268117434231</text:p>
          </table:table-cell>
          <table:table-cell office:value="0.311836526738" office:value-type="float">
            <text:p>0.311836526738</text:p>
          </table:table-cell>
          <table:table-cell office:value="0.305900118452" office:value-type="float">
            <text:p>0.305900118452</text:p>
          </table:table-cell>
          <table:table-cell office:value="0.321383580315" office:value-type="float">
            <text:p>0.321383580315</text:p>
          </table:table-cell>
          <table:table-cell office:value="0.44" office:value-type="float">
            <text:p>0.44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4.668167436" office:value-type="float">
            <text:p>304.668167436</text:p>
          </table:table-cell>
          <table:table-cell office:value="332.164419154" office:value-type="float">
            <text:p>332.164419154</text:p>
          </table:table-cell>
          <table:table-cell office:value="313.098239307" office:value-type="float">
            <text:p>313.098239307</text:p>
          </table:table-cell>
          <table:table-cell office:value="313.980340655" office:value-type="float">
            <text:p>313.980340655</text:p>
          </table:table-cell>
          <table:table-cell office:value="273.808385817" office:value-type="float">
            <text:p>273.808385817</text:p>
          </table:table-cell>
          <table:table-cell office:value="277.02075947" office:value-type="float">
            <text:p>277.02075947</text:p>
          </table:table-cell>
          <table:table-cell office:value="264.734461677" office:value-type="float">
            <text:p>264.734461677</text:p>
          </table:table-cell>
          <table:table-cell office:value="234.078353724" office:value-type="float">
            <text:p>234.078353724</text:p>
          </table:table-cell>
          <table:table-cell office:value="300.908174406" office:value-type="float">
            <text:p>300.908174406</text:p>
          </table:table-cell>
          <table:table-cell office:value="254.940435863" office:value-type="float">
            <text:p>254.940435863</text:p>
          </table:table-cell>
          <table:table-cell office:value="227.092086426" office:value-type="float">
            <text:p>227.092086426</text:p>
          </table:table-cell>
          <table:table-cell office:value="203.078310742" office:value-type="float">
            <text:p>203.078310742</text:p>
          </table:table-cell>
          <table:table-cell office:value="228.921426906" office:value-type="float">
            <text:p>228.921426906</text:p>
          </table:table-cell>
          <table:table-cell office:value="202.222196607" office:value-type="float">
            <text:p>202.222196607</text:p>
          </table:table-cell>
          <table:table-cell office:value="271.42258166" office:value-type="float">
            <text:p>271.42258166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5407294541" office:value-type="float">
            <text:p>84.5407294541</text:p>
          </table:table-cell>
          <table:table-cell office:value="93.789442135" office:value-type="float">
            <text:p>93.789442135</text:p>
          </table:table-cell>
          <table:table-cell office:value="89.1531753001" office:value-type="float">
            <text:p>89.1531753001</text:p>
          </table:table-cell>
          <table:table-cell office:value="86.9255025213" office:value-type="float">
            <text:p>86.9255025213</text:p>
          </table:table-cell>
          <table:table-cell office:value="77.6044490048" office:value-type="float">
            <text:p>77.6044490048</text:p>
          </table:table-cell>
          <table:table-cell office:value="78.7476146632" office:value-type="float">
            <text:p>78.7476146632</text:p>
          </table:table-cell>
          <table:table-cell office:value="74.3627566838" office:value-type="float">
            <text:p>74.3627566838</text:p>
          </table:table-cell>
          <table:table-cell office:value="67.1454409425" office:value-type="float">
            <text:p>67.1454409425</text:p>
          </table:table-cell>
          <table:table-cell office:value="83.6019413031" office:value-type="float">
            <text:p>83.6019413031</text:p>
          </table:table-cell>
          <table:table-cell office:value="72.7861575822" office:value-type="float">
            <text:p>72.7861575822</text:p>
          </table:table-cell>
          <table:table-cell office:value="65.8795802695" office:value-type="float">
            <text:p>65.8795802695</text:p>
          </table:table-cell>
          <table:table-cell office:value="60.6049991729" office:value-type="float">
            <text:p>60.6049991729</text:p>
          </table:table-cell>
          <table:table-cell office:value="66.5765031832" office:value-type="float">
            <text:p>66.5765031832</text:p>
          </table:table-cell>
          <table:table-cell office:value="58.7000212294" office:value-type="float">
            <text:p>58.7000212294</text:p>
          </table:table-cell>
          <table:table-cell office:value="77.0552532474" office:value-type="float">
            <text:p>77.0552532474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9198381583" office:value-type="float">
            <text:p>1.29198381583</text:p>
          </table:table-cell>
          <table:table-cell office:value="1.42740060637" office:value-type="float">
            <text:p>1.42740060637</text:p>
          </table:table-cell>
          <table:table-cell office:value="1.34735354607" office:value-type="float">
            <text:p>1.34735354607</text:p>
          </table:table-cell>
          <table:table-cell office:value="1.38175142481" office:value-type="float">
            <text:p>1.38175142481</text:p>
          </table:table-cell>
          <table:table-cell office:value="1.21477248399" office:value-type="float">
            <text:p>1.21477248399</text:p>
          </table:table-cell>
          <table:table-cell office:value="1.28284911362" office:value-type="float">
            <text:p>1.28284911362</text:p>
          </table:table-cell>
          <table:table-cell office:value="1.23053423597" office:value-type="float">
            <text:p>1.23053423597</text:p>
          </table:table-cell>
          <table:table-cell office:value="1.07161653179" office:value-type="float">
            <text:p>1.07161653179</text:p>
          </table:table-cell>
          <table:table-cell office:value="1.42974506981" office:value-type="float">
            <text:p>1.42974506981</text:p>
          </table:table-cell>
          <table:table-cell office:value="1.24211256015" office:value-type="float">
            <text:p>1.24211256015</text:p>
          </table:table-cell>
          <table:table-cell office:value="1.07282163943" office:value-type="float">
            <text:p>1.07282163943</text:p>
          </table:table-cell>
          <table:table-cell office:value="0.983714124017" office:value-type="float">
            <text:p>0.983714124017</text:p>
          </table:table-cell>
          <table:table-cell office:value="1.10973525791" office:value-type="float">
            <text:p>1.10973525791</text:p>
          </table:table-cell>
          <table:table-cell office:value="0.965233340956" office:value-type="float">
            <text:p>0.965233340956</text:p>
          </table:table-cell>
          <table:table-cell office:value="1.23741464691" office:value-type="float">
            <text:p>1.23741464691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982276147" office:value-type="float">
            <text:p>1.18982276147</text:p>
          </table:table-cell>
          <table:table-cell office:value="1.29965851135" office:value-type="float">
            <text:p>1.29965851135</text:p>
          </table:table-cell>
          <table:table-cell office:value="1.21068269295" office:value-type="float">
            <text:p>1.21068269295</text:p>
          </table:table-cell>
          <table:table-cell office:value="1.23244115073" office:value-type="float">
            <text:p>1.23244115073</text:p>
          </table:table-cell>
          <table:table-cell office:value="1.08937142238" office:value-type="float">
            <text:p>1.08937142238</text:p>
          </table:table-cell>
          <table:table-cell office:value="1.13443673952" office:value-type="float">
            <text:p>1.13443673952</text:p>
          </table:table-cell>
          <table:table-cell office:value="1.07290352591" office:value-type="float">
            <text:p>1.07290352591</text:p>
          </table:table-cell>
          <table:table-cell office:value="0.951304233272" office:value-type="float">
            <text:p>0.951304233272</text:p>
          </table:table-cell>
          <table:table-cell office:value="1.24935382097" office:value-type="float">
            <text:p>1.24935382097</text:p>
          </table:table-cell>
          <table:table-cell office:value="1.10979104446" office:value-type="float">
            <text:p>1.10979104446</text:p>
          </table:table-cell>
          <table:table-cell office:value="0.95262191651" office:value-type="float">
            <text:p>0.95262191651</text:p>
          </table:table-cell>
          <table:table-cell office:value="0.870086686149" office:value-type="float">
            <text:p>0.870086686149</text:p>
          </table:table-cell>
          <table:table-cell office:value="0.968636232244" office:value-type="float">
            <text:p>0.968636232244</text:p>
          </table:table-cell>
          <table:table-cell office:value="0.843369509289" office:value-type="float">
            <text:p>0.843369509289</text:p>
          </table:table-cell>
          <table:table-cell office:value="1.10239313369" office:value-type="float">
            <text:p>1.10239313369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125961978" office:value-type="float">
            <text:p>36.125961978</text:p>
          </table:table-cell>
          <table:table-cell office:value="39.1959932106" office:value-type="float">
            <text:p>39.1959932106</text:p>
          </table:table-cell>
          <table:table-cell office:value="36.4727074143" office:value-type="float">
            <text:p>36.4727074143</text:p>
          </table:table-cell>
          <table:table-cell office:value="36.8633898914" office:value-type="float">
            <text:p>36.8633898914</text:p>
          </table:table-cell>
          <table:table-cell office:value="32.4769081561" office:value-type="float">
            <text:p>32.4769081561</text:p>
          </table:table-cell>
          <table:table-cell office:value="32.2613625429" office:value-type="float">
            <text:p>32.2613625429</text:p>
          </table:table-cell>
          <table:table-cell office:value="31.2798409415" office:value-type="float">
            <text:p>31.2798409415</text:p>
          </table:table-cell>
          <table:table-cell office:value="27.2395375412" office:value-type="float">
            <text:p>27.2395375412</text:p>
          </table:table-cell>
          <table:table-cell office:value="34.9554487515" office:value-type="float">
            <text:p>34.9554487515</text:p>
          </table:table-cell>
          <table:table-cell office:value="29.8187141258" office:value-type="float">
            <text:p>29.8187141258</text:p>
          </table:table-cell>
          <table:table-cell office:value="26.7740667673" office:value-type="float">
            <text:p>26.7740667673</text:p>
          </table:table-cell>
          <table:table-cell office:value="23.6846723437" office:value-type="float">
            <text:p>23.6846723437</text:p>
          </table:table-cell>
          <table:table-cell office:value="26.6322595018" office:value-type="float">
            <text:p>26.6322595018</text:p>
          </table:table-cell>
          <table:table-cell office:value="23.4792358253" office:value-type="float">
            <text:p>23.4792358253</text:p>
          </table:table-cell>
          <table:table-cell office:value="31.8292971666" office:value-type="float">
            <text:p>31.8292971666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332212498" office:value-type="float">
            <text:p>0.226332212498</text:p>
          </table:table-cell>
          <table:table-cell office:value="0.245910218263" office:value-type="float">
            <text:p>0.245910218263</text:p>
          </table:table-cell>
          <table:table-cell office:value="0.227658734981" office:value-type="float">
            <text:p>0.227658734981</text:p>
          </table:table-cell>
          <table:table-cell office:value="0.234953617455" office:value-type="float">
            <text:p>0.234953617455</text:p>
          </table:table-cell>
          <table:table-cell office:value="0.211550212144" office:value-type="float">
            <text:p>0.211550212144</text:p>
          </table:table-cell>
          <table:table-cell office:value="0.217299132237" office:value-type="float">
            <text:p>0.217299132237</text:p>
          </table:table-cell>
          <table:table-cell office:value="0.211757509713" office:value-type="float">
            <text:p>0.211757509713</text:p>
          </table:table-cell>
          <table:table-cell office:value="0.180516174385" office:value-type="float">
            <text:p>0.180516174385</text:p>
          </table:table-cell>
          <table:table-cell office:value="0.241636989155" office:value-type="float">
            <text:p>0.241636989155</text:p>
          </table:table-cell>
          <table:table-cell office:value="0.211091153264" office:value-type="float">
            <text:p>0.211091153264</text:p>
          </table:table-cell>
          <table:table-cell office:value="0.182336965065" office:value-type="float">
            <text:p>0.182336965065</text:p>
          </table:table-cell>
          <table:table-cell office:value="0.160817372251" office:value-type="float">
            <text:p>0.160817372251</text:p>
          </table:table-cell>
          <table:table-cell office:value="0.18964116654" office:value-type="float">
            <text:p>0.18964116654</text:p>
          </table:table-cell>
          <table:table-cell office:value="0.15655164838" office:value-type="float">
            <text:p>0.15655164838</text:p>
          </table:table-cell>
          <table:table-cell office:value="0.210884727535" office:value-type="float">
            <text:p>0.210884727535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06119356" office:value-type="float">
            <text:p>0.184806119356</text:p>
          </table:table-cell>
          <table:table-cell office:value="0.198118769661" office:value-type="float">
            <text:p>0.198118769661</text:p>
          </table:table-cell>
          <table:table-cell office:value="0.188753557289" office:value-type="float">
            <text:p>0.188753557289</text:p>
          </table:table-cell>
          <table:table-cell office:value="0.187800074606" office:value-type="float">
            <text:p>0.187800074606</text:p>
          </table:table-cell>
          <table:table-cell office:value="0.163523738407" office:value-type="float">
            <text:p>0.163523738407</text:p>
          </table:table-cell>
          <table:table-cell office:value="0.162258433892" office:value-type="float">
            <text:p>0.162258433892</text:p>
          </table:table-cell>
          <table:table-cell office:value="0.159481999495" office:value-type="float">
            <text:p>0.159481999495</text:p>
          </table:table-cell>
          <table:table-cell office:value="0.139950603816" office:value-type="float">
            <text:p>0.139950603816</text:p>
          </table:table-cell>
          <table:table-cell office:value="0.175457948646" office:value-type="float">
            <text:p>0.175457948646</text:p>
          </table:table-cell>
          <table:table-cell office:value="0.149373856437" office:value-type="float">
            <text:p>0.149373856437</text:p>
          </table:table-cell>
          <table:table-cell office:value="0.1382764166" office:value-type="float">
            <text:p>0.1382764166</text:p>
          </table:table-cell>
          <table:table-cell office:value="0.123228362382" office:value-type="float">
            <text:p>0.123228362382</text:p>
          </table:table-cell>
          <table:table-cell office:value="0.134645402019" office:value-type="float">
            <text:p>0.134645402019</text:p>
          </table:table-cell>
          <table:table-cell office:value="0.119910728275" office:value-type="float">
            <text:p>0.119910728275</text:p>
          </table:table-cell>
          <table:table-cell office:value="0.161975021739" office:value-type="float">
            <text:p>0.161975021739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6635843492" office:value-type="float">
            <text:p>0.436635843492</text:p>
          </table:table-cell>
          <table:table-cell office:value="0.464723887872" office:value-type="float">
            <text:p>0.464723887872</text:p>
          </table:table-cell>
          <table:table-cell office:value="0.434742491756" office:value-type="float">
            <text:p>0.434742491756</text:p>
          </table:table-cell>
          <table:table-cell office:value="0.443637072558" office:value-type="float">
            <text:p>0.443637072558</text:p>
          </table:table-cell>
          <table:table-cell office:value="0.389362717886" office:value-type="float">
            <text:p>0.389362717886</text:p>
          </table:table-cell>
          <table:table-cell office:value="0.386632525936" office:value-type="float">
            <text:p>0.386632525936</text:p>
          </table:table-cell>
          <table:table-cell office:value="0.379119671825" office:value-type="float">
            <text:p>0.379119671825</text:p>
          </table:table-cell>
          <table:table-cell office:value="0.324093400134" office:value-type="float">
            <text:p>0.324093400134</text:p>
          </table:table-cell>
          <table:table-cell office:value="0.426959668776" office:value-type="float">
            <text:p>0.426959668776</text:p>
          </table:table-cell>
          <table:table-cell office:value="0.362521246356" office:value-type="float">
            <text:p>0.362521246356</text:p>
          </table:table-cell>
          <table:table-cell office:value="0.320945728074" office:value-type="float">
            <text:p>0.320945728074</text:p>
          </table:table-cell>
          <table:table-cell office:value="0.277816200934" office:value-type="float">
            <text:p>0.277816200934</text:p>
          </table:table-cell>
          <table:table-cell office:value="0.322096072802" office:value-type="float">
            <text:p>0.322096072802</text:p>
          </table:table-cell>
          <table:table-cell office:value="0.275092084993" office:value-type="float">
            <text:p>0.275092084993</text:p>
          </table:table-cell>
          <table:table-cell office:value="0.382252809877" office:value-type="float">
            <text:p>0.382252809877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294101072" office:value-type="float">
            <text:p>10.9294101072</text:p>
          </table:table-cell>
          <table:table-cell office:value="10.1388537715" office:value-type="float">
            <text:p>10.1388537715</text:p>
          </table:table-cell>
          <table:table-cell office:value="9.57829596091" office:value-type="float">
            <text:p>9.57829596091</text:p>
          </table:table-cell>
          <table:table-cell office:value="10.1892513742" office:value-type="float">
            <text:p>10.1892513742</text:p>
          </table:table-cell>
          <table:table-cell office:value="8.96281146737" office:value-type="float">
            <text:p>8.96281146737</text:p>
          </table:table-cell>
          <table:table-cell office:value="9.27597167149" office:value-type="float">
            <text:p>9.27597167149</text:p>
          </table:table-cell>
          <table:table-cell office:value="9.08038951669" office:value-type="float">
            <text:p>9.08038951669</text:p>
          </table:table-cell>
          <table:table-cell office:value="7.77130111319" office:value-type="float">
            <text:p>7.77130111319</text:p>
          </table:table-cell>
          <table:table-cell office:value="10.2916007036" office:value-type="float">
            <text:p>10.2916007036</text:p>
          </table:table-cell>
          <table:table-cell office:value="9.1015985046" office:value-type="float">
            <text:p>9.1015985046</text:p>
          </table:table-cell>
          <table:table-cell office:value="7.77773359279" office:value-type="float">
            <text:p>7.77773359279</text:p>
          </table:table-cell>
          <table:table-cell office:value="6.87616837922" office:value-type="float">
            <text:p>6.87616837922</text:p>
          </table:table-cell>
          <table:table-cell office:value="8.19498441068" office:value-type="float">
            <text:p>8.19498441068</text:p>
          </table:table-cell>
          <table:table-cell office:value="6.47555561691" office:value-type="float">
            <text:p>6.47555561691</text:p>
          </table:table-cell>
          <table:table-cell office:value="9.0898746595" office:value-type="float">
            <text:p>9.0898746595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952539606" office:value-type="float">
            <text:p>0.35952539606</text:p>
          </table:table-cell>
          <table:table-cell office:value="0.384357046071" office:value-type="float">
            <text:p>0.384357046071</text:p>
          </table:table-cell>
          <table:table-cell office:value="0.374302438634" office:value-type="float">
            <text:p>0.374302438634</text:p>
          </table:table-cell>
          <table:table-cell office:value="0.370992577094" office:value-type="float">
            <text:p>0.370992577094</text:p>
          </table:table-cell>
          <table:table-cell office:value="0.33638713552" office:value-type="float">
            <text:p>0.33638713552</text:p>
          </table:table-cell>
          <table:table-cell office:value="0.342154818202" office:value-type="float">
            <text:p>0.342154818202</text:p>
          </table:table-cell>
          <table:table-cell office:value="0.354223281918" office:value-type="float">
            <text:p>0.354223281918</text:p>
          </table:table-cell>
          <table:table-cell office:value="0.292239534682" office:value-type="float">
            <text:p>0.292239534682</text:p>
          </table:table-cell>
          <table:table-cell office:value="0.391483348155" office:value-type="float">
            <text:p>0.391483348155</text:p>
          </table:table-cell>
          <table:table-cell office:value="0.330111604425" office:value-type="float">
            <text:p>0.330111604425</text:p>
          </table:table-cell>
          <table:table-cell office:value="0.298453175556" office:value-type="float">
            <text:p>0.298453175556</text:p>
          </table:table-cell>
          <table:table-cell office:value="0.281401451532" office:value-type="float">
            <text:p>0.281401451532</text:p>
          </table:table-cell>
          <table:table-cell office:value="0.307243934683" office:value-type="float">
            <text:p>0.307243934683</text:p>
          </table:table-cell>
          <table:table-cell office:value="0.275693416376" office:value-type="float">
            <text:p>0.275693416376</text:p>
          </table:table-cell>
          <table:table-cell office:value="0.340221210964" office:value-type="float">
            <text:p>0.340221210964</text:p>
          </table:table-cell>
          <table:table-cell office:value="0.44" office:value-type="float">
            <text:p>0.44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0.56331826" office:value-type="float">
            <text:p>330.56331826</text:p>
          </table:table-cell>
          <table:table-cell office:value="322.220151112" office:value-type="float">
            <text:p>322.220151112</text:p>
          </table:table-cell>
          <table:table-cell office:value="318.076565968" office:value-type="float">
            <text:p>318.076565968</text:p>
          </table:table-cell>
          <table:table-cell office:value="302.479072447" office:value-type="float">
            <text:p>302.479072447</text:p>
          </table:table-cell>
          <table:table-cell office:value="303.807874353" office:value-type="float">
            <text:p>303.807874353</text:p>
          </table:table-cell>
          <table:table-cell office:value="288.456857812" office:value-type="float">
            <text:p>288.456857812</text:p>
          </table:table-cell>
          <table:table-cell office:value="266.877078044" office:value-type="float">
            <text:p>266.877078044</text:p>
          </table:table-cell>
          <table:table-cell office:value="249.762845981" office:value-type="float">
            <text:p>249.762845981</text:p>
          </table:table-cell>
          <table:table-cell office:value="239.006692418" office:value-type="float">
            <text:p>239.006692418</text:p>
          </table:table-cell>
          <table:table-cell office:value="267.889390483" office:value-type="float">
            <text:p>267.889390483</text:p>
          </table:table-cell>
          <table:table-cell office:value="244.602878808" office:value-type="float">
            <text:p>244.602878808</text:p>
          </table:table-cell>
          <table:table-cell office:value="217.32775253" office:value-type="float">
            <text:p>217.32775253</text:p>
          </table:table-cell>
          <table:table-cell office:value="217.772319633" office:value-type="float">
            <text:p>217.772319633</text:p>
          </table:table-cell>
          <table:table-cell office:value="245.554523603" office:value-type="float">
            <text:p>245.554523603</text:p>
          </table:table-cell>
          <table:table-cell office:value="274.526369065" office:value-type="float">
            <text:p>274.526369065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546896612" office:value-type="float">
            <text:p>92.0546896612</text:p>
          </table:table-cell>
          <table:table-cell office:value="91.2557643981" office:value-type="float">
            <text:p>91.2557643981</text:p>
          </table:table-cell>
          <table:table-cell office:value="91.2783419348" office:value-type="float">
            <text:p>91.2783419348</text:p>
          </table:table-cell>
          <table:table-cell office:value="84.5231631352" office:value-type="float">
            <text:p>84.5231631352</text:p>
          </table:table-cell>
          <table:table-cell office:value="88.2480070765" office:value-type="float">
            <text:p>88.2480070765</text:p>
          </table:table-cell>
          <table:table-cell office:value="83.3920605444" office:value-type="float">
            <text:p>83.3920605444</text:p>
          </table:table-cell>
          <table:table-cell office:value="78.1422943807" office:value-type="float">
            <text:p>78.1422943807</text:p>
          </table:table-cell>
          <table:table-cell office:value="73.689362863" office:value-type="float">
            <text:p>73.689362863</text:p>
          </table:table-cell>
          <table:table-cell office:value="70.4042998312" office:value-type="float">
            <text:p>70.4042998312</text:p>
          </table:table-cell>
          <table:table-cell office:value="78.1212706322" office:value-type="float">
            <text:p>78.1212706322</text:p>
          </table:table-cell>
          <table:table-cell office:value="71.9104361997" office:value-type="float">
            <text:p>71.9104361997</text:p>
          </table:table-cell>
          <table:table-cell office:value="64.5277604659" office:value-type="float">
            <text:p>64.5277604659</text:p>
          </table:table-cell>
          <table:table-cell office:value="63.3315219202" office:value-type="float">
            <text:p>63.3315219202</text:p>
          </table:table-cell>
          <table:table-cell office:value="71.935295784" office:value-type="float">
            <text:p>71.935295784</text:p>
          </table:table-cell>
          <table:table-cell office:value="79.2983825418" office:value-type="float">
            <text:p>79.2983825418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5965065703" office:value-type="float">
            <text:p>1.35965065703</text:p>
          </table:table-cell>
          <table:table-cell office:value="1.3909152514" office:value-type="float">
            <text:p>1.3909152514</text:p>
          </table:table-cell>
          <table:table-cell office:value="1.34192015121" office:value-type="float">
            <text:p>1.34192015121</text:p>
          </table:table-cell>
          <table:table-cell office:value="1.29520690124" office:value-type="float">
            <text:p>1.29520690124</text:p>
          </table:table-cell>
          <table:table-cell office:value="1.37468751347" office:value-type="float">
            <text:p>1.37468751347</text:p>
          </table:table-cell>
          <table:table-cell office:value="1.27429970099" office:value-type="float">
            <text:p>1.27429970099</text:p>
          </table:table-cell>
          <table:table-cell office:value="1.25257091627" office:value-type="float">
            <text:p>1.25257091627</text:p>
          </table:table-cell>
          <table:table-cell office:value="1.17929885077" office:value-type="float">
            <text:p>1.17929885077</text:p>
          </table:table-cell>
          <table:table-cell office:value="1.13297144606" office:value-type="float">
            <text:p>1.13297144606</text:p>
          </table:table-cell>
          <table:table-cell office:value="1.29761336338" office:value-type="float">
            <text:p>1.29761336338</text:p>
          </table:table-cell>
          <table:table-cell office:value="1.18099782022" office:value-type="float">
            <text:p>1.18099782022</text:p>
          </table:table-cell>
          <table:table-cell office:value="1.04373837807" office:value-type="float">
            <text:p>1.04373837807</text:p>
          </table:table-cell>
          <table:table-cell office:value="1.06180194288" office:value-type="float">
            <text:p>1.06180194288</text:p>
          </table:table-cell>
          <table:table-cell office:value="1.17176896903" office:value-type="float">
            <text:p>1.17176896903</text:p>
          </table:table-cell>
          <table:table-cell office:value="1.245051761" office:value-type="float">
            <text:p>1.245051761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199711582" office:value-type="float">
            <text:p>1.25199711582</text:p>
          </table:table-cell>
          <table:table-cell office:value="1.25599436619" office:value-type="float">
            <text:p>1.25599436619</text:p>
          </table:table-cell>
          <table:table-cell office:value="1.2209647855" office:value-type="float">
            <text:p>1.2209647855</text:p>
          </table:table-cell>
          <table:table-cell office:value="1.14320810069" office:value-type="float">
            <text:p>1.14320810069</text:p>
          </table:table-cell>
          <table:table-cell office:value="1.21926195659" office:value-type="float">
            <text:p>1.21926195659</text:p>
          </table:table-cell>
          <table:table-cell office:value="1.12656673595" office:value-type="float">
            <text:p>1.12656673595</text:p>
          </table:table-cell>
          <table:table-cell office:value="1.04882253609" office:value-type="float">
            <text:p>1.04882253609</text:p>
          </table:table-cell>
          <table:table-cell office:value="1.00544842281" office:value-type="float">
            <text:p>1.00544842281</text:p>
          </table:table-cell>
          <table:table-cell office:value="0.990068556356" office:value-type="float">
            <text:p>0.990068556356</text:p>
          </table:table-cell>
          <table:table-cell office:value="1.1491076118" office:value-type="float">
            <text:p>1.1491076118</text:p>
          </table:table-cell>
          <table:table-cell office:value="1.00630472013" office:value-type="float">
            <text:p>1.00630472013</text:p>
          </table:table-cell>
          <table:table-cell office:value="0.912191906973" office:value-type="float">
            <text:p>0.912191906973</text:p>
          </table:table-cell>
          <table:table-cell office:value="0.9067247362" office:value-type="float">
            <text:p>0.9067247362</text:p>
          </table:table-cell>
          <table:table-cell office:value="1.03111227193" office:value-type="float">
            <text:p>1.03111227193</text:p>
          </table:table-cell>
          <table:table-cell office:value="1.09512781162" office:value-type="float">
            <text:p>1.09512781162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8818398053" office:value-type="float">
            <text:p>40.8818398053</text:p>
          </table:table-cell>
          <table:table-cell office:value="38.228019014" office:value-type="float">
            <text:p>38.228019014</text:p>
          </table:table-cell>
          <table:table-cell office:value="37.7984124326" office:value-type="float">
            <text:p>37.7984124326</text:p>
          </table:table-cell>
          <table:table-cell office:value="36.1682091832" office:value-type="float">
            <text:p>36.1682091832</text:p>
          </table:table-cell>
          <table:table-cell office:value="36.3521085967" office:value-type="float">
            <text:p>36.3521085967</text:p>
          </table:table-cell>
          <table:table-cell office:value="35.0484151869" office:value-type="float">
            <text:p>35.0484151869</text:p>
          </table:table-cell>
          <table:table-cell office:value="31.2096640638" office:value-type="float">
            <text:p>31.2096640638</text:p>
          </table:table-cell>
          <table:table-cell office:value="28.7597765332" office:value-type="float">
            <text:p>28.7597765332</text:p>
          </table:table-cell>
          <table:table-cell office:value="27.796767768" office:value-type="float">
            <text:p>27.796767768</text:p>
          </table:table-cell>
          <table:table-cell office:value="31.1631493602" office:value-type="float">
            <text:p>31.1631493602</text:p>
          </table:table-cell>
          <table:table-cell office:value="28.6691281413" office:value-type="float">
            <text:p>28.6691281413</text:p>
          </table:table-cell>
          <table:table-cell office:value="25.3327800961" office:value-type="float">
            <text:p>25.3327800961</text:p>
          </table:table-cell>
          <table:table-cell office:value="25.3762662117" office:value-type="float">
            <text:p>25.3762662117</text:p>
          </table:table-cell>
          <table:table-cell office:value="29.149121206" office:value-type="float">
            <text:p>29.149121206</text:p>
          </table:table-cell>
          <table:table-cell office:value="32.5218874148" office:value-type="float">
            <text:p>32.5218874148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45473735112" office:value-type="float">
            <text:p>0.245473735112</text:p>
          </table:table-cell>
          <table:table-cell office:value="0.240420863211" office:value-type="float">
            <text:p>0.240420863211</text:p>
          </table:table-cell>
          <table:table-cell office:value="0.233241676307" office:value-type="float">
            <text:p>0.233241676307</text:p>
          </table:table-cell>
          <table:table-cell office:value="0.21925855603" office:value-type="float">
            <text:p>0.21925855603</text:p>
          </table:table-cell>
          <table:table-cell office:value="0.235332216058" office:value-type="float">
            <text:p>0.235332216058</text:p>
          </table:table-cell>
          <table:table-cell office:value="0.216463316771" office:value-type="float">
            <text:p>0.216463316771</text:p>
          </table:table-cell>
          <table:table-cell office:value="0.200607355493" office:value-type="float">
            <text:p>0.200607355493</text:p>
          </table:table-cell>
          <table:table-cell office:value="0.190794393549" office:value-type="float">
            <text:p>0.190794393549</text:p>
          </table:table-cell>
          <table:table-cell office:value="0.193541175383" office:value-type="float">
            <text:p>0.193541175383</text:p>
          </table:table-cell>
          <table:table-cell office:value="0.22255084844" office:value-type="float">
            <text:p>0.22255084844</text:p>
          </table:table-cell>
          <table:table-cell office:value="0.197491966275" office:value-type="float">
            <text:p>0.197491966275</text:p>
          </table:table-cell>
          <table:table-cell office:value="0.172707725398" office:value-type="float">
            <text:p>0.172707725398</text:p>
          </table:table-cell>
          <table:table-cell office:value="0.175945277138" office:value-type="float">
            <text:p>0.175945277138</text:p>
          </table:table-cell>
          <table:table-cell office:value="0.201034791088" office:value-type="float">
            <text:p>0.201034791088</text:p>
          </table:table-cell>
          <table:table-cell office:value="0.21106377732" office:value-type="float">
            <text:p>0.21106377732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8248398961" office:value-type="float">
            <text:p>0.208248398961</text:p>
          </table:table-cell>
          <table:table-cell office:value="0.197537699846" office:value-type="float">
            <text:p>0.197537699846</text:p>
          </table:table-cell>
          <table:table-cell office:value="0.193786717651" office:value-type="float">
            <text:p>0.193786717651</text:p>
          </table:table-cell>
          <table:table-cell office:value="0.187133130417" office:value-type="float">
            <text:p>0.187133130417</text:p>
          </table:table-cell>
          <table:table-cell office:value="0.187876944634" office:value-type="float">
            <text:p>0.187876944634</text:p>
          </table:table-cell>
          <table:table-cell office:value="0.180940237215" office:value-type="float">
            <text:p>0.180940237215</text:p>
          </table:table-cell>
          <table:table-cell office:value="0.159566216571" office:value-type="float">
            <text:p>0.159566216571</text:p>
          </table:table-cell>
          <table:table-cell office:value="0.146408500977" office:value-type="float">
            <text:p>0.146408500977</text:p>
          </table:table-cell>
          <table:table-cell office:value="0.144168634181" office:value-type="float">
            <text:p>0.144168634181</text:p>
          </table:table-cell>
          <table:table-cell office:value="0.160239001387" office:value-type="float">
            <text:p>0.160239001387</text:p>
          </table:table-cell>
          <table:table-cell office:value="0.144249253705" office:value-type="float">
            <text:p>0.144249253705</text:p>
          </table:table-cell>
          <table:table-cell office:value="0.128532606989" office:value-type="float">
            <text:p>0.128532606989</text:p>
          </table:table-cell>
          <table:table-cell office:value="0.128578699941" office:value-type="float">
            <text:p>0.128578699941</text:p>
          </table:table-cell>
          <table:table-cell office:value="0.153834543395" office:value-type="float">
            <text:p>0.153834543395</text:p>
          </table:table-cell>
          <table:table-cell office:value="0.166712772498" office:value-type="float">
            <text:p>0.16671277249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0674121825" office:value-type="float">
            <text:p>0.490674121825</text:p>
          </table:table-cell>
          <table:table-cell office:value="0.460388645186" office:value-type="float">
            <text:p>0.460388645186</text:p>
          </table:table-cell>
          <table:table-cell office:value="0.447898834653" office:value-type="float">
            <text:p>0.447898834653</text:p>
          </table:table-cell>
          <table:table-cell office:value="0.435274801505" office:value-type="float">
            <text:p>0.435274801505</text:p>
          </table:table-cell>
          <table:table-cell office:value="0.433733028835" office:value-type="float">
            <text:p>0.433733028835</text:p>
          </table:table-cell>
          <table:table-cell office:value="0.417839241294" office:value-type="float">
            <text:p>0.417839241294</text:p>
          </table:table-cell>
          <table:table-cell office:value="0.36533794324" office:value-type="float">
            <text:p>0.36533794324</text:p>
          </table:table-cell>
          <table:table-cell office:value="0.333829072707" office:value-type="float">
            <text:p>0.333829072707</text:p>
          </table:table-cell>
          <table:table-cell office:value="0.331713092392" office:value-type="float">
            <text:p>0.331713092392</text:p>
          </table:table-cell>
          <table:table-cell office:value="0.377596719249" office:value-type="float">
            <text:p>0.377596719249</text:p>
          </table:table-cell>
          <table:table-cell office:value="0.33969314621" office:value-type="float">
            <text:p>0.33969314621</text:p>
          </table:table-cell>
          <table:table-cell office:value="0.298371879512" office:value-type="float">
            <text:p>0.298371879512</text:p>
          </table:table-cell>
          <table:table-cell office:value="0.304438576554" office:value-type="float">
            <text:p>0.304438576554</text:p>
          </table:table-cell>
          <table:table-cell office:value="0.352014171758" office:value-type="float">
            <text:p>0.352014171758</text:p>
          </table:table-cell>
          <table:table-cell office:value="0.387445315628" office:value-type="float">
            <text:p>0.387445315628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24235079" office:value-type="float">
            <text:p>11.3124235079</text:p>
          </table:table-cell>
          <table:table-cell office:value="10.0932097348" office:value-type="float">
            <text:p>10.0932097348</text:p>
          </table:table-cell>
          <table:table-cell office:value="9.93127810194" office:value-type="float">
            <text:p>9.93127810194</text:p>
          </table:table-cell>
          <table:table-cell office:value="9.09087827552" office:value-type="float">
            <text:p>9.09087827552</text:p>
          </table:table-cell>
          <table:table-cell office:value="10.0944007567" office:value-type="float">
            <text:p>10.0944007567</text:p>
          </table:table-cell>
          <table:table-cell office:value="9.49214972201" office:value-type="float">
            <text:p>9.49214972201</text:p>
          </table:table-cell>
          <table:table-cell office:value="8.44003335791" office:value-type="float">
            <text:p>8.44003335791</text:p>
          </table:table-cell>
          <table:table-cell office:value="8.19316235589" office:value-type="float">
            <text:p>8.19316235589</text:p>
          </table:table-cell>
          <table:table-cell office:value="8.04640742403" office:value-type="float">
            <text:p>8.04640742403</text:p>
          </table:table-cell>
          <table:table-cell office:value="9.53027690673" office:value-type="float">
            <text:p>9.53027690673</text:p>
          </table:table-cell>
          <table:table-cell office:value="8.27868619242" office:value-type="float">
            <text:p>8.27868619242</text:p>
          </table:table-cell>
          <table:table-cell office:value="7.26613100835" office:value-type="float">
            <text:p>7.26613100835</text:p>
          </table:table-cell>
          <table:table-cell office:value="7.35786405571" office:value-type="float">
            <text:p>7.35786405571</text:p>
          </table:table-cell>
          <table:table-cell office:value="8.69761434926" office:value-type="float">
            <text:p>8.69761434926</text:p>
          </table:table-cell>
          <table:table-cell office:value="9.00976164615" office:value-type="float">
            <text:p>9.00976164615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074154802" office:value-type="float">
            <text:p>0.375074154802</text:p>
          </table:table-cell>
          <table:table-cell office:value="0.375430498238" office:value-type="float">
            <text:p>0.375430498238</text:p>
          </table:table-cell>
          <table:table-cell office:value="0.377112447115" office:value-type="float">
            <text:p>0.377112447115</text:p>
          </table:table-cell>
          <table:table-cell office:value="0.361415111956" office:value-type="float">
            <text:p>0.361415111956</text:p>
          </table:table-cell>
          <table:table-cell office:value="0.381868765678" office:value-type="float">
            <text:p>0.381868765678</text:p>
          </table:table-cell>
          <table:table-cell office:value="0.355577685926" office:value-type="float">
            <text:p>0.355577685926</text:p>
          </table:table-cell>
          <table:table-cell office:value="0.329769916576" office:value-type="float">
            <text:p>0.329769916576</text:p>
          </table:table-cell>
          <table:table-cell office:value="0.316849004462" office:value-type="float">
            <text:p>0.316849004462</text:p>
          </table:table-cell>
          <table:table-cell office:value="0.316903583939" office:value-type="float">
            <text:p>0.316903583939</text:p>
          </table:table-cell>
          <table:table-cell office:value="0.349804348354" office:value-type="float">
            <text:p>0.349804348354</text:p>
          </table:table-cell>
          <table:table-cell office:value="0.313256045153" office:value-type="float">
            <text:p>0.313256045153</text:p>
          </table:table-cell>
          <table:table-cell office:value="0.284728611814" office:value-type="float">
            <text:p>0.284728611814</text:p>
          </table:table-cell>
          <table:table-cell office:value="0.284981612943" office:value-type="float">
            <text:p>0.284981612943</text:p>
          </table:table-cell>
          <table:table-cell office:value="0.315376795436" office:value-type="float">
            <text:p>0.315376795436</text:p>
          </table:table-cell>
          <table:table-cell office:value="0.340213214381" office:value-type="float">
            <text:p>0.340213214381</text:p>
          </table:table-cell>
          <table:table-cell office:value="0.44" office:value-type="float">
            <text:p>0.44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1.175349531" office:value-type="float">
            <text:p>321.175349531</text:p>
          </table:table-cell>
          <table:table-cell office:value="290.929172188" office:value-type="float">
            <text:p>290.929172188</text:p>
          </table:table-cell>
          <table:table-cell office:value="313.491614285" office:value-type="float">
            <text:p>313.491614285</text:p>
          </table:table-cell>
          <table:table-cell office:value="272.787620746" office:value-type="float">
            <text:p>272.787620746</text:p>
          </table:table-cell>
          <table:table-cell office:value="278.004230689" office:value-type="float">
            <text:p>278.004230689</text:p>
          </table:table-cell>
          <table:table-cell office:value="262.471208794" office:value-type="float">
            <text:p>262.471208794</text:p>
          </table:table-cell>
          <table:table-cell office:value="219.161757007" office:value-type="float">
            <text:p>219.161757007</text:p>
          </table:table-cell>
          <table:table-cell office:value="284.666101959" office:value-type="float">
            <text:p>284.666101959</text:p>
          </table:table-cell>
          <table:table-cell office:value="233.53868154" office:value-type="float">
            <text:p>233.53868154</text:p>
          </table:table-cell>
          <table:table-cell office:value="219.670139157" office:value-type="float">
            <text:p>219.670139157</text:p>
          </table:table-cell>
          <table:table-cell office:value="217.465258944" office:value-type="float">
            <text:p>217.465258944</text:p>
          </table:table-cell>
          <table:table-cell office:value="209.552858819" office:value-type="float">
            <text:p>209.552858819</text:p>
          </table:table-cell>
          <table:table-cell office:value="199.774744859" office:value-type="float">
            <text:p>199.774744859</text:p>
          </table:table-cell>
          <table:table-cell office:value="210.793794681" office:value-type="float">
            <text:p>210.793794681</text:p>
          </table:table-cell>
          <table:table-cell office:value="255.591441424" office:value-type="float">
            <text:p>255.59144142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75425823" office:value-type="float">
            <text:p>92.075425823</text:p>
          </table:table-cell>
          <table:table-cell office:value="87.5792257872" office:value-type="float">
            <text:p>87.5792257872</text:p>
          </table:table-cell>
          <table:table-cell office:value="91.3990138819" office:value-type="float">
            <text:p>91.3990138819</text:p>
          </table:table-cell>
          <table:table-cell office:value="80.9336956836" office:value-type="float">
            <text:p>80.9336956836</text:p>
          </table:table-cell>
          <table:table-cell office:value="79.4396658203" office:value-type="float">
            <text:p>79.4396658203</text:p>
          </table:table-cell>
          <table:table-cell office:value="78.1408790451" office:value-type="float">
            <text:p>78.1408790451</text:p>
          </table:table-cell>
          <table:table-cell office:value="63.7883267622" office:value-type="float">
            <text:p>63.7883267622</text:p>
          </table:table-cell>
          <table:table-cell office:value="81.424188541" office:value-type="float">
            <text:p>81.424188541</text:p>
          </table:table-cell>
          <table:table-cell office:value="70.1357756159" office:value-type="float">
            <text:p>70.1357756159</text:p>
          </table:table-cell>
          <table:table-cell office:value="64.6931938269" office:value-type="float">
            <text:p>64.6931938269</text:p>
          </table:table-cell>
          <table:table-cell office:value="64.3781501213" office:value-type="float">
            <text:p>64.3781501213</text:p>
          </table:table-cell>
          <table:table-cell office:value="66.2125991188" office:value-type="float">
            <text:p>66.2125991188</text:p>
          </table:table-cell>
          <table:table-cell office:value="59.8479574016" office:value-type="float">
            <text:p>59.8479574016</text:p>
          </table:table-cell>
          <table:table-cell office:value="59.8431990503" office:value-type="float">
            <text:p>59.8431990503</text:p>
          </table:table-cell>
          <table:table-cell office:value="75.3883151868" office:value-type="float">
            <text:p>75.3883151868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3896588874" office:value-type="float">
            <text:p>1.33896588874</text:p>
          </table:table-cell>
          <table:table-cell office:value="1.25424485553" office:value-type="float">
            <text:p>1.25424485553</text:p>
          </table:table-cell>
          <table:table-cell office:value="1.3981779142" office:value-type="float">
            <text:p>1.3981779142</text:p>
          </table:table-cell>
          <table:table-cell office:value="1.21770855308" office:value-type="float">
            <text:p>1.21770855308</text:p>
          </table:table-cell>
          <table:table-cell office:value="1.31412827041" office:value-type="float">
            <text:p>1.31412827041</text:p>
          </table:table-cell>
          <table:table-cell office:value="1.19007916049" office:value-type="float">
            <text:p>1.19007916049</text:p>
          </table:table-cell>
          <table:table-cell office:value="1.05066500658" office:value-type="float">
            <text:p>1.05066500658</text:p>
          </table:table-cell>
          <table:table-cell office:value="1.339837768" office:value-type="float">
            <text:p>1.339837768</text:p>
          </table:table-cell>
          <table:table-cell office:value="1.10148053397" office:value-type="float">
            <text:p>1.10148053397</text:p>
          </table:table-cell>
          <table:table-cell office:value="1.08199164738" office:value-type="float">
            <text:p>1.08199164738</text:p>
          </table:table-cell>
          <table:table-cell office:value="1.09363813471" office:value-type="float">
            <text:p>1.09363813471</text:p>
          </table:table-cell>
          <table:table-cell office:value="1.03039581413" office:value-type="float">
            <text:p>1.03039581413</text:p>
          </table:table-cell>
          <table:table-cell office:value="0.9412818335" office:value-type="float">
            <text:p>0.9412818335</text:p>
          </table:table-cell>
          <table:table-cell office:value="1.05349175355" office:value-type="float">
            <text:p>1.05349175355</text:p>
          </table:table-cell>
          <table:table-cell office:value="1.18096887544" office:value-type="float">
            <text:p>1.18096887544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388715411" office:value-type="float">
            <text:p>1.25388715411</text:p>
          </table:table-cell>
          <table:table-cell office:value="1.14900115109" office:value-type="float">
            <text:p>1.14900115109</text:p>
          </table:table-cell>
          <table:table-cell office:value="1.23345752677" office:value-type="float">
            <text:p>1.23345752677</text:p>
          </table:table-cell>
          <table:table-cell office:value="1.06708438854" office:value-type="float">
            <text:p>1.06708438854</text:p>
          </table:table-cell>
          <table:table-cell office:value="1.07332131898" office:value-type="float">
            <text:p>1.07332131898</text:p>
          </table:table-cell>
          <table:table-cell office:value="1.06128686986" office:value-type="float">
            <text:p>1.06128686986</text:p>
          </table:table-cell>
          <table:table-cell office:value="0.88079643264" office:value-type="float">
            <text:p>0.88079643264</text:p>
          </table:table-cell>
          <table:table-cell office:value="1.16330729237" office:value-type="float">
            <text:p>1.16330729237</text:p>
          </table:table-cell>
          <table:table-cell office:value="0.97528027631" office:value-type="float">
            <text:p>0.97528027631</text:p>
          </table:table-cell>
          <table:table-cell office:value="0.901702101062" office:value-type="float">
            <text:p>0.901702101062</text:p>
          </table:table-cell>
          <table:table-cell office:value="0.883643300301" office:value-type="float">
            <text:p>0.883643300301</text:p>
          </table:table-cell>
          <table:table-cell office:value="0.895257192491" office:value-type="float">
            <text:p>0.895257192491</text:p>
          </table:table-cell>
          <table:table-cell office:value="0.813644075414" office:value-type="float">
            <text:p>0.813644075414</text:p>
          </table:table-cell>
          <table:table-cell office:value="0.878372250096" office:value-type="float">
            <text:p>0.878372250096</text:p>
          </table:table-cell>
          <table:table-cell office:value="1.02705146769" office:value-type="float">
            <text:p>1.02705146769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6019655691" office:value-type="float">
            <text:p>39.6019655691</text:p>
          </table:table-cell>
          <table:table-cell office:value="34.7899286392" office:value-type="float">
            <text:p>34.7899286392</text:p>
          </table:table-cell>
          <table:table-cell office:value="36.3701444765" office:value-type="float">
            <text:p>36.3701444765</text:p>
          </table:table-cell>
          <table:table-cell office:value="32.2639911069" office:value-type="float">
            <text:p>32.2639911069</text:p>
          </table:table-cell>
          <table:table-cell office:value="31.8221639921" office:value-type="float">
            <text:p>31.8221639921</text:p>
          </table:table-cell>
          <table:table-cell office:value="31.0979494671" office:value-type="float">
            <text:p>31.0979494671</text:p>
          </table:table-cell>
          <table:table-cell office:value="26.0188027766" office:value-type="float">
            <text:p>26.0188027766</text:p>
          </table:table-cell>
          <table:table-cell office:value="33.37233852" office:value-type="float">
            <text:p>33.37233852</text:p>
          </table:table-cell>
          <table:table-cell office:value="27.6856001977" office:value-type="float">
            <text:p>27.6856001977</text:p>
          </table:table-cell>
          <table:table-cell office:value="25.884718424" office:value-type="float">
            <text:p>25.884718424</text:p>
          </table:table-cell>
          <table:table-cell office:value="25.2687521589" office:value-type="float">
            <text:p>25.2687521589</text:p>
          </table:table-cell>
          <table:table-cell office:value="24.3476849922" office:value-type="float">
            <text:p>24.3476849922</text:p>
          </table:table-cell>
          <table:table-cell office:value="24.0660823086" office:value-type="float">
            <text:p>24.0660823086</text:p>
          </table:table-cell>
          <table:table-cell office:value="24.5093868435" office:value-type="float">
            <text:p>24.5093868435</text:p>
          </table:table-cell>
          <table:table-cell office:value="30.1992402022" office:value-type="float">
            <text:p>30.1992402022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944537304" office:value-type="float">
            <text:p>0.239944537304</text:p>
          </table:table-cell>
          <table:table-cell office:value="0.213853427423" office:value-type="float">
            <text:p>0.213853427423</text:p>
          </table:table-cell>
          <table:table-cell office:value="0.238811929751" office:value-type="float">
            <text:p>0.238811929751</text:p>
          </table:table-cell>
          <table:table-cell office:value="0.201573917048" office:value-type="float">
            <text:p>0.201573917048</text:p>
          </table:table-cell>
          <table:table-cell office:value="0.201007650615" office:value-type="float">
            <text:p>0.201007650615</text:p>
          </table:table-cell>
          <table:table-cell office:value="0.19974315432" office:value-type="float">
            <text:p>0.19974315432</text:p>
          </table:table-cell>
          <table:table-cell office:value="0.165459618321" office:value-type="float">
            <text:p>0.165459618321</text:p>
          </table:table-cell>
          <table:table-cell office:value="0.227638973644" office:value-type="float">
            <text:p>0.227638973644</text:p>
          </table:table-cell>
          <table:table-cell office:value="0.18761842499" office:value-type="float">
            <text:p>0.18761842499</text:p>
          </table:table-cell>
          <table:table-cell office:value="0.174368851334" office:value-type="float">
            <text:p>0.174368851334</text:p>
          </table:table-cell>
          <table:table-cell office:value="0.172181612121" office:value-type="float">
            <text:p>0.172181612121</text:p>
          </table:table-cell>
          <table:table-cell office:value="0.170819068804" office:value-type="float">
            <text:p>0.170819068804</text:p>
          </table:table-cell>
          <table:table-cell office:value="0.153837077204" office:value-type="float">
            <text:p>0.153837077204</text:p>
          </table:table-cell>
          <table:table-cell office:value="0.170818636214" office:value-type="float">
            <text:p>0.170818636214</text:p>
          </table:table-cell>
          <table:table-cell office:value="0.195912172529" office:value-type="float">
            <text:p>0.195912172529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495567556" office:value-type="float">
            <text:p>0.20495567556</text:p>
          </table:table-cell>
          <table:table-cell office:value="0.184438545581" office:value-type="float">
            <text:p>0.184438545581</text:p>
          </table:table-cell>
          <table:table-cell office:value="0.189190050883" office:value-type="float">
            <text:p>0.189190050883</text:p>
          </table:table-cell>
          <table:table-cell office:value="0.168788028758" office:value-type="float">
            <text:p>0.168788028758</text:p>
          </table:table-cell>
          <table:table-cell office:value="0.165257598286" office:value-type="float">
            <text:p>0.165257598286</text:p>
          </table:table-cell>
          <table:table-cell office:value="0.161022721621" office:value-type="float">
            <text:p>0.161022721621</text:p>
          </table:table-cell>
          <table:table-cell office:value="0.133466112934" office:value-type="float">
            <text:p>0.133466112934</text:p>
          </table:table-cell>
          <table:table-cell office:value="0.172471332594" office:value-type="float">
            <text:p>0.172471332594</text:p>
          </table:table-cell>
          <table:table-cell office:value="0.141291487228" office:value-type="float">
            <text:p>0.141291487228</text:p>
          </table:table-cell>
          <table:table-cell office:value="0.131065011134" office:value-type="float">
            <text:p>0.131065011134</text:p>
          </table:table-cell>
          <table:table-cell office:value="0.12535954383" office:value-type="float">
            <text:p>0.12535954383</text:p>
          </table:table-cell>
          <table:table-cell office:value="0.126774152774" office:value-type="float">
            <text:p>0.126774152774</text:p>
          </table:table-cell>
          <table:table-cell office:value="0.117739498774" office:value-type="float">
            <text:p>0.117739498774</text:p>
          </table:table-cell>
          <table:table-cell office:value="0.122731861138" office:value-type="float">
            <text:p>0.122731861138</text:p>
          </table:table-cell>
          <table:table-cell office:value="0.15552459692" office:value-type="float">
            <text:p>0.15552459692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69854460391" office:value-type="float">
            <text:p>0.469854460391</text:p>
          </table:table-cell>
          <table:table-cell office:value="0.399985311341" office:value-type="float">
            <text:p>0.399985311341</text:p>
          </table:table-cell>
          <table:table-cell office:value="0.427681185514" office:value-type="float">
            <text:p>0.427681185514</text:p>
          </table:table-cell>
          <table:table-cell office:value="0.367937599381" office:value-type="float">
            <text:p>0.367937599381</text:p>
          </table:table-cell>
          <table:table-cell office:value="0.36634329274" office:value-type="float">
            <text:p>0.36634329274</text:p>
          </table:table-cell>
          <table:table-cell office:value="0.362451604167" office:value-type="float">
            <text:p>0.362451604167</text:p>
          </table:table-cell>
          <table:table-cell office:value="0.303028543288" office:value-type="float">
            <text:p>0.303028543288</text:p>
          </table:table-cell>
          <table:table-cell office:value="0.397228319706" office:value-type="float">
            <text:p>0.397228319706</text:p>
          </table:table-cell>
          <table:table-cell office:value="0.323244857164" office:value-type="float">
            <text:p>0.323244857164</text:p>
          </table:table-cell>
          <table:table-cell office:value="0.300109998055" office:value-type="float">
            <text:p>0.300109998055</text:p>
          </table:table-cell>
          <table:table-cell office:value="0.293028091994" office:value-type="float">
            <text:p>0.293028091994</text:p>
          </table:table-cell>
          <table:table-cell office:value="0.283212724542" office:value-type="float">
            <text:p>0.283212724542</text:p>
          </table:table-cell>
          <table:table-cell office:value="0.2733220815" office:value-type="float">
            <text:p>0.2733220815</text:p>
          </table:table-cell>
          <table:table-cell office:value="0.29023655188" office:value-type="float">
            <text:p>0.29023655188</text:p>
          </table:table-cell>
          <table:table-cell office:value="0.351340620753" office:value-type="float">
            <text:p>0.35134062075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336319758" office:value-type="float">
            <text:p>11.3336319758</text:p>
          </table:table-cell>
          <table:table-cell office:value="9.04724857791" office:value-type="float">
            <text:p>9.04724857791</text:p>
          </table:table-cell>
          <table:table-cell office:value="10.4567927558" office:value-type="float">
            <text:p>10.4567927558</text:p>
          </table:table-cell>
          <table:table-cell office:value="8.52784601921" office:value-type="float">
            <text:p>8.52784601921</text:p>
          </table:table-cell>
          <table:table-cell office:value="8.64119171012" office:value-type="float">
            <text:p>8.64119171012</text:p>
          </table:table-cell>
          <table:table-cell office:value="8.9846092771" office:value-type="float">
            <text:p>8.9846092771</text:p>
          </table:table-cell>
          <table:table-cell office:value="6.97625885423" office:value-type="float">
            <text:p>6.97625885423</text:p>
          </table:table-cell>
          <table:table-cell office:value="10.0002361983" office:value-type="float">
            <text:p>10.0002361983</text:p>
          </table:table-cell>
          <table:table-cell office:value="8.12077379332" office:value-type="float">
            <text:p>8.12077379332</text:p>
          </table:table-cell>
          <table:table-cell office:value="7.49519701786" office:value-type="float">
            <text:p>7.49519701786</text:p>
          </table:table-cell>
          <table:table-cell office:value="7.26334956738" office:value-type="float">
            <text:p>7.26334956738</text:p>
          </table:table-cell>
          <table:table-cell office:value="7.3506279895" office:value-type="float">
            <text:p>7.3506279895</text:p>
          </table:table-cell>
          <table:table-cell office:value="6.630990081" office:value-type="float">
            <text:p>6.630990081</text:p>
          </table:table-cell>
          <table:table-cell office:value="7.29981709434" office:value-type="float">
            <text:p>7.29981709434</text:p>
          </table:table-cell>
          <table:table-cell office:value="8.52528875519" office:value-type="float">
            <text:p>8.52528875519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23273469" office:value-type="float">
            <text:p>0.372123273469</text:p>
          </table:table-cell>
          <table:table-cell office:value="0.346617739594" office:value-type="float">
            <text:p>0.346617739594</text:p>
          </table:table-cell>
          <table:table-cell office:value="0.375930463187" office:value-type="float">
            <text:p>0.375930463187</text:p>
          </table:table-cell>
          <table:table-cell office:value="0.333210841676" office:value-type="float">
            <text:p>0.333210841676</text:p>
          </table:table-cell>
          <table:table-cell office:value="0.341503610042" office:value-type="float">
            <text:p>0.341503610042</text:p>
          </table:table-cell>
          <table:table-cell office:value="0.311650367782" office:value-type="float">
            <text:p>0.311650367782</text:p>
          </table:table-cell>
          <table:table-cell office:value="0.278756490229" office:value-type="float">
            <text:p>0.278756490229</text:p>
          </table:table-cell>
          <table:table-cell office:value="0.414481615163" office:value-type="float">
            <text:p>0.414481615163</text:p>
          </table:table-cell>
          <table:table-cell office:value="0.300805779976" office:value-type="float">
            <text:p>0.300805779976</text:p>
          </table:table-cell>
          <table:table-cell office:value="0.277237188248" office:value-type="float">
            <text:p>0.277237188248</text:p>
          </table:table-cell>
          <table:table-cell office:value="0.264904140902" office:value-type="float">
            <text:p>0.264904140902</text:p>
          </table:table-cell>
          <table:table-cell office:value="0.288827520865" office:value-type="float">
            <text:p>0.288827520865</text:p>
          </table:table-cell>
          <table:table-cell office:value="0.266744355222" office:value-type="float">
            <text:p>0.266744355222</text:p>
          </table:table-cell>
          <table:table-cell office:value="0.287691432253" office:value-type="float">
            <text:p>0.287691432253</text:p>
          </table:table-cell>
          <table:table-cell office:value="0.320984106643" office:value-type="float">
            <text:p>0.320984106643</text:p>
          </table:table-cell>
          <table:table-cell office:value="0.44" office:value-type="float">
            <text:p>0.44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447098142" office:value-type="float">
            <text:p>301.447098142</text:p>
          </table:table-cell>
          <table:table-cell office:value="271.421422594" office:value-type="float">
            <text:p>271.421422594</text:p>
          </table:table-cell>
          <table:table-cell office:value="266.869507117" office:value-type="float">
            <text:p>266.869507117</text:p>
          </table:table-cell>
          <table:table-cell office:value="271.575536535" office:value-type="float">
            <text:p>271.575536535</text:p>
          </table:table-cell>
          <table:table-cell office:value="251.252158205" office:value-type="float">
            <text:p>251.252158205</text:p>
          </table:table-cell>
          <table:table-cell office:value="262.898427147" office:value-type="float">
            <text:p>262.898427147</text:p>
          </table:table-cell>
          <table:table-cell office:value="240.629189711" office:value-type="float">
            <text:p>240.629189711</text:p>
          </table:table-cell>
          <table:table-cell office:value="224.476044677" office:value-type="float">
            <text:p>224.476044677</text:p>
          </table:table-cell>
          <table:table-cell office:value="235.681661315" office:value-type="float">
            <text:p>235.681661315</text:p>
          </table:table-cell>
          <table:table-cell office:value="226.220093266" office:value-type="float">
            <text:p>226.220093266</text:p>
          </table:table-cell>
          <table:table-cell office:value="222.485703426" office:value-type="float">
            <text:p>222.485703426</text:p>
          </table:table-cell>
          <table:table-cell office:value="214.762933409" office:value-type="float">
            <text:p>214.762933409</text:p>
          </table:table-cell>
          <table:table-cell office:value="186.909883687" office:value-type="float">
            <text:p>186.909883687</text:p>
          </table:table-cell>
          <table:table-cell office:value="182.061217882" office:value-type="float">
            <text:p>182.061217882</text:p>
          </table:table-cell>
          <table:table-cell office:value="244.356127633" office:value-type="float">
            <text:p>244.356127633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6477276592" office:value-type="float">
            <text:p>84.6477276592</text:p>
          </table:table-cell>
          <table:table-cell office:value="78.5948385174" office:value-type="float">
            <text:p>78.5948385174</text:p>
          </table:table-cell>
          <table:table-cell office:value="76.6985050296" office:value-type="float">
            <text:p>76.6985050296</text:p>
          </table:table-cell>
          <table:table-cell office:value="77.1186253732" office:value-type="float">
            <text:p>77.1186253732</text:p>
          </table:table-cell>
          <table:table-cell office:value="71.8525295524" office:value-type="float">
            <text:p>71.8525295524</text:p>
          </table:table-cell>
          <table:table-cell office:value="74.8055721301" office:value-type="float">
            <text:p>74.8055721301</text:p>
          </table:table-cell>
          <table:table-cell office:value="69.4903220744" office:value-type="float">
            <text:p>69.4903220744</text:p>
          </table:table-cell>
          <table:table-cell office:value="66.5458154152" office:value-type="float">
            <text:p>66.5458154152</text:p>
          </table:table-cell>
          <table:table-cell office:value="65.1341594033" office:value-type="float">
            <text:p>65.1341594033</text:p>
          </table:table-cell>
          <table:table-cell office:value="67.0288944123" office:value-type="float">
            <text:p>67.0288944123</text:p>
          </table:table-cell>
          <table:table-cell office:value="64.7710038682" office:value-type="float">
            <text:p>64.7710038682</text:p>
          </table:table-cell>
          <table:table-cell office:value="61.9894473154" office:value-type="float">
            <text:p>61.9894473154</text:p>
          </table:table-cell>
          <table:table-cell office:value="55.2563465096" office:value-type="float">
            <text:p>55.2563465096</text:p>
          </table:table-cell>
          <table:table-cell office:value="53.1439103047" office:value-type="float">
            <text:p>53.1439103047</text:p>
          </table:table-cell>
          <table:table-cell office:value="70.30259902" office:value-type="float">
            <text:p>70.30259902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6416084416" office:value-type="float">
            <text:p>1.26416084416</text:p>
          </table:table-cell>
          <table:table-cell office:value="1.179429976" office:value-type="float">
            <text:p>1.179429976</text:p>
          </table:table-cell>
          <table:table-cell office:value="1.13284645626" office:value-type="float">
            <text:p>1.13284645626</text:p>
          </table:table-cell>
          <table:table-cell office:value="1.25099692836" office:value-type="float">
            <text:p>1.25099692836</text:p>
          </table:table-cell>
          <table:table-cell office:value="1.12886388042" office:value-type="float">
            <text:p>1.12886388042</text:p>
          </table:table-cell>
          <table:table-cell office:value="1.19685668735" office:value-type="float">
            <text:p>1.19685668735</text:p>
          </table:table-cell>
          <table:table-cell office:value="1.13083104507" office:value-type="float">
            <text:p>1.13083104507</text:p>
          </table:table-cell>
          <table:table-cell office:value="1.06815751493" office:value-type="float">
            <text:p>1.06815751493</text:p>
          </table:table-cell>
          <table:table-cell office:value="1.12826202726" office:value-type="float">
            <text:p>1.12826202726</text:p>
          </table:table-cell>
          <table:table-cell office:value="1.09472810922" office:value-type="float">
            <text:p>1.09472810922</text:p>
          </table:table-cell>
          <table:table-cell office:value="1.11741953944" office:value-type="float">
            <text:p>1.11741953944</text:p>
          </table:table-cell>
          <table:table-cell office:value="1.05292042281" office:value-type="float">
            <text:p>1.05292042281</text:p>
          </table:table-cell>
          <table:table-cell office:value="0.937919252882" office:value-type="float">
            <text:p>0.937919252882</text:p>
          </table:table-cell>
          <table:table-cell office:value="0.913066681043" office:value-type="float">
            <text:p>0.913066681043</text:p>
          </table:table-cell>
          <table:table-cell office:value="1.12949174494" office:value-type="float">
            <text:p>1.12949174494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565925019" office:value-type="float">
            <text:p>1.15565925019</text:p>
          </table:table-cell>
          <table:table-cell office:value="1.03533541093" office:value-type="float">
            <text:p>1.03533541093</text:p>
          </table:table-cell>
          <table:table-cell office:value="0.988436544199" office:value-type="float">
            <text:p>0.988436544199</text:p>
          </table:table-cell>
          <table:table-cell office:value="1.05003762673" office:value-type="float">
            <text:p>1.05003762673</text:p>
          </table:table-cell>
          <table:table-cell office:value="0.985561896488" office:value-type="float">
            <text:p>0.985561896488</text:p>
          </table:table-cell>
          <table:table-cell office:value="1.03380155467" office:value-type="float">
            <text:p>1.03380155467</text:p>
          </table:table-cell>
          <table:table-cell office:value="0.986253352716" office:value-type="float">
            <text:p>0.986253352716</text:p>
          </table:table-cell>
          <table:table-cell office:value="0.904951879167" office:value-type="float">
            <text:p>0.904951879167</text:p>
          </table:table-cell>
          <table:table-cell office:value="0.932329386469" office:value-type="float">
            <text:p>0.932329386469</text:p>
          </table:table-cell>
          <table:table-cell office:value="0.965237255991" office:value-type="float">
            <text:p>0.965237255991</text:p>
          </table:table-cell>
          <table:table-cell office:value="0.917352118842" office:value-type="float">
            <text:p>0.917352118842</text:p>
          </table:table-cell>
          <table:table-cell office:value="0.874316378433" office:value-type="float">
            <text:p>0.874316378433</text:p>
          </table:table-cell>
          <table:table-cell office:value="0.768962036833" office:value-type="float">
            <text:p>0.768962036833</text:p>
          </table:table-cell>
          <table:table-cell office:value="0.770920340242" office:value-type="float">
            <text:p>0.770920340242</text:p>
          </table:table-cell>
          <table:table-cell office:value="0.969094976281" office:value-type="float">
            <text:p>0.969094976281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708241651" office:value-type="float">
            <text:p>36.8708241651</text:p>
          </table:table-cell>
          <table:table-cell office:value="31.6782843626" office:value-type="float">
            <text:p>31.6782843626</text:p>
          </table:table-cell>
          <table:table-cell office:value="30.5971368169" office:value-type="float">
            <text:p>30.5971368169</text:p>
          </table:table-cell>
          <table:table-cell office:value="31.7943760643" office:value-type="float">
            <text:p>31.7943760643</text:p>
          </table:table-cell>
          <table:table-cell office:value="29.7123344218" office:value-type="float">
            <text:p>29.7123344218</text:p>
          </table:table-cell>
          <table:table-cell office:value="31.3170931694" office:value-type="float">
            <text:p>31.3170931694</text:p>
          </table:table-cell>
          <table:table-cell office:value="28.0622586244" office:value-type="float">
            <text:p>28.0622586244</text:p>
          </table:table-cell>
          <table:table-cell office:value="25.9964559514" office:value-type="float">
            <text:p>25.9964559514</text:p>
          </table:table-cell>
          <table:table-cell office:value="27.2205496824" office:value-type="float">
            <text:p>27.2205496824</text:p>
          </table:table-cell>
          <table:table-cell office:value="26.5062882498" office:value-type="float">
            <text:p>26.5062882498</text:p>
          </table:table-cell>
          <table:table-cell office:value="25.6942123711" office:value-type="float">
            <text:p>25.6942123711</text:p>
          </table:table-cell>
          <table:table-cell office:value="25.2106133225" office:value-type="float">
            <text:p>25.2106133225</text:p>
          </table:table-cell>
          <table:table-cell office:value="21.5851101879" office:value-type="float">
            <text:p>21.5851101879</text:p>
          </table:table-cell>
          <table:table-cell office:value="20.7736759817" office:value-type="float">
            <text:p>20.7736759817</text:p>
          </table:table-cell>
          <table:table-cell office:value="28.6342721069" office:value-type="float">
            <text:p>28.6342721069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353931315" office:value-type="float">
            <text:p>0.225353931315</text:p>
          </table:table-cell>
          <table:table-cell office:value="0.197167403905" office:value-type="float">
            <text:p>0.197167403905</text:p>
          </table:table-cell>
          <table:table-cell office:value="0.187608792749" office:value-type="float">
            <text:p>0.187608792749</text:p>
          </table:table-cell>
          <table:table-cell office:value="0.204295164748" office:value-type="float">
            <text:p>0.204295164748</text:p>
          </table:table-cell>
          <table:table-cell office:value="0.187080015666" office:value-type="float">
            <text:p>0.187080015666</text:p>
          </table:table-cell>
          <table:table-cell office:value="0.198143433939" office:value-type="float">
            <text:p>0.198143433939</text:p>
          </table:table-cell>
          <table:table-cell office:value="0.190117178508" office:value-type="float">
            <text:p>0.190117178508</text:p>
          </table:table-cell>
          <table:table-cell office:value="0.170417755838" office:value-type="float">
            <text:p>0.170417755838</text:p>
          </table:table-cell>
          <table:table-cell office:value="0.183102344868" office:value-type="float">
            <text:p>0.183102344868</text:p>
          </table:table-cell>
          <table:table-cell office:value="0.182012393687" office:value-type="float">
            <text:p>0.182012393687</text:p>
          </table:table-cell>
          <table:table-cell office:value="0.177245397986" office:value-type="float">
            <text:p>0.177245397986</text:p>
          </table:table-cell>
          <table:table-cell office:value="0.16620469716" office:value-type="float">
            <text:p>0.16620469716</text:p>
          </table:table-cell>
          <table:table-cell office:value="0.151176697025" office:value-type="float">
            <text:p>0.151176697025</text:p>
          </table:table-cell>
          <table:table-cell office:value="0.147027674626" office:value-type="float">
            <text:p>0.147027674626</text:p>
          </table:table-cell>
          <table:table-cell office:value="0.186148092876" office:value-type="float">
            <text:p>0.186148092876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9062092664" office:value-type="float">
            <text:p>0.189062092664</text:p>
          </table:table-cell>
          <table:table-cell office:value="0.163129226213" office:value-type="float">
            <text:p>0.163129226213</text:p>
          </table:table-cell>
          <table:table-cell office:value="0.159392818328" office:value-type="float">
            <text:p>0.159392818328</text:p>
          </table:table-cell>
          <table:table-cell office:value="0.161912897068" office:value-type="float">
            <text:p>0.161912897068</text:p>
          </table:table-cell>
          <table:table-cell office:value="0.151790516848" office:value-type="float">
            <text:p>0.151790516848</text:p>
          </table:table-cell>
          <table:table-cell office:value="0.159618164403" office:value-type="float">
            <text:p>0.159618164403</text:p>
          </table:table-cell>
          <table:table-cell office:value="0.140663514236" office:value-type="float">
            <text:p>0.140663514236</text:p>
          </table:table-cell>
          <table:table-cell office:value="0.13429831644" office:value-type="float">
            <text:p>0.13429831644</text:p>
          </table:table-cell>
          <table:table-cell office:value="0.13782339311" office:value-type="float">
            <text:p>0.13782339311</text:p>
          </table:table-cell>
          <table:table-cell office:value="0.137726362241" office:value-type="float">
            <text:p>0.137726362241</text:p>
          </table:table-cell>
          <table:table-cell office:value="0.129960183075" office:value-type="float">
            <text:p>0.129960183075</text:p>
          </table:table-cell>
          <table:table-cell office:value="0.125186991087" office:value-type="float">
            <text:p>0.125186991087</text:p>
          </table:table-cell>
          <table:table-cell office:value="0.110036780207" office:value-type="float">
            <text:p>0.110036780207</text:p>
          </table:table-cell>
          <table:table-cell office:value="0.106918703969" office:value-type="float">
            <text:p>0.106918703969</text:p>
          </table:table-cell>
          <table:table-cell office:value="0.146200096609" office:value-type="float">
            <text:p>0.146200096609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782483482" office:value-type="float">
            <text:p>0.446782483482</text:p>
          </table:table-cell>
          <table:table-cell office:value="0.373584029177" office:value-type="float">
            <text:p>0.373584029177</text:p>
          </table:table-cell>
          <table:table-cell office:value="0.356015955396" office:value-type="float">
            <text:p>0.356015955396</text:p>
          </table:table-cell>
          <table:table-cell office:value="0.377981867043" office:value-type="float">
            <text:p>0.377981867043</text:p>
          </table:table-cell>
          <table:table-cell office:value="0.347629373657" office:value-type="float">
            <text:p>0.347629373657</text:p>
          </table:table-cell>
          <table:table-cell office:value="0.372004410938" office:value-type="float">
            <text:p>0.372004410938</text:p>
          </table:table-cell>
          <table:table-cell office:value="0.327845303132" office:value-type="float">
            <text:p>0.327845303132</text:p>
          </table:table-cell>
          <table:table-cell office:value="0.304906304046" office:value-type="float">
            <text:p>0.304906304046</text:p>
          </table:table-cell>
          <table:table-cell office:value="0.328070381822" office:value-type="float">
            <text:p>0.328070381822</text:p>
          </table:table-cell>
          <table:table-cell office:value="0.31635059536" office:value-type="float">
            <text:p>0.31635059536</text:p>
          </table:table-cell>
          <table:table-cell office:value="0.303007019291" office:value-type="float">
            <text:p>0.303007019291</text:p>
          </table:table-cell>
          <table:table-cell office:value="0.299808691902" office:value-type="float">
            <text:p>0.299808691902</text:p>
          </table:table-cell>
          <table:table-cell office:value="0.253571642372" office:value-type="float">
            <text:p>0.253571642372</text:p>
          </table:table-cell>
          <table:table-cell office:value="0.244419730456" office:value-type="float">
            <text:p>0.244419730456</text:p>
          </table:table-cell>
          <table:table-cell office:value="0.339042927509" office:value-type="float">
            <text:p>0.339042927509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328083773" office:value-type="float">
            <text:p>10.3328083773</text:p>
          </table:table-cell>
          <table:table-cell office:value="8.30975237219" office:value-type="float">
            <text:p>8.30975237219</text:p>
          </table:table-cell>
          <table:table-cell office:value="7.93835945421" office:value-type="float">
            <text:p>7.93835945421</text:p>
          </table:table-cell>
          <table:table-cell office:value="8.40312549611" office:value-type="float">
            <text:p>8.40312549611</text:p>
          </table:table-cell>
          <table:table-cell office:value="7.99780580433" office:value-type="float">
            <text:p>7.99780580433</text:p>
          </table:table-cell>
          <table:table-cell office:value="8.54870521283" office:value-type="float">
            <text:p>8.54870521283</text:p>
          </table:table-cell>
          <table:table-cell office:value="8.29847112131" office:value-type="float">
            <text:p>8.29847112131</text:p>
          </table:table-cell>
          <table:table-cell office:value="7.16057588424" office:value-type="float">
            <text:p>7.16057588424</text:p>
          </table:table-cell>
          <table:table-cell office:value="7.81547633089" office:value-type="float">
            <text:p>7.81547633089</text:p>
          </table:table-cell>
          <table:table-cell office:value="7.67260750796" office:value-type="float">
            <text:p>7.67260750796</text:p>
          </table:table-cell>
          <table:table-cell office:value="7.0771935117" office:value-type="float">
            <text:p>7.0771935117</text:p>
          </table:table-cell>
          <table:table-cell office:value="6.93884687524" office:value-type="float">
            <text:p>6.93884687524</text:p>
          </table:table-cell>
          <table:table-cell office:value="6.32993329516" office:value-type="float">
            <text:p>6.32993329516</text:p>
          </table:table-cell>
          <table:table-cell office:value="6.07270385963" office:value-type="float">
            <text:p>6.07270385963</text:p>
          </table:table-cell>
          <table:table-cell office:value="7.90951240334" office:value-type="float">
            <text:p>7.90951240334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455688011" office:value-type="float">
            <text:p>0.33455688011</text:p>
          </table:table-cell>
          <table:table-cell office:value="0.312496977104" office:value-type="float">
            <text:p>0.312496977104</text:p>
          </table:table-cell>
          <table:table-cell office:value="0.319970563936" office:value-type="float">
            <text:p>0.319970563936</text:p>
          </table:table-cell>
          <table:table-cell office:value="0.313817760445" office:value-type="float">
            <text:p>0.313817760445</text:p>
          </table:table-cell>
          <table:table-cell office:value="0.305152930593" office:value-type="float">
            <text:p>0.305152930593</text:p>
          </table:table-cell>
          <table:table-cell office:value="0.312097104658" office:value-type="float">
            <text:p>0.312097104658</text:p>
          </table:table-cell>
          <table:table-cell office:value="0.298080860075" office:value-type="float">
            <text:p>0.298080860075</text:p>
          </table:table-cell>
          <table:table-cell office:value="0.27958364345" office:value-type="float">
            <text:p>0.27958364345</text:p>
          </table:table-cell>
          <table:table-cell office:value="0.27943523765" office:value-type="float">
            <text:p>0.27943523765</text:p>
          </table:table-cell>
          <table:table-cell office:value="0.284831158077" office:value-type="float">
            <text:p>0.284831158077</text:p>
          </table:table-cell>
          <table:table-cell office:value="0.265472166344" office:value-type="float">
            <text:p>0.265472166344</text:p>
          </table:table-cell>
          <table:table-cell office:value="0.2727548318" office:value-type="float">
            <text:p>0.2727548318</text:p>
          </table:table-cell>
          <table:table-cell office:value="0.247869690904" office:value-type="float">
            <text:p>0.247869690904</text:p>
          </table:table-cell>
          <table:table-cell office:value="0.248459319844" office:value-type="float">
            <text:p>0.248459319844</text:p>
          </table:table-cell>
          <table:table-cell office:value="0.294316908088" office:value-type="float">
            <text:p>0.294316908088</text:p>
          </table:table-cell>
          <table:table-cell office:value="0.44" office:value-type="float">
            <text:p>0.44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0.525768272" office:value-type="float">
            <text:p>270.525768272</text:p>
          </table:table-cell>
          <table:table-cell office:value="313.643818944" office:value-type="float">
            <text:p>313.643818944</text:p>
          </table:table-cell>
          <table:table-cell office:value="247.607007008" office:value-type="float">
            <text:p>247.607007008</text:p>
          </table:table-cell>
          <table:table-cell office:value="294.947493085" office:value-type="float">
            <text:p>294.947493085</text:p>
          </table:table-cell>
          <table:table-cell office:value="270.589782621" office:value-type="float">
            <text:p>270.589782621</text:p>
          </table:table-cell>
          <table:table-cell office:value="259.133022878" office:value-type="float">
            <text:p>259.133022878</text:p>
          </table:table-cell>
          <table:table-cell office:value="250.672885919" office:value-type="float">
            <text:p>250.672885919</text:p>
          </table:table-cell>
          <table:table-cell office:value="251.106230283" office:value-type="float">
            <text:p>251.106230283</text:p>
          </table:table-cell>
          <table:table-cell office:value="230.739436543" office:value-type="float">
            <text:p>230.739436543</text:p>
          </table:table-cell>
          <table:table-cell office:value="253.883729345" office:value-type="float">
            <text:p>253.883729345</text:p>
          </table:table-cell>
          <table:table-cell office:value="207.792976702" office:value-type="float">
            <text:p>207.792976702</text:p>
          </table:table-cell>
          <table:table-cell office:value="230.094978677" office:value-type="float">
            <text:p>230.094978677</text:p>
          </table:table-cell>
          <table:table-cell office:value="202.221444911" office:value-type="float">
            <text:p>202.221444911</text:p>
          </table:table-cell>
          <table:table-cell office:value="209.752594669" office:value-type="float">
            <text:p>209.752594669</text:p>
          </table:table-cell>
          <table:table-cell office:value="252.535275014" office:value-type="float">
            <text:p>252.53527501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9.26185435" office:value-type="float">
            <text:p>79.26185435</text:p>
          </table:table-cell>
          <table:table-cell office:value="90.8303220812" office:value-type="float">
            <text:p>90.8303220812</text:p>
          </table:table-cell>
          <table:table-cell office:value="72.2605238444" office:value-type="float">
            <text:p>72.2605238444</text:p>
          </table:table-cell>
          <table:table-cell office:value="84.1842414866" office:value-type="float">
            <text:p>84.1842414866</text:p>
          </table:table-cell>
          <table:table-cell office:value="79.6019068961" office:value-type="float">
            <text:p>79.6019068961</text:p>
          </table:table-cell>
          <table:table-cell office:value="77.4097722832" office:value-type="float">
            <text:p>77.4097722832</text:p>
          </table:table-cell>
          <table:table-cell office:value="74.4927519254" office:value-type="float">
            <text:p>74.4927519254</text:p>
          </table:table-cell>
          <table:table-cell office:value="74.3873245107" office:value-type="float">
            <text:p>74.3873245107</text:p>
          </table:table-cell>
          <table:table-cell office:value="68.6271401961" office:value-type="float">
            <text:p>68.6271401961</text:p>
          </table:table-cell>
          <table:table-cell office:value="73.4458505204" office:value-type="float">
            <text:p>73.4458505204</text:p>
          </table:table-cell>
          <table:table-cell office:value="63.1535693321" office:value-type="float">
            <text:p>63.1535693321</text:p>
          </table:table-cell>
          <table:table-cell office:value="68.1313593021" office:value-type="float">
            <text:p>68.1313593021</text:p>
          </table:table-cell>
          <table:table-cell office:value="61.0175128024" office:value-type="float">
            <text:p>61.0175128024</text:p>
          </table:table-cell>
          <table:table-cell office:value="62.2503947414" office:value-type="float">
            <text:p>62.2503947414</text:p>
          </table:table-cell>
          <table:table-cell office:value="74.3695484254" office:value-type="float">
            <text:p>74.3695484254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944605422" office:value-type="float">
            <text:p>1.1944605422</text:p>
          </table:table-cell>
          <table:table-cell office:value="1.47156034503" office:value-type="float">
            <text:p>1.47156034503</text:p>
          </table:table-cell>
          <table:table-cell office:value="1.10439884474" office:value-type="float">
            <text:p>1.10439884474</text:p>
          </table:table-cell>
          <table:table-cell office:value="1.39793859457" office:value-type="float">
            <text:p>1.39793859457</text:p>
          </table:table-cell>
          <table:table-cell office:value="1.24902309302" office:value-type="float">
            <text:p>1.24902309302</text:p>
          </table:table-cell>
          <table:table-cell office:value="1.19788291653" office:value-type="float">
            <text:p>1.19788291653</text:p>
          </table:table-cell>
          <table:table-cell office:value="1.18899758121" office:value-type="float">
            <text:p>1.18899758121</text:p>
          </table:table-cell>
          <table:table-cell office:value="1.22238689021" office:value-type="float">
            <text:p>1.22238689021</text:p>
          </table:table-cell>
          <table:table-cell office:value="1.12237632456" office:value-type="float">
            <text:p>1.12237632456</text:p>
          </table:table-cell>
          <table:table-cell office:value="1.27382961077" office:value-type="float">
            <text:p>1.27382961077</text:p>
          </table:table-cell>
          <table:table-cell office:value="1.03337567544" office:value-type="float">
            <text:p>1.03337567544</text:p>
          </table:table-cell>
          <table:table-cell office:value="1.12785025879" office:value-type="float">
            <text:p>1.12785025879</text:p>
          </table:table-cell>
          <table:table-cell office:value="1.02966536553" office:value-type="float">
            <text:p>1.02966536553</text:p>
          </table:table-cell>
          <table:table-cell office:value="1.04975441355" office:value-type="float">
            <text:p>1.04975441355</text:p>
          </table:table-cell>
          <table:table-cell office:value="1.20105738789" office:value-type="float">
            <text:p>1.20105738789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396881664" office:value-type="float">
            <text:p>1.09396881664</text:p>
          </table:table-cell>
          <table:table-cell office:value="1.30967786789" office:value-type="float">
            <text:p>1.30967786789</text:p>
          </table:table-cell>
          <table:table-cell office:value="0.972250125458" office:value-type="float">
            <text:p>0.972250125458</text:p>
          </table:table-cell>
          <table:table-cell office:value="1.19234285221" office:value-type="float">
            <text:p>1.19234285221</text:p>
          </table:table-cell>
          <table:table-cell office:value="1.10907220926" office:value-type="float">
            <text:p>1.10907220926</text:p>
          </table:table-cell>
          <table:table-cell office:value="1.06280914737" office:value-type="float">
            <text:p>1.06280914737</text:p>
          </table:table-cell>
          <table:table-cell office:value="1.02008882244" office:value-type="float">
            <text:p>1.02008882244</text:p>
          </table:table-cell>
          <table:table-cell office:value="1.04746152982" office:value-type="float">
            <text:p>1.04746152982</text:p>
          </table:table-cell>
          <table:table-cell office:value="0.943194893757" office:value-type="float">
            <text:p>0.943194893757</text:p>
          </table:table-cell>
          <table:table-cell office:value="1.07700522804" office:value-type="float">
            <text:p>1.07700522804</text:p>
          </table:table-cell>
          <table:table-cell office:value="0.869175206712" office:value-type="float">
            <text:p>0.869175206712</text:p>
          </table:table-cell>
          <table:table-cell office:value="0.996041129847" office:value-type="float">
            <text:p>0.996041129847</text:p>
          </table:table-cell>
          <table:table-cell office:value="0.87904962756" office:value-type="float">
            <text:p>0.87904962756</text:p>
          </table:table-cell>
          <table:table-cell office:value="0.898668318305" office:value-type="float">
            <text:p>0.898668318305</text:p>
          </table:table-cell>
          <table:table-cell office:value="1.04401057362" office:value-type="float">
            <text:p>1.04401057362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5465052847" office:value-type="float">
            <text:p>31.5465052847</text:p>
          </table:table-cell>
          <table:table-cell office:value="36.6920667888" office:value-type="float">
            <text:p>36.6920667888</text:p>
          </table:table-cell>
          <table:table-cell office:value="28.8791547794" office:value-type="float">
            <text:p>28.8791547794</text:p>
          </table:table-cell>
          <table:table-cell office:value="34.2976739399" office:value-type="float">
            <text:p>34.2976739399</text:p>
          </table:table-cell>
          <table:table-cell office:value="31.5329636897" office:value-type="float">
            <text:p>31.5329636897</text:p>
          </table:table-cell>
          <table:table-cell office:value="29.8173238508" office:value-type="float">
            <text:p>29.8173238508</text:p>
          </table:table-cell>
          <table:table-cell office:value="29.4730840661" office:value-type="float">
            <text:p>29.4730840661</text:p>
          </table:table-cell>
          <table:table-cell office:value="29.0084730311" office:value-type="float">
            <text:p>29.0084730311</text:p>
          </table:table-cell>
          <table:table-cell office:value="26.1866799304" office:value-type="float">
            <text:p>26.1866799304</text:p>
          </table:table-cell>
          <table:table-cell office:value="29.4409243281" office:value-type="float">
            <text:p>29.4409243281</text:p>
          </table:table-cell>
          <table:table-cell office:value="23.9361967906" office:value-type="float">
            <text:p>23.9361967906</text:p>
          </table:table-cell>
          <table:table-cell office:value="27.1839722032" office:value-type="float">
            <text:p>27.1839722032</text:p>
          </table:table-cell>
          <table:table-cell office:value="23.4611599417" office:value-type="float">
            <text:p>23.4611599417</text:p>
          </table:table-cell>
          <table:table-cell office:value="24.5491611244" office:value-type="float">
            <text:p>24.5491611244</text:p>
          </table:table-cell>
          <table:table-cell office:value="29.3427829711" office:value-type="float">
            <text:p>29.3427829711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642779135" office:value-type="float">
            <text:p>0.210642779135</text:p>
          </table:table-cell>
          <table:table-cell office:value="0.253934128512" office:value-type="float">
            <text:p>0.253934128512</text:p>
          </table:table-cell>
          <table:table-cell office:value="0.178999746695" office:value-type="float">
            <text:p>0.178999746695</text:p>
          </table:table-cell>
          <table:table-cell office:value="0.232677026544" office:value-type="float">
            <text:p>0.232677026544</text:p>
          </table:table-cell>
          <table:table-cell office:value="0.208555108363" office:value-type="float">
            <text:p>0.208555108363</text:p>
          </table:table-cell>
          <table:table-cell office:value="0.201366742837" office:value-type="float">
            <text:p>0.201366742837</text:p>
          </table:table-cell>
          <table:table-cell office:value="0.193519077934" office:value-type="float">
            <text:p>0.193519077934</text:p>
          </table:table-cell>
          <table:table-cell office:value="0.201625214906" office:value-type="float">
            <text:p>0.201625214906</text:p>
          </table:table-cell>
          <table:table-cell office:value="0.179266625213" office:value-type="float">
            <text:p>0.179266625213</text:p>
          </table:table-cell>
          <table:table-cell office:value="0.208558085035" office:value-type="float">
            <text:p>0.208558085035</text:p>
          </table:table-cell>
          <table:table-cell office:value="0.168116405192" office:value-type="float">
            <text:p>0.168116405192</text:p>
          </table:table-cell>
          <table:table-cell office:value="0.192903725033" office:value-type="float">
            <text:p>0.192903725033</text:p>
          </table:table-cell>
          <table:table-cell office:value="0.16825382816" office:value-type="float">
            <text:p>0.16825382816</text:p>
          </table:table-cell>
          <table:table-cell office:value="0.169435199985" office:value-type="float">
            <text:p>0.169435199985</text:p>
          </table:table-cell>
          <table:table-cell office:value="0.199878345658" office:value-type="float">
            <text:p>0.19987834565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60466151622" office:value-type="float">
            <text:p>0.160466151622</text:p>
          </table:table-cell>
          <table:table-cell office:value="0.189556459968" office:value-type="float">
            <text:p>0.189556459968</text:p>
          </table:table-cell>
          <table:table-cell office:value="0.148224916344" office:value-type="float">
            <text:p>0.148224916344</text:p>
          </table:table-cell>
          <table:table-cell office:value="0.173121420786" office:value-type="float">
            <text:p>0.173121420786</text:p>
          </table:table-cell>
          <table:table-cell office:value="0.162890202471" office:value-type="float">
            <text:p>0.162890202471</text:p>
          </table:table-cell>
          <table:table-cell office:value="0.153317512382" office:value-type="float">
            <text:p>0.153317512382</text:p>
          </table:table-cell>
          <table:table-cell office:value="0.151397481107" office:value-type="float">
            <text:p>0.151397481107</text:p>
          </table:table-cell>
          <table:table-cell office:value="0.145088075209" office:value-type="float">
            <text:p>0.145088075209</text:p>
          </table:table-cell>
          <table:table-cell office:value="0.132422264896" office:value-type="float">
            <text:p>0.132422264896</text:p>
          </table:table-cell>
          <table:table-cell office:value="0.147750761425" office:value-type="float">
            <text:p>0.147750761425</text:p>
          </table:table-cell>
          <table:table-cell office:value="0.124911482309" office:value-type="float">
            <text:p>0.124911482309</text:p>
          </table:table-cell>
          <table:table-cell office:value="0.138264760746" office:value-type="float">
            <text:p>0.138264760746</text:p>
          </table:table-cell>
          <table:table-cell office:value="0.118115177624" office:value-type="float">
            <text:p>0.118115177624</text:p>
          </table:table-cell>
          <table:table-cell office:value="0.123672801999" office:value-type="float">
            <text:p>0.123672801999</text:p>
          </table:table-cell>
          <table:table-cell office:value="0.149655897453" office:value-type="float">
            <text:p>0.149655897453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67088240004" office:value-type="float">
            <text:p>0.367088240004</text:p>
          </table:table-cell>
          <table:table-cell office:value="0.43567565811" office:value-type="float">
            <text:p>0.43567565811</text:p>
          </table:table-cell>
          <table:table-cell office:value="0.325474238342" office:value-type="float">
            <text:p>0.325474238342</text:p>
          </table:table-cell>
          <table:table-cell office:value="0.405448546657" office:value-type="float">
            <text:p>0.405448546657</text:p>
          </table:table-cell>
          <table:table-cell office:value="0.365846755352" office:value-type="float">
            <text:p>0.365846755352</text:p>
          </table:table-cell>
          <table:table-cell office:value="0.343973823108" office:value-type="float">
            <text:p>0.343973823108</text:p>
          </table:table-cell>
          <table:table-cell office:value="0.338661263134" office:value-type="float">
            <text:p>0.338661263134</text:p>
          </table:table-cell>
          <table:table-cell office:value="0.338174666797" office:value-type="float">
            <text:p>0.338174666797</text:p>
          </table:table-cell>
          <table:table-cell office:value="0.297463255441" office:value-type="float">
            <text:p>0.297463255441</text:p>
          </table:table-cell>
          <table:table-cell office:value="0.346941925371" office:value-type="float">
            <text:p>0.346941925371</text:p>
          </table:table-cell>
          <table:table-cell office:value="0.279688084891" office:value-type="float">
            <text:p>0.279688084891</text:p>
          </table:table-cell>
          <table:table-cell office:value="0.319975476378" office:value-type="float">
            <text:p>0.319975476378</text:p>
          </table:table-cell>
          <table:table-cell office:value="0.271638312999" office:value-type="float">
            <text:p>0.271638312999</text:p>
          </table:table-cell>
          <table:table-cell office:value="0.283678539896" office:value-type="float">
            <text:p>0.283678539896</text:p>
          </table:table-cell>
          <table:table-cell office:value="0.341234634353" office:value-type="float">
            <text:p>0.34123463435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456447857" office:value-type="float">
            <text:p>10.0456447857</text:p>
          </table:table-cell>
          <table:table-cell office:value="11.0187077641" office:value-type="float">
            <text:p>11.0187077641</text:p>
          </table:table-cell>
          <table:table-cell office:value="7.87094709239" office:value-type="float">
            <text:p>7.87094709239</text:p>
          </table:table-cell>
          <table:table-cell office:value="9.9000834861" office:value-type="float">
            <text:p>9.9000834861</text:p>
          </table:table-cell>
          <table:table-cell office:value="9.03671633159" office:value-type="float">
            <text:p>9.03671633159</text:p>
          </table:table-cell>
          <table:table-cell office:value="8.8614927485" office:value-type="float">
            <text:p>8.8614927485</text:p>
          </table:table-cell>
          <table:table-cell office:value="8.45528550876" office:value-type="float">
            <text:p>8.45528550876</text:p>
          </table:table-cell>
          <table:table-cell office:value="8.78923865694" office:value-type="float">
            <text:p>8.78923865694</text:p>
          </table:table-cell>
          <table:table-cell office:value="7.79394819638" office:value-type="float">
            <text:p>7.79394819638</text:p>
          </table:table-cell>
          <table:table-cell office:value="8.86735200777" office:value-type="float">
            <text:p>8.86735200777</text:p>
          </table:table-cell>
          <table:table-cell office:value="7.21086818686" office:value-type="float">
            <text:p>7.21086818686</text:p>
          </table:table-cell>
          <table:table-cell office:value="8.08370241587" office:value-type="float">
            <text:p>8.08370241587</text:p>
          </table:table-cell>
          <table:table-cell office:value="7.26486811348" office:value-type="float">
            <text:p>7.26486811348</text:p>
          </table:table-cell>
          <table:table-cell office:value="7.12382356453" office:value-type="float">
            <text:p>7.12382356453</text:p>
          </table:table-cell>
          <table:table-cell office:value="8.70760425342" office:value-type="float">
            <text:p>8.70760425342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626750558" office:value-type="float">
            <text:p>0.356626750558</text:p>
          </table:table-cell>
          <table:table-cell office:value="0.411200665307" office:value-type="float">
            <text:p>0.411200665307</text:p>
          </table:table-cell>
          <table:table-cell office:value="0.323464649442" office:value-type="float">
            <text:p>0.323464649442</text:p>
          </table:table-cell>
          <table:table-cell office:value="0.381847064216" office:value-type="float">
            <text:p>0.381847064216</text:p>
          </table:table-cell>
          <table:table-cell office:value="0.352300314583" office:value-type="float">
            <text:p>0.352300314583</text:p>
          </table:table-cell>
          <table:table-cell office:value="0.34871926477" office:value-type="float">
            <text:p>0.34871926477</text:p>
          </table:table-cell>
          <table:table-cell office:value="0.349563797911" office:value-type="float">
            <text:p>0.349563797911</text:p>
          </table:table-cell>
          <table:table-cell office:value="0.330285426346" office:value-type="float">
            <text:p>0.330285426346</text:p>
          </table:table-cell>
          <table:table-cell office:value="0.30934839688" office:value-type="float">
            <text:p>0.30934839688</text:p>
          </table:table-cell>
          <table:table-cell office:value="0.356384571318" office:value-type="float">
            <text:p>0.356384571318</text:p>
          </table:table-cell>
          <table:table-cell office:value="0.285884184424" office:value-type="float">
            <text:p>0.285884184424</text:p>
          </table:table-cell>
          <table:table-cell office:value="0.307938011649" office:value-type="float">
            <text:p>0.307938011649</text:p>
          </table:table-cell>
          <table:table-cell office:value="0.294283838837" office:value-type="float">
            <text:p>0.294283838837</text:p>
          </table:table-cell>
          <table:table-cell office:value="0.29816957771" office:value-type="float">
            <text:p>0.29816957771</text:p>
          </table:table-cell>
          <table:table-cell office:value="0.339065148942" office:value-type="float">
            <text:p>0.339065148942</text:p>
          </table:table-cell>
          <table:table-cell office:value="0.44" office:value-type="float">
            <text:p>0.44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58.944819764" office:value-type="float">
            <text:p>358.944819764</text:p>
          </table:table-cell>
          <table:table-cell office:value="352.150612912" office:value-type="float">
            <text:p>352.150612912</text:p>
          </table:table-cell>
          <table:table-cell office:value="348.607726417" office:value-type="float">
            <text:p>348.607726417</text:p>
          </table:table-cell>
          <table:table-cell office:value="321.016862498" office:value-type="float">
            <text:p>321.016862498</text:p>
          </table:table-cell>
          <table:table-cell office:value="337.792155225" office:value-type="float">
            <text:p>337.792155225</text:p>
          </table:table-cell>
          <table:table-cell office:value="342.188219159" office:value-type="float">
            <text:p>342.188219159</text:p>
          </table:table-cell>
          <table:table-cell office:value="355.379376097" office:value-type="float">
            <text:p>355.379376097</text:p>
          </table:table-cell>
          <table:table-cell office:value="276.565011867" office:value-type="float">
            <text:p>276.565011867</text:p>
          </table:table-cell>
          <table:table-cell office:value="269.964178149" office:value-type="float">
            <text:p>269.964178149</text:p>
          </table:table-cell>
          <table:table-cell office:value="334.214081835" office:value-type="float">
            <text:p>334.214081835</text:p>
          </table:table-cell>
          <table:table-cell office:value="273.674869996" office:value-type="float">
            <text:p>273.674869996</text:p>
          </table:table-cell>
          <table:table-cell office:value="266.847581079" office:value-type="float">
            <text:p>266.847581079</text:p>
          </table:table-cell>
          <table:table-cell office:value="263.470272581" office:value-type="float">
            <text:p>263.470272581</text:p>
          </table:table-cell>
          <table:table-cell office:value="287.474824813" office:value-type="float">
            <text:p>287.474824813</text:p>
          </table:table-cell>
          <table:table-cell office:value="315.447366737" office:value-type="float">
            <text:p>315.447366737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5.89202381" office:value-type="float">
            <text:p>105.89202381</text:p>
          </table:table-cell>
          <table:table-cell office:value="104.690259242" office:value-type="float">
            <text:p>104.690259242</text:p>
          </table:table-cell>
          <table:table-cell office:value="102.058694464" office:value-type="float">
            <text:p>102.058694464</text:p>
          </table:table-cell>
          <table:table-cell office:value="95.6515484121" office:value-type="float">
            <text:p>95.6515484121</text:p>
          </table:table-cell>
          <table:table-cell office:value="100.262076101" office:value-type="float">
            <text:p>100.262076101</text:p>
          </table:table-cell>
          <table:table-cell office:value="99.2767541457" office:value-type="float">
            <text:p>99.2767541457</text:p>
          </table:table-cell>
          <table:table-cell office:value="106.351300858" office:value-type="float">
            <text:p>106.351300858</text:p>
          </table:table-cell>
          <table:table-cell office:value="80.4643095442" office:value-type="float">
            <text:p>80.4643095442</text:p>
          </table:table-cell>
          <table:table-cell office:value="79.6629740497" office:value-type="float">
            <text:p>79.6629740497</text:p>
          </table:table-cell>
          <table:table-cell office:value="97.2184237463" office:value-type="float">
            <text:p>97.2184237463</text:p>
          </table:table-cell>
          <table:table-cell office:value="81.3104011514" office:value-type="float">
            <text:p>81.3104011514</text:p>
          </table:table-cell>
          <table:table-cell office:value="79.8291753465" office:value-type="float">
            <text:p>79.8291753465</text:p>
          </table:table-cell>
          <table:table-cell office:value="78.729916664" office:value-type="float">
            <text:p>78.729916664</text:p>
          </table:table-cell>
          <table:table-cell office:value="85.125065559" office:value-type="float">
            <text:p>85.125065559</text:p>
          </table:table-cell>
          <table:table-cell office:value="93.1844505796" office:value-type="float">
            <text:p>93.1844505796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67354246876" office:value-type="float">
            <text:p>1.67354246876</text:p>
          </table:table-cell>
          <table:table-cell office:value="1.62085963991" office:value-type="float">
            <text:p>1.62085963991</text:p>
          </table:table-cell>
          <table:table-cell office:value="1.6533680036" office:value-type="float">
            <text:p>1.6533680036</text:p>
          </table:table-cell>
          <table:table-cell office:value="1.5918112612" office:value-type="float">
            <text:p>1.5918112612</text:p>
          </table:table-cell>
          <table:table-cell office:value="1.61712561766" office:value-type="float">
            <text:p>1.61712561766</text:p>
          </table:table-cell>
          <table:table-cell office:value="1.71688533407" office:value-type="float">
            <text:p>1.71688533407</text:p>
          </table:table-cell>
          <table:table-cell office:value="1.87218046378" office:value-type="float">
            <text:p>1.87218046378</text:p>
          </table:table-cell>
          <table:table-cell office:value="1.41006473905" office:value-type="float">
            <text:p>1.41006473905</text:p>
          </table:table-cell>
          <table:table-cell office:value="1.39292901164" office:value-type="float">
            <text:p>1.39292901164</text:p>
          </table:table-cell>
          <table:table-cell office:value="1.73960974227" office:value-type="float">
            <text:p>1.73960974227</text:p>
          </table:table-cell>
          <table:table-cell office:value="1.42255473536" office:value-type="float">
            <text:p>1.42255473536</text:p>
          </table:table-cell>
          <table:table-cell office:value="1.37603894339" office:value-type="float">
            <text:p>1.37603894339</text:p>
          </table:table-cell>
          <table:table-cell office:value="1.40693394267" office:value-type="float">
            <text:p>1.40693394267</text:p>
          </table:table-cell>
          <table:table-cell office:value="1.55447423625" office:value-type="float">
            <text:p>1.55447423625</text:p>
          </table:table-cell>
          <table:table-cell office:value="1.57645414641" office:value-type="float">
            <text:p>1.57645414641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7982965591" office:value-type="float">
            <text:p>1.47982965591</text:p>
          </table:table-cell>
          <table:table-cell office:value="1.41485285457" office:value-type="float">
            <text:p>1.41485285457</text:p>
          </table:table-cell>
          <table:table-cell office:value="1.40249263245" office:value-type="float">
            <text:p>1.40249263245</text:p>
          </table:table-cell>
          <table:table-cell office:value="1.33906679506" office:value-type="float">
            <text:p>1.33906679506</text:p>
          </table:table-cell>
          <table:table-cell office:value="1.40862546649" office:value-type="float">
            <text:p>1.40862546649</text:p>
          </table:table-cell>
          <table:table-cell office:value="1.47365672866" office:value-type="float">
            <text:p>1.47365672866</text:p>
          </table:table-cell>
          <table:table-cell office:value="1.45535230345" office:value-type="float">
            <text:p>1.45535230345</text:p>
          </table:table-cell>
          <table:table-cell office:value="1.14539797219" office:value-type="float">
            <text:p>1.14539797219</text:p>
          </table:table-cell>
          <table:table-cell office:value="1.1297731376" office:value-type="float">
            <text:p>1.1297731376</text:p>
          </table:table-cell>
          <table:table-cell office:value="1.42047943385" office:value-type="float">
            <text:p>1.42047943385</text:p>
          </table:table-cell>
          <table:table-cell office:value="1.1843491184" office:value-type="float">
            <text:p>1.1843491184</text:p>
          </table:table-cell>
          <table:table-cell office:value="1.14963021622" office:value-type="float">
            <text:p>1.14963021622</text:p>
          </table:table-cell>
          <table:table-cell office:value="1.14360631364" office:value-type="float">
            <text:p>1.14360631364</text:p>
          </table:table-cell>
          <table:table-cell office:value="1.27952935614" office:value-type="float">
            <text:p>1.27952935614</text:p>
          </table:table-cell>
          <table:table-cell office:value="1.31900866373" office:value-type="float">
            <text:p>1.31900866373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8258742903" office:value-type="float">
            <text:p>41.8258742903</text:p>
          </table:table-cell>
          <table:table-cell office:value="40.2411592427" office:value-type="float">
            <text:p>40.2411592427</text:p>
          </table:table-cell>
          <table:table-cell office:value="39.9218267648" office:value-type="float">
            <text:p>39.9218267648</text:p>
          </table:table-cell>
          <table:table-cell office:value="37.3078099837" office:value-type="float">
            <text:p>37.3078099837</text:p>
          </table:table-cell>
          <table:table-cell office:value="38.938321756" office:value-type="float">
            <text:p>38.938321756</text:p>
          </table:table-cell>
          <table:table-cell office:value="39.6405082309" office:value-type="float">
            <text:p>39.6405082309</text:p>
          </table:table-cell>
          <table:table-cell office:value="40.6412927336" office:value-type="float">
            <text:p>40.6412927336</text:p>
          </table:table-cell>
          <table:table-cell office:value="31.440384154" office:value-type="float">
            <text:p>31.440384154</text:p>
          </table:table-cell>
          <table:table-cell office:value="31.0041985742" office:value-type="float">
            <text:p>31.0041985742</text:p>
          </table:table-cell>
          <table:table-cell office:value="38.6479088702" office:value-type="float">
            <text:p>38.6479088702</text:p>
          </table:table-cell>
          <table:table-cell office:value="31.6992570255" office:value-type="float">
            <text:p>31.6992570255</text:p>
          </table:table-cell>
          <table:table-cell office:value="31.2621103975" office:value-type="float">
            <text:p>31.2621103975</text:p>
          </table:table-cell>
          <table:table-cell office:value="30.4680144189" office:value-type="float">
            <text:p>30.4680144189</text:p>
          </table:table-cell>
          <table:table-cell office:value="34.090994456" office:value-type="float">
            <text:p>34.090994456</text:p>
          </table:table-cell>
          <table:table-cell office:value="36.3875897263" office:value-type="float">
            <text:p>36.3875897263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97000676235" office:value-type="float">
            <text:p>0.297000676235</text:p>
          </table:table-cell>
          <table:table-cell office:value="0.27847110156" office:value-type="float">
            <text:p>0.27847110156</text:p>
          </table:table-cell>
          <table:table-cell office:value="0.275199885421" office:value-type="float">
            <text:p>0.275199885421</text:p>
          </table:table-cell>
          <table:table-cell office:value="0.260142748858" office:value-type="float">
            <text:p>0.260142748858</text:p>
          </table:table-cell>
          <table:table-cell office:value="0.2761055971" office:value-type="float">
            <text:p>0.2761055971</text:p>
          </table:table-cell>
          <table:table-cell office:value="0.30034118805" office:value-type="float">
            <text:p>0.30034118805</text:p>
          </table:table-cell>
          <table:table-cell office:value="0.289840317627" office:value-type="float">
            <text:p>0.289840317627</text:p>
          </table:table-cell>
          <table:table-cell office:value="0.226001265762" office:value-type="float">
            <text:p>0.226001265762</text:p>
          </table:table-cell>
          <table:table-cell office:value="0.225053701332" office:value-type="float">
            <text:p>0.225053701332</text:p>
          </table:table-cell>
          <table:table-cell office:value="0.288842196007" office:value-type="float">
            <text:p>0.288842196007</text:p>
          </table:table-cell>
          <table:table-cell office:value="0.237712965536" office:value-type="float">
            <text:p>0.237712965536</text:p>
          </table:table-cell>
          <table:table-cell office:value="0.226100625058" office:value-type="float">
            <text:p>0.226100625058</text:p>
          </table:table-cell>
          <table:table-cell office:value="0.229150056687" office:value-type="float">
            <text:p>0.229150056687</text:p>
          </table:table-cell>
          <table:table-cell office:value="0.260753329378" office:value-type="float">
            <text:p>0.260753329378</text:p>
          </table:table-cell>
          <table:table-cell office:value="0.262304794249" office:value-type="float">
            <text:p>0.262304794249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148516552" office:value-type="float">
            <text:p>0.21148516552</text:p>
          </table:table-cell>
          <table:table-cell office:value="0.20874355206" office:value-type="float">
            <text:p>0.20874355206</text:p>
          </table:table-cell>
          <table:table-cell office:value="0.205677906653" office:value-type="float">
            <text:p>0.205677906653</text:p>
          </table:table-cell>
          <table:table-cell office:value="0.193952793012" office:value-type="float">
            <text:p>0.193952793012</text:p>
          </table:table-cell>
          <table:table-cell office:value="0.199785816946" office:value-type="float">
            <text:p>0.199785816946</text:p>
          </table:table-cell>
          <table:table-cell office:value="0.203494334313" office:value-type="float">
            <text:p>0.203494334313</text:p>
          </table:table-cell>
          <table:table-cell office:value="0.203913413479" office:value-type="float">
            <text:p>0.203913413479</text:p>
          </table:table-cell>
          <table:table-cell office:value="0.160076800219" office:value-type="float">
            <text:p>0.160076800219</text:p>
          </table:table-cell>
          <table:table-cell office:value="0.15710399739" office:value-type="float">
            <text:p>0.15710399739</text:p>
          </table:table-cell>
          <table:table-cell office:value="0.195316502221" office:value-type="float">
            <text:p>0.195316502221</text:p>
          </table:table-cell>
          <table:table-cell office:value="0.159898725217" office:value-type="float">
            <text:p>0.159898725217</text:p>
          </table:table-cell>
          <table:table-cell office:value="0.161554839001" office:value-type="float">
            <text:p>0.161554839001</text:p>
          </table:table-cell>
          <table:table-cell office:value="0.150662604234" office:value-type="float">
            <text:p>0.150662604234</text:p>
          </table:table-cell>
          <table:table-cell office:value="0.172554393563" office:value-type="float">
            <text:p>0.172554393563</text:p>
          </table:table-cell>
          <table:table-cell office:value="0.185512803867" office:value-type="float">
            <text:p>0.185512803867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8015796229" office:value-type="float">
            <text:p>0.498015796229</text:p>
          </table:table-cell>
          <table:table-cell office:value="0.472129020722" office:value-type="float">
            <text:p>0.472129020722</text:p>
          </table:table-cell>
          <table:table-cell office:value="0.469079491776" office:value-type="float">
            <text:p>0.469079491776</text:p>
          </table:table-cell>
          <table:table-cell office:value="0.432493255432" office:value-type="float">
            <text:p>0.432493255432</text:p>
          </table:table-cell>
          <table:table-cell office:value="0.461986136065" office:value-type="float">
            <text:p>0.461986136065</text:p>
          </table:table-cell>
          <table:table-cell office:value="0.480356564548" office:value-type="float">
            <text:p>0.480356564548</text:p>
          </table:table-cell>
          <table:table-cell office:value="0.477355776398" office:value-type="float">
            <text:p>0.477355776398</text:p>
          </table:table-cell>
          <table:table-cell office:value="0.368248165441" office:value-type="float">
            <text:p>0.368248165441</text:p>
          </table:table-cell>
          <table:table-cell office:value="0.36327091365" office:value-type="float">
            <text:p>0.36327091365</text:p>
          </table:table-cell>
          <table:table-cell office:value="0.461219478677" office:value-type="float">
            <text:p>0.461219478677</text:p>
          </table:table-cell>
          <table:table-cell office:value="0.373850869638" office:value-type="float">
            <text:p>0.373850869638</text:p>
          </table:table-cell>
          <table:table-cell office:value="0.371902301294" office:value-type="float">
            <text:p>0.371902301294</text:p>
          </table:table-cell>
          <table:table-cell office:value="0.36329218144" office:value-type="float">
            <text:p>0.36329218144</text:p>
          </table:table-cell>
          <table:table-cell office:value="0.413761444094" office:value-type="float">
            <text:p>0.413761444094</text:p>
          </table:table-cell>
          <table:table-cell office:value="0.430246150101" office:value-type="float">
            <text:p>0.430246150101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4.643308326" office:value-type="float">
            <text:p>14.643308326</text:p>
          </table:table-cell>
          <table:table-cell office:value="12.7170121285" office:value-type="float">
            <text:p>12.7170121285</text:p>
          </table:table-cell>
          <table:table-cell office:value="12.0892187296" office:value-type="float">
            <text:p>12.0892187296</text:p>
          </table:table-cell>
          <table:table-cell office:value="11.1875598015" office:value-type="float">
            <text:p>11.1875598015</text:p>
          </table:table-cell>
          <table:table-cell office:value="12.5179969083" office:value-type="float">
            <text:p>12.5179969083</text:p>
          </table:table-cell>
          <table:table-cell office:value="14.0646204693" office:value-type="float">
            <text:p>14.0646204693</text:p>
          </table:table-cell>
          <table:table-cell office:value="12.3874908013" office:value-type="float">
            <text:p>12.3874908013</text:p>
          </table:table-cell>
          <table:table-cell office:value="10.1870999304" office:value-type="float">
            <text:p>10.1870999304</text:p>
          </table:table-cell>
          <table:table-cell office:value="10.1643158494" office:value-type="float">
            <text:p>10.1643158494</text:p>
          </table:table-cell>
          <table:table-cell office:value="12.8429285144" office:value-type="float">
            <text:p>12.8429285144</text:p>
          </table:table-cell>
          <table:table-cell office:value="10.3647520902" office:value-type="float">
            <text:p>10.3647520902</text:p>
          </table:table-cell>
          <table:table-cell office:value="10.1645827326" office:value-type="float">
            <text:p>10.1645827326</text:p>
          </table:table-cell>
          <table:table-cell office:value="9.97815870796" office:value-type="float">
            <text:p>9.97815870796</text:p>
          </table:table-cell>
          <table:table-cell office:value="11.8960287194" office:value-type="float">
            <text:p>11.8960287194</text:p>
          </table:table-cell>
          <table:table-cell office:value="11.7930034607" office:value-type="float">
            <text:p>11.7930034607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7705507361" office:value-type="float">
            <text:p>0.47705507361</text:p>
          </table:table-cell>
          <table:table-cell office:value="0.470826136441" office:value-type="float">
            <text:p>0.470826136441</text:p>
          </table:table-cell>
          <table:table-cell office:value="0.461810504814" office:value-type="float">
            <text:p>0.461810504814</text:p>
          </table:table-cell>
          <table:table-cell office:value="0.445008835936" office:value-type="float">
            <text:p>0.445008835936</text:p>
          </table:table-cell>
          <table:table-cell office:value="0.455469230635" office:value-type="float">
            <text:p>0.455469230635</text:p>
          </table:table-cell>
          <table:table-cell office:value="0.487325064961" office:value-type="float">
            <text:p>0.487325064961</text:p>
          </table:table-cell>
          <table:table-cell office:value="0.453096714968" office:value-type="float">
            <text:p>0.453096714968</text:p>
          </table:table-cell>
          <table:table-cell office:value="0.388798862998" office:value-type="float">
            <text:p>0.388798862998</text:p>
          </table:table-cell>
          <table:table-cell office:value="0.400108054829" office:value-type="float">
            <text:p>0.400108054829</text:p>
          </table:table-cell>
          <table:table-cell office:value="0.46861946019" office:value-type="float">
            <text:p>0.46861946019</text:p>
          </table:table-cell>
          <table:table-cell office:value="0.398066835178" office:value-type="float">
            <text:p>0.398066835178</text:p>
          </table:table-cell>
          <table:table-cell office:value="0.419512210928" office:value-type="float">
            <text:p>0.419512210928</text:p>
          </table:table-cell>
          <table:table-cell office:value="0.414957598077" office:value-type="float">
            <text:p>0.414957598077</text:p>
          </table:table-cell>
          <table:table-cell office:value="0.470693726131" office:value-type="float">
            <text:p>0.470693726131</text:p>
          </table:table-cell>
          <table:table-cell office:value="0.44158881412" office:value-type="float">
            <text:p>0.44158881412</text:p>
          </table:table-cell>
          <table:table-cell office:value="0.44" office:value-type="float">
            <text:p>0.44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3.652911826" office:value-type="float">
            <text:p>293.652911826</text:p>
          </table:table-cell>
          <table:table-cell office:value="297.079295247" office:value-type="float">
            <text:p>297.079295247</text:p>
          </table:table-cell>
          <table:table-cell office:value="283.902248285" office:value-type="float">
            <text:p>283.902248285</text:p>
          </table:table-cell>
          <table:table-cell office:value="273.959298597" office:value-type="float">
            <text:p>273.959298597</text:p>
          </table:table-cell>
          <table:table-cell office:value="250.463661498" office:value-type="float">
            <text:p>250.463661498</text:p>
          </table:table-cell>
          <table:table-cell office:value="247.00188782" office:value-type="float">
            <text:p>247.00188782</text:p>
          </table:table-cell>
          <table:table-cell office:value="252.686330784" office:value-type="float">
            <text:p>252.686330784</text:p>
          </table:table-cell>
          <table:table-cell office:value="233.786347503" office:value-type="float">
            <text:p>233.786347503</text:p>
          </table:table-cell>
          <table:table-cell office:value="231.484079483" office:value-type="float">
            <text:p>231.484079483</text:p>
          </table:table-cell>
          <table:table-cell office:value="241.705036316" office:value-type="float">
            <text:p>241.705036316</text:p>
          </table:table-cell>
          <table:table-cell office:value="240.556252433" office:value-type="float">
            <text:p>240.556252433</text:p>
          </table:table-cell>
          <table:table-cell office:value="223.254436413" office:value-type="float">
            <text:p>223.254436413</text:p>
          </table:table-cell>
          <table:table-cell office:value="198.837801677" office:value-type="float">
            <text:p>198.837801677</text:p>
          </table:table-cell>
          <table:table-cell office:value="209.991440533" office:value-type="float">
            <text:p>209.991440533</text:p>
          </table:table-cell>
          <table:table-cell office:value="251.413045222" office:value-type="float">
            <text:p>251.413045222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3410982771" office:value-type="float">
            <text:p>85.3410982771</text:p>
          </table:table-cell>
          <table:table-cell office:value="85.4038629647" office:value-type="float">
            <text:p>85.4038629647</text:p>
          </table:table-cell>
          <table:table-cell office:value="80.7711955412" office:value-type="float">
            <text:p>80.7711955412</text:p>
          </table:table-cell>
          <table:table-cell office:value="81.9296396597" office:value-type="float">
            <text:p>81.9296396597</text:p>
          </table:table-cell>
          <table:table-cell office:value="73.1000973048" office:value-type="float">
            <text:p>73.1000973048</text:p>
          </table:table-cell>
          <table:table-cell office:value="73.1018623794" office:value-type="float">
            <text:p>73.1018623794</text:p>
          </table:table-cell>
          <table:table-cell office:value="73.5087768003" office:value-type="float">
            <text:p>73.5087768003</text:p>
          </table:table-cell>
          <table:table-cell office:value="69.3620911532" office:value-type="float">
            <text:p>69.3620911532</text:p>
          </table:table-cell>
          <table:table-cell office:value="69.8496529742" office:value-type="float">
            <text:p>69.8496529742</text:p>
          </table:table-cell>
          <table:table-cell office:value="71.436548566" office:value-type="float">
            <text:p>71.436548566</text:p>
          </table:table-cell>
          <table:table-cell office:value="72.4866319259" office:value-type="float">
            <text:p>72.4866319259</text:p>
          </table:table-cell>
          <table:table-cell office:value="67.0636980944" office:value-type="float">
            <text:p>67.0636980944</text:p>
          </table:table-cell>
          <table:table-cell office:value="59.8847937837" office:value-type="float">
            <text:p>59.8847937837</text:p>
          </table:table-cell>
          <table:table-cell office:value="62.0356553116" office:value-type="float">
            <text:p>62.0356553116</text:p>
          </table:table-cell>
          <table:table-cell office:value="74.095380725" office:value-type="float">
            <text:p>74.095380725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073122727" office:value-type="float">
            <text:p>1.32073122727</text:p>
          </table:table-cell>
          <table:table-cell office:value="1.3489605741" office:value-type="float">
            <text:p>1.3489605741</text:p>
          </table:table-cell>
          <table:table-cell office:value="1.32936999698" office:value-type="float">
            <text:p>1.32936999698</text:p>
          </table:table-cell>
          <table:table-cell office:value="1.32446963401" office:value-type="float">
            <text:p>1.32446963401</text:p>
          </table:table-cell>
          <table:table-cell office:value="1.18943962445" office:value-type="float">
            <text:p>1.18943962445</text:p>
          </table:table-cell>
          <table:table-cell office:value="1.22070520998" office:value-type="float">
            <text:p>1.22070520998</text:p>
          </table:table-cell>
          <table:table-cell office:value="1.24980873715" office:value-type="float">
            <text:p>1.24980873715</text:p>
          </table:table-cell>
          <table:table-cell office:value="1.17362189285" office:value-type="float">
            <text:p>1.17362189285</text:p>
          </table:table-cell>
          <table:table-cell office:value="1.11116379849" office:value-type="float">
            <text:p>1.11116379849</text:p>
          </table:table-cell>
          <table:table-cell office:value="1.25440280363" office:value-type="float">
            <text:p>1.25440280363</text:p>
          </table:table-cell>
          <table:table-cell office:value="1.21092811137" office:value-type="float">
            <text:p>1.21092811137</text:p>
          </table:table-cell>
          <table:table-cell office:value="1.13767855423" office:value-type="float">
            <text:p>1.13767855423</text:p>
          </table:table-cell>
          <table:table-cell office:value="1.00053674379" office:value-type="float">
            <text:p>1.00053674379</text:p>
          </table:table-cell>
          <table:table-cell office:value="1.06302432543" office:value-type="float">
            <text:p>1.06302432543</text:p>
          </table:table-cell>
          <table:table-cell office:value="1.22090899295" office:value-type="float">
            <text:p>1.22090899295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7374080388" office:value-type="float">
            <text:p>1.17374080388</text:p>
          </table:table-cell>
          <table:table-cell office:value="1.18301828076" office:value-type="float">
            <text:p>1.18301828076</text:p>
          </table:table-cell>
          <table:table-cell office:value="1.118938381" office:value-type="float">
            <text:p>1.118938381</text:p>
          </table:table-cell>
          <table:table-cell office:value="1.10084921251" office:value-type="float">
            <text:p>1.10084921251</text:p>
          </table:table-cell>
          <table:table-cell office:value="1.00520323754" office:value-type="float">
            <text:p>1.00520323754</text:p>
          </table:table-cell>
          <table:table-cell office:value="1.02638924001" office:value-type="float">
            <text:p>1.02638924001</text:p>
          </table:table-cell>
          <table:table-cell office:value="1.06261872559" office:value-type="float">
            <text:p>1.06261872559</text:p>
          </table:table-cell>
          <table:table-cell office:value="0.980163473053" office:value-type="float">
            <text:p>0.980163473053</text:p>
          </table:table-cell>
          <table:table-cell office:value="0.943996573589" office:value-type="float">
            <text:p>0.943996573589</text:p>
          </table:table-cell>
          <table:table-cell office:value="1.05952107359" office:value-type="float">
            <text:p>1.05952107359</text:p>
          </table:table-cell>
          <table:table-cell office:value="1.0130928625" office:value-type="float">
            <text:p>1.0130928625</text:p>
          </table:table-cell>
          <table:table-cell office:value="0.942511745765" office:value-type="float">
            <text:p>0.942511745765</text:p>
          </table:table-cell>
          <table:table-cell office:value="0.813853007008" office:value-type="float">
            <text:p>0.813853007008</text:p>
          </table:table-cell>
          <table:table-cell office:value="0.916481876774" office:value-type="float">
            <text:p>0.916481876774</text:p>
          </table:table-cell>
          <table:table-cell office:value="1.03260743206" office:value-type="float">
            <text:p>1.03260743206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5080499031" office:value-type="float">
            <text:p>34.5080499031</text:p>
          </table:table-cell>
          <table:table-cell office:value="34.8632481741" office:value-type="float">
            <text:p>34.8632481741</text:p>
          </table:table-cell>
          <table:table-cell office:value="32.9440327707" office:value-type="float">
            <text:p>32.9440327707</text:p>
          </table:table-cell>
          <table:table-cell office:value="31.9416169716" office:value-type="float">
            <text:p>31.9416169716</text:p>
          </table:table-cell>
          <table:table-cell office:value="29.8190753034" office:value-type="float">
            <text:p>29.8190753034</text:p>
          </table:table-cell>
          <table:table-cell office:value="29.2243890652" office:value-type="float">
            <text:p>29.2243890652</text:p>
          </table:table-cell>
          <table:table-cell office:value="29.0608528731" office:value-type="float">
            <text:p>29.0608528731</text:p>
          </table:table-cell>
          <table:table-cell office:value="27.1287969465" office:value-type="float">
            <text:p>27.1287969465</text:p>
          </table:table-cell>
          <table:table-cell office:value="26.9146282717" office:value-type="float">
            <text:p>26.9146282717</text:p>
          </table:table-cell>
          <table:table-cell office:value="27.9325232796" office:value-type="float">
            <text:p>27.9325232796</text:p>
          </table:table-cell>
          <table:table-cell office:value="28.1825724326" office:value-type="float">
            <text:p>28.1825724326</text:p>
          </table:table-cell>
          <table:table-cell office:value="26.1029346466" office:value-type="float">
            <text:p>26.1029346466</text:p>
          </table:table-cell>
          <table:table-cell office:value="22.856294523" office:value-type="float">
            <text:p>22.856294523</text:p>
          </table:table-cell>
          <table:table-cell office:value="24.7605992233" office:value-type="float">
            <text:p>24.7605992233</text:p>
          </table:table-cell>
          <table:table-cell office:value="29.3445396278" office:value-type="float">
            <text:p>29.3445396278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563269498" office:value-type="float">
            <text:p>0.226563269498</text:p>
          </table:table-cell>
          <table:table-cell office:value="0.222319117034" office:value-type="float">
            <text:p>0.222319117034</text:p>
          </table:table-cell>
          <table:table-cell office:value="0.211506541535" office:value-type="float">
            <text:p>0.211506541535</text:p>
          </table:table-cell>
          <table:table-cell office:value="0.21173326868" office:value-type="float">
            <text:p>0.21173326868</text:p>
          </table:table-cell>
          <table:table-cell office:value="0.187456184192" office:value-type="float">
            <text:p>0.187456184192</text:p>
          </table:table-cell>
          <table:table-cell office:value="0.197195932854" office:value-type="float">
            <text:p>0.197195932854</text:p>
          </table:table-cell>
          <table:table-cell office:value="0.205969962284" office:value-type="float">
            <text:p>0.205969962284</text:p>
          </table:table-cell>
          <table:table-cell office:value="0.18439368218" office:value-type="float">
            <text:p>0.18439368218</text:p>
          </table:table-cell>
          <table:table-cell office:value="0.178122389063" office:value-type="float">
            <text:p>0.178122389063</text:p>
          </table:table-cell>
          <table:table-cell office:value="0.202996981488" office:value-type="float">
            <text:p>0.202996981488</text:p>
          </table:table-cell>
          <table:table-cell office:value="0.1943923718" office:value-type="float">
            <text:p>0.1943923718</text:p>
          </table:table-cell>
          <table:table-cell office:value="0.182597560991" office:value-type="float">
            <text:p>0.182597560991</text:p>
          </table:table-cell>
          <table:table-cell office:value="0.150978564381" office:value-type="float">
            <text:p>0.150978564381</text:p>
          </table:table-cell>
          <table:table-cell office:value="0.172852015659" office:value-type="float">
            <text:p>0.172852015659</text:p>
          </table:table-cell>
          <table:table-cell office:value="0.196632755845" office:value-type="float">
            <text:p>0.196632755845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6042129956" office:value-type="float">
            <text:p>0.176042129956</text:p>
          </table:table-cell>
          <table:table-cell office:value="0.178611649168" office:value-type="float">
            <text:p>0.178611649168</text:p>
          </table:table-cell>
          <table:table-cell office:value="0.16696660969" office:value-type="float">
            <text:p>0.16696660969</text:p>
          </table:table-cell>
          <table:table-cell office:value="0.16324878526" office:value-type="float">
            <text:p>0.16324878526</text:p>
          </table:table-cell>
          <table:table-cell office:value="0.15308736536" office:value-type="float">
            <text:p>0.15308736536</text:p>
          </table:table-cell>
          <table:table-cell office:value="0.148168772643" office:value-type="float">
            <text:p>0.148168772643</text:p>
          </table:table-cell>
          <table:table-cell office:value="0.148381227958" office:value-type="float">
            <text:p>0.148381227958</text:p>
          </table:table-cell>
          <table:table-cell office:value="0.138202097539" office:value-type="float">
            <text:p>0.138202097539</text:p>
          </table:table-cell>
          <table:table-cell office:value="0.136933654307" office:value-type="float">
            <text:p>0.136933654307</text:p>
          </table:table-cell>
          <table:table-cell office:value="0.138780756965" office:value-type="float">
            <text:p>0.138780756965</text:p>
          </table:table-cell>
          <table:table-cell office:value="0.144655828526" office:value-type="float">
            <text:p>0.144655828526</text:p>
          </table:table-cell>
          <table:table-cell office:value="0.130427997289" office:value-type="float">
            <text:p>0.130427997289</text:p>
          </table:table-cell>
          <table:table-cell office:value="0.114445391415" office:value-type="float">
            <text:p>0.114445391415</text:p>
          </table:table-cell>
          <table:table-cell office:value="0.125751981787" office:value-type="float">
            <text:p>0.125751981787</text:p>
          </table:table-cell>
          <table:table-cell office:value="0.149073251237" office:value-type="float">
            <text:p>0.149073251237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04290703973" office:value-type="float">
            <text:p>0.404290703973</text:p>
          </table:table-cell>
          <table:table-cell office:value="0.400597122745" office:value-type="float">
            <text:p>0.400597122745</text:p>
          </table:table-cell>
          <table:table-cell office:value="0.377104885364" office:value-type="float">
            <text:p>0.377104885364</text:p>
          </table:table-cell>
          <table:table-cell office:value="0.362446709685" office:value-type="float">
            <text:p>0.362446709685</text:p>
          </table:table-cell>
          <table:table-cell office:value="0.336129909192" office:value-type="float">
            <text:p>0.336129909192</text:p>
          </table:table-cell>
          <table:table-cell office:value="0.339831838888" office:value-type="float">
            <text:p>0.339831838888</text:p>
          </table:table-cell>
          <table:table-cell office:value="0.336061405854" office:value-type="float">
            <text:p>0.336061405854</text:p>
          </table:table-cell>
          <table:table-cell office:value="0.307678352548" office:value-type="float">
            <text:p>0.307678352548</text:p>
          </table:table-cell>
          <table:table-cell office:value="0.302517675736" office:value-type="float">
            <text:p>0.302517675736</text:p>
          </table:table-cell>
          <table:table-cell office:value="0.3258674705" office:value-type="float">
            <text:p>0.3258674705</text:p>
          </table:table-cell>
          <table:table-cell office:value="0.322101698379" office:value-type="float">
            <text:p>0.322101698379</text:p>
          </table:table-cell>
          <table:table-cell office:value="0.296037572187" office:value-type="float">
            <text:p>0.296037572187</text:p>
          </table:table-cell>
          <table:table-cell office:value="0.251003717415" office:value-type="float">
            <text:p>0.251003717415</text:p>
          </table:table-cell>
          <table:table-cell office:value="0.285695594445" office:value-type="float">
            <text:p>0.285695594445</text:p>
          </table:table-cell>
          <table:table-cell office:value="0.335513004805" office:value-type="float">
            <text:p>0.335513004805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143850015" office:value-type="float">
            <text:p>10.9143850015</text:p>
          </table:table-cell>
          <table:table-cell office:value="9.71279314293" office:value-type="float">
            <text:p>9.71279314293</text:p>
          </table:table-cell>
          <table:table-cell office:value="9.33048711947" office:value-type="float">
            <text:p>9.33048711947</text:p>
          </table:table-cell>
          <table:table-cell office:value="9.2473274769" office:value-type="float">
            <text:p>9.2473274769</text:p>
          </table:table-cell>
          <table:table-cell office:value="8.18204279321" office:value-type="float">
            <text:p>8.18204279321</text:p>
          </table:table-cell>
          <table:table-cell office:value="8.71144094191" office:value-type="float">
            <text:p>8.71144094191</text:p>
          </table:table-cell>
          <table:table-cell office:value="9.1189108757" office:value-type="float">
            <text:p>9.1189108757</text:p>
          </table:table-cell>
          <table:table-cell office:value="8.03854015532" office:value-type="float">
            <text:p>8.03854015532</text:p>
          </table:table-cell>
          <table:table-cell office:value="7.84504790685" office:value-type="float">
            <text:p>7.84504790685</text:p>
          </table:table-cell>
          <table:table-cell office:value="9.0062118702" office:value-type="float">
            <text:p>9.0062118702</text:p>
          </table:table-cell>
          <table:table-cell office:value="8.845163954" office:value-type="float">
            <text:p>8.845163954</text:p>
          </table:table-cell>
          <table:table-cell office:value="7.98372892832" office:value-type="float">
            <text:p>7.98372892832</text:p>
          </table:table-cell>
          <table:table-cell office:value="6.65385623907" office:value-type="float">
            <text:p>6.65385623907</text:p>
          </table:table-cell>
          <table:table-cell office:value="7.35373641428" office:value-type="float">
            <text:p>7.35373641428</text:p>
          </table:table-cell>
          <table:table-cell office:value="8.7376874158" office:value-type="float">
            <text:p>8.7376874158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7468605242" office:value-type="float">
            <text:p>0.377468605242</text:p>
          </table:table-cell>
          <table:table-cell office:value="0.387453593972" office:value-type="float">
            <text:p>0.387453593972</text:p>
          </table:table-cell>
          <table:table-cell office:value="0.366055069388" office:value-type="float">
            <text:p>0.366055069388</text:p>
          </table:table-cell>
          <table:table-cell office:value="0.370851854328" office:value-type="float">
            <text:p>0.370851854328</text:p>
          </table:table-cell>
          <table:table-cell office:value="0.33568136691" office:value-type="float">
            <text:p>0.33568136691</text:p>
          </table:table-cell>
          <table:table-cell office:value="0.324456593006" office:value-type="float">
            <text:p>0.324456593006</text:p>
          </table:table-cell>
          <table:table-cell office:value="0.352511772815" office:value-type="float">
            <text:p>0.352511772815</text:p>
          </table:table-cell>
          <table:table-cell office:value="0.322948996083" office:value-type="float">
            <text:p>0.322948996083</text:p>
          </table:table-cell>
          <table:table-cell office:value="0.311101889236" office:value-type="float">
            <text:p>0.311101889236</text:p>
          </table:table-cell>
          <table:table-cell office:value="0.335640122701" office:value-type="float">
            <text:p>0.335640122701</text:p>
          </table:table-cell>
          <table:table-cell office:value="0.334992042794" office:value-type="float">
            <text:p>0.334992042794</text:p>
          </table:table-cell>
          <table:table-cell office:value="0.330959181221" office:value-type="float">
            <text:p>0.330959181221</text:p>
          </table:table-cell>
          <table:table-cell office:value="0.293611286998" office:value-type="float">
            <text:p>0.293611286998</text:p>
          </table:table-cell>
          <table:table-cell office:value="0.306829287782" office:value-type="float">
            <text:p>0.306829287782</text:p>
          </table:table-cell>
          <table:table-cell office:value="0.341825567284" office:value-type="float">
            <text:p>0.341825567284</text:p>
          </table:table-cell>
          <table:table-cell office:value="0.44" office:value-type="float">
            <text:p>0.44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4.565679043" office:value-type="float">
            <text:p>254.565679043</text:p>
          </table:table-cell>
          <table:table-cell office:value="260.19786843" office:value-type="float">
            <text:p>260.19786843</text:p>
          </table:table-cell>
          <table:table-cell office:value="276.822927435" office:value-type="float">
            <text:p>276.822927435</text:p>
          </table:table-cell>
          <table:table-cell office:value="262.959487702" office:value-type="float">
            <text:p>262.959487702</text:p>
          </table:table-cell>
          <table:table-cell office:value="250.226135568" office:value-type="float">
            <text:p>250.226135568</text:p>
          </table:table-cell>
          <table:table-cell office:value="256.53271249" office:value-type="float">
            <text:p>256.53271249</text:p>
          </table:table-cell>
          <table:table-cell office:value="267.664875483" office:value-type="float">
            <text:p>267.664875483</text:p>
          </table:table-cell>
          <table:table-cell office:value="229.741283392" office:value-type="float">
            <text:p>229.741283392</text:p>
          </table:table-cell>
          <table:table-cell office:value="213.773468608" office:value-type="float">
            <text:p>213.773468608</text:p>
          </table:table-cell>
          <table:table-cell office:value="248.755901628" office:value-type="float">
            <text:p>248.755901628</text:p>
          </table:table-cell>
          <table:table-cell office:value="231.653910683" office:value-type="float">
            <text:p>231.653910683</text:p>
          </table:table-cell>
          <table:table-cell office:value="209.938031593" office:value-type="float">
            <text:p>209.938031593</text:p>
          </table:table-cell>
          <table:table-cell office:value="230.415858434" office:value-type="float">
            <text:p>230.415858434</text:p>
          </table:table-cell>
          <table:table-cell office:value="214.180671448" office:value-type="float">
            <text:p>214.180671448</text:p>
          </table:table-cell>
          <table:table-cell office:value="245.634472345" office:value-type="float">
            <text:p>245.634472345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4.3788102654" office:value-type="float">
            <text:p>74.3788102654</text:p>
          </table:table-cell>
          <table:table-cell office:value="73.2352016517" office:value-type="float">
            <text:p>73.2352016517</text:p>
          </table:table-cell>
          <table:table-cell office:value="78.4776921322" office:value-type="float">
            <text:p>78.4776921322</text:p>
          </table:table-cell>
          <table:table-cell office:value="75.4548590741" office:value-type="float">
            <text:p>75.4548590741</text:p>
          </table:table-cell>
          <table:table-cell office:value="73.4960932865" office:value-type="float">
            <text:p>73.4960932865</text:p>
          </table:table-cell>
          <table:table-cell office:value="73.0350904631" office:value-type="float">
            <text:p>73.0350904631</text:p>
          </table:table-cell>
          <table:table-cell office:value="77.3889716009" office:value-type="float">
            <text:p>77.3889716009</text:p>
          </table:table-cell>
          <table:table-cell office:value="67.6049416429" office:value-type="float">
            <text:p>67.6049416429</text:p>
          </table:table-cell>
          <table:table-cell office:value="62.6310377846" office:value-type="float">
            <text:p>62.6310377846</text:p>
          </table:table-cell>
          <table:table-cell office:value="72.0975204455" office:value-type="float">
            <text:p>72.0975204455</text:p>
          </table:table-cell>
          <table:table-cell office:value="67.2473861979" office:value-type="float">
            <text:p>67.2473861979</text:p>
          </table:table-cell>
          <table:table-cell office:value="61.2543277824" office:value-type="float">
            <text:p>61.2543277824</text:p>
          </table:table-cell>
          <table:table-cell office:value="68.2646744157" office:value-type="float">
            <text:p>68.2646744157</text:p>
          </table:table-cell>
          <table:table-cell office:value="64.575180171" office:value-type="float">
            <text:p>64.575180171</text:p>
          </table:table-cell>
          <table:table-cell office:value="71.120508211" office:value-type="float">
            <text:p>71.120508211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2726403489" office:value-type="float">
            <text:p>1.12726403489</text:p>
          </table:table-cell>
          <table:table-cell office:value="1.16312285664" office:value-type="float">
            <text:p>1.16312285664</text:p>
          </table:table-cell>
          <table:table-cell office:value="1.26099596331" office:value-type="float">
            <text:p>1.26099596331</text:p>
          </table:table-cell>
          <table:table-cell office:value="1.19543405235" office:value-type="float">
            <text:p>1.19543405235</text:p>
          </table:table-cell>
          <table:table-cell office:value="1.16752578414" office:value-type="float">
            <text:p>1.16752578414</text:p>
          </table:table-cell>
          <table:table-cell office:value="1.21330154513" office:value-type="float">
            <text:p>1.21330154513</text:p>
          </table:table-cell>
          <table:table-cell office:value="1.29405540636" office:value-type="float">
            <text:p>1.29405540636</text:p>
          </table:table-cell>
          <table:table-cell office:value="1.11260919573" office:value-type="float">
            <text:p>1.11260919573</text:p>
          </table:table-cell>
          <table:table-cell office:value="1.02760570893" office:value-type="float">
            <text:p>1.02760570893</text:p>
          </table:table-cell>
          <table:table-cell office:value="1.24520943611" office:value-type="float">
            <text:p>1.24520943611</text:p>
          </table:table-cell>
          <table:table-cell office:value="1.14809387949" office:value-type="float">
            <text:p>1.14809387949</text:p>
          </table:table-cell>
          <table:table-cell office:value="1.04273653854" office:value-type="float">
            <text:p>1.04273653854</text:p>
          </table:table-cell>
          <table:table-cell office:value="1.15014891371" office:value-type="float">
            <text:p>1.15014891371</text:p>
          </table:table-cell>
          <table:table-cell office:value="1.07176363196" office:value-type="float">
            <text:p>1.07176363196</text:p>
          </table:table-cell>
          <table:table-cell office:value="1.16523871656" office:value-type="float">
            <text:p>1.16523871656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2245099835" office:value-type="float">
            <text:p>1.02245099835</text:p>
          </table:table-cell>
          <table:table-cell office:value="1.01711011196" office:value-type="float">
            <text:p>1.01711011196</text:p>
          </table:table-cell>
          <table:table-cell office:value="1.12373477126" office:value-type="float">
            <text:p>1.12373477126</text:p>
          </table:table-cell>
          <table:table-cell office:value="1.0533849102" office:value-type="float">
            <text:p>1.0533849102</text:p>
          </table:table-cell>
          <table:table-cell office:value="1.02383449438" office:value-type="float">
            <text:p>1.02383449438</text:p>
          </table:table-cell>
          <table:table-cell office:value="1.05465156436" office:value-type="float">
            <text:p>1.05465156436</text:p>
          </table:table-cell>
          <table:table-cell office:value="1.12588339877" office:value-type="float">
            <text:p>1.12588339877</text:p>
          </table:table-cell>
          <table:table-cell office:value="0.990717730127" office:value-type="float">
            <text:p>0.990717730127</text:p>
          </table:table-cell>
          <table:table-cell office:value="0.881703771796" office:value-type="float">
            <text:p>0.881703771796</text:p>
          </table:table-cell>
          <table:table-cell office:value="1.0600117358" office:value-type="float">
            <text:p>1.0600117358</text:p>
          </table:table-cell>
          <table:table-cell office:value="0.972349967258" office:value-type="float">
            <text:p>0.972349967258</text:p>
          </table:table-cell>
          <table:table-cell office:value="0.885974913194" office:value-type="float">
            <text:p>0.885974913194</text:p>
          </table:table-cell>
          <table:table-cell office:value="0.977912720126" office:value-type="float">
            <text:p>0.977912720126</text:p>
          </table:table-cell>
          <table:table-cell office:value="0.932756680565" office:value-type="float">
            <text:p>0.932756680565</text:p>
          </table:table-cell>
          <table:table-cell office:value="1.01459392981" office:value-type="float">
            <text:p>1.01459392981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038936924" office:value-type="float">
            <text:p>30.9038936924</text:p>
          </table:table-cell>
          <table:table-cell office:value="30.857333634" office:value-type="float">
            <text:p>30.857333634</text:p>
          </table:table-cell>
          <table:table-cell office:value="32.5217156949" office:value-type="float">
            <text:p>32.5217156949</text:p>
          </table:table-cell>
          <table:table-cell office:value="30.7046825621" office:value-type="float">
            <text:p>30.7046825621</text:p>
          </table:table-cell>
          <table:table-cell office:value="29.6334507315" office:value-type="float">
            <text:p>29.6334507315</text:p>
          </table:table-cell>
          <table:table-cell office:value="30.015721287" office:value-type="float">
            <text:p>30.015721287</text:p>
          </table:table-cell>
          <table:table-cell office:value="31.7485736353" office:value-type="float">
            <text:p>31.7485736353</text:p>
          </table:table-cell>
          <table:table-cell office:value="27.2968809973" office:value-type="float">
            <text:p>27.2968809973</text:p>
          </table:table-cell>
          <table:table-cell office:value="24.7234261932" office:value-type="float">
            <text:p>24.7234261932</text:p>
          </table:table-cell>
          <table:table-cell office:value="28.7449866298" office:value-type="float">
            <text:p>28.7449866298</text:p>
          </table:table-cell>
          <table:table-cell office:value="26.9079553536" office:value-type="float">
            <text:p>26.9079553536</text:p>
          </table:table-cell>
          <table:table-cell office:value="24.5389051383" office:value-type="float">
            <text:p>24.5389051383</text:p>
          </table:table-cell>
          <table:table-cell office:value="26.890564362" office:value-type="float">
            <text:p>26.890564362</text:p>
          </table:table-cell>
          <table:table-cell office:value="25.6456832464" office:value-type="float">
            <text:p>25.6456832464</text:p>
          </table:table-cell>
          <table:table-cell office:value="28.883699224" office:value-type="float">
            <text:p>28.883699224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245817705" office:value-type="float">
            <text:p>0.196245817705</text:p>
          </table:table-cell>
          <table:table-cell office:value="0.192381718668" office:value-type="float">
            <text:p>0.192381718668</text:p>
          </table:table-cell>
          <table:table-cell office:value="0.212713417677" office:value-type="float">
            <text:p>0.212713417677</text:p>
          </table:table-cell>
          <table:table-cell office:value="0.19266342635" office:value-type="float">
            <text:p>0.19266342635</text:p>
          </table:table-cell>
          <table:table-cell office:value="0.194409489806" office:value-type="float">
            <text:p>0.194409489806</text:p>
          </table:table-cell>
          <table:table-cell office:value="0.198833071857" office:value-type="float">
            <text:p>0.198833071857</text:p>
          </table:table-cell>
          <table:table-cell office:value="0.214532975713" office:value-type="float">
            <text:p>0.214532975713</text:p>
          </table:table-cell>
          <table:table-cell office:value="0.188574075646" office:value-type="float">
            <text:p>0.188574075646</text:p>
          </table:table-cell>
          <table:table-cell office:value="0.169592175281" office:value-type="float">
            <text:p>0.169592175281</text:p>
          </table:table-cell>
          <table:table-cell office:value="0.201956187948" office:value-type="float">
            <text:p>0.201956187948</text:p>
          </table:table-cell>
          <table:table-cell office:value="0.177967523186" office:value-type="float">
            <text:p>0.177967523186</text:p>
          </table:table-cell>
          <table:table-cell office:value="0.166721792792" office:value-type="float">
            <text:p>0.166721792792</text:p>
          </table:table-cell>
          <table:table-cell office:value="0.19053820538" office:value-type="float">
            <text:p>0.19053820538</text:p>
          </table:table-cell>
          <table:table-cell office:value="0.181185587367" office:value-type="float">
            <text:p>0.181185587367</text:p>
          </table:table-cell>
          <table:table-cell office:value="0.192086913693" office:value-type="float">
            <text:p>0.192086913693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758777094" office:value-type="float">
            <text:p>0.154758777094</text:p>
          </table:table-cell>
          <table:table-cell office:value="0.161961043142" office:value-type="float">
            <text:p>0.161961043142</text:p>
          </table:table-cell>
          <table:table-cell office:value="0.166033661077" office:value-type="float">
            <text:p>0.166033661077</text:p>
          </table:table-cell>
          <table:table-cell office:value="0.159489883363" office:value-type="float">
            <text:p>0.159489883363</text:p>
          </table:table-cell>
          <table:table-cell office:value="0.148266360854" office:value-type="float">
            <text:p>0.148266360854</text:p>
          </table:table-cell>
          <table:table-cell office:value="0.151323371667" office:value-type="float">
            <text:p>0.151323371667</text:p>
          </table:table-cell>
          <table:table-cell office:value="0.159882727537" office:value-type="float">
            <text:p>0.159882727537</text:p>
          </table:table-cell>
          <table:table-cell office:value="0.142066718712" office:value-type="float">
            <text:p>0.142066718712</text:p>
          </table:table-cell>
          <table:table-cell office:value="0.129620847598" office:value-type="float">
            <text:p>0.129620847598</text:p>
          </table:table-cell>
          <table:table-cell office:value="0.143285755748" office:value-type="float">
            <text:p>0.143285755748</text:p>
          </table:table-cell>
          <table:table-cell office:value="0.136213088506" office:value-type="float">
            <text:p>0.136213088506</text:p>
          </table:table-cell>
          <table:table-cell office:value="0.125256460185" office:value-type="float">
            <text:p>0.125256460185</text:p>
          </table:table-cell>
          <table:table-cell office:value="0.134908944895" office:value-type="float">
            <text:p>0.134908944895</text:p>
          </table:table-cell>
          <table:table-cell office:value="0.133437583649" office:value-type="float">
            <text:p>0.133437583649</text:p>
          </table:table-cell>
          <table:table-cell office:value="0.14715904926" office:value-type="float">
            <text:p>0.14715904926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58740114534" office:value-type="float">
            <text:p>0.358740114534</text:p>
          </table:table-cell>
          <table:table-cell office:value="0.360298676396" office:value-type="float">
            <text:p>0.360298676396</text:p>
          </table:table-cell>
          <table:table-cell office:value="0.382739717733" office:value-type="float">
            <text:p>0.382739717733</text:p>
          </table:table-cell>
          <table:table-cell office:value="0.355603919856" office:value-type="float">
            <text:p>0.355603919856</text:p>
          </table:table-cell>
          <table:table-cell office:value="0.340438690364" office:value-type="float">
            <text:p>0.340438690364</text:p>
          </table:table-cell>
          <table:table-cell office:value="0.356865401874" office:value-type="float">
            <text:p>0.356865401874</text:p>
          </table:table-cell>
          <table:table-cell office:value="0.367866673072" office:value-type="float">
            <text:p>0.367866673072</text:p>
          </table:table-cell>
          <table:table-cell office:value="0.317821853582" office:value-type="float">
            <text:p>0.317821853582</text:p>
          </table:table-cell>
          <table:table-cell office:value="0.287197777635" office:value-type="float">
            <text:p>0.287197777635</text:p>
          </table:table-cell>
          <table:table-cell office:value="0.334793432954" office:value-type="float">
            <text:p>0.334793432954</text:p>
          </table:table-cell>
          <table:table-cell office:value="0.31133030205" office:value-type="float">
            <text:p>0.31133030205</text:p>
          </table:table-cell>
          <table:table-cell office:value="0.285605657794" office:value-type="float">
            <text:p>0.285605657794</text:p>
          </table:table-cell>
          <table:table-cell office:value="0.314206055227" office:value-type="float">
            <text:p>0.314206055227</text:p>
          </table:table-cell>
          <table:table-cell office:value="0.300520775624" office:value-type="float">
            <text:p>0.300520775624</text:p>
          </table:table-cell>
          <table:table-cell office:value="0.336423713313" office:value-type="float">
            <text:p>0.33642371331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52198006096" office:value-type="float">
            <text:p>9.52198006096</text:p>
          </table:table-cell>
          <table:table-cell office:value="8.31707430514" office:value-type="float">
            <text:p>8.31707430514</text:p>
          </table:table-cell>
          <table:table-cell office:value="9.44771053899" office:value-type="float">
            <text:p>9.44771053899</text:p>
          </table:table-cell>
          <table:table-cell office:value="8.51968064211" office:value-type="float">
            <text:p>8.51968064211</text:p>
          </table:table-cell>
          <table:table-cell office:value="8.63641013475" office:value-type="float">
            <text:p>8.63641013475</text:p>
          </table:table-cell>
          <table:table-cell office:value="9.06325266614" office:value-type="float">
            <text:p>9.06325266614</text:p>
          </table:table-cell>
          <table:table-cell office:value="9.4236040133" office:value-type="float">
            <text:p>9.4236040133</text:p>
          </table:table-cell>
          <table:table-cell office:value="8.16814750074" office:value-type="float">
            <text:p>8.16814750074</text:p>
          </table:table-cell>
          <table:table-cell office:value="7.6947615176" office:value-type="float">
            <text:p>7.6947615176</text:p>
          </table:table-cell>
          <table:table-cell office:value="8.59972899992" office:value-type="float">
            <text:p>8.59972899992</text:p>
          </table:table-cell>
          <table:table-cell office:value="7.66915786652" office:value-type="float">
            <text:p>7.66915786652</text:p>
          </table:table-cell>
          <table:table-cell office:value="7.25148186579" office:value-type="float">
            <text:p>7.25148186579</text:p>
          </table:table-cell>
          <table:table-cell office:value="8.35888770679" office:value-type="float">
            <text:p>8.35888770679</text:p>
          </table:table-cell>
          <table:table-cell office:value="7.89651646805" office:value-type="float">
            <text:p>7.89651646805</text:p>
          </table:table-cell>
          <table:table-cell office:value="8.51322137067" office:value-type="float">
            <text:p>8.51322137067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2329687514" office:value-type="float">
            <text:p>0.312329687514</text:p>
          </table:table-cell>
          <table:table-cell office:value="0.329766397218" office:value-type="float">
            <text:p>0.329766397218</text:p>
          </table:table-cell>
          <table:table-cell office:value="0.356152475757" office:value-type="float">
            <text:p>0.356152475757</text:p>
          </table:table-cell>
          <table:table-cell office:value="0.335850672507" office:value-type="float">
            <text:p>0.335850672507</text:p>
          </table:table-cell>
          <table:table-cell office:value="0.325512137082" office:value-type="float">
            <text:p>0.325512137082</text:p>
          </table:table-cell>
          <table:table-cell office:value="0.331745260385" office:value-type="float">
            <text:p>0.331745260385</text:p>
          </table:table-cell>
          <table:table-cell office:value="0.364775952375" office:value-type="float">
            <text:p>0.364775952375</text:p>
          </table:table-cell>
          <table:table-cell office:value="0.296012841395" office:value-type="float">
            <text:p>0.296012841395</text:p>
          </table:table-cell>
          <table:table-cell office:value="0.292143945672" office:value-type="float">
            <text:p>0.292143945672</text:p>
          </table:table-cell>
          <table:table-cell office:value="0.33875169962" office:value-type="float">
            <text:p>0.33875169962</text:p>
          </table:table-cell>
          <table:table-cell office:value="0.308901531902" office:value-type="float">
            <text:p>0.308901531902</text:p>
          </table:table-cell>
          <table:table-cell office:value="0.305661275113" office:value-type="float">
            <text:p>0.305661275113</text:p>
          </table:table-cell>
          <table:table-cell office:value="0.318894240176" office:value-type="float">
            <text:p>0.318894240176</text:p>
          </table:table-cell>
          <table:table-cell office:value="0.299620174753" office:value-type="float">
            <text:p>0.299620174753</text:p>
          </table:table-cell>
          <table:table-cell office:value="0.324346008978" office:value-type="float">
            <text:p>0.324346008978</text:p>
          </table:table-cell>
          <table:table-cell office:value="0.44" office:value-type="float">
            <text:p>0.44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7.77250531" office:value-type="float">
            <text:p>307.77250531</text:p>
          </table:table-cell>
          <table:table-cell office:value="308.382808843" office:value-type="float">
            <text:p>308.382808843</text:p>
          </table:table-cell>
          <table:table-cell office:value="298.569271232" office:value-type="float">
            <text:p>298.569271232</text:p>
          </table:table-cell>
          <table:table-cell office:value="290.296361767" office:value-type="float">
            <text:p>290.296361767</text:p>
          </table:table-cell>
          <table:table-cell office:value="277.322712412" office:value-type="float">
            <text:p>277.322712412</text:p>
          </table:table-cell>
          <table:table-cell office:value="276.157539867" office:value-type="float">
            <text:p>276.157539867</text:p>
          </table:table-cell>
          <table:table-cell office:value="268.328800919" office:value-type="float">
            <text:p>268.328800919</text:p>
          </table:table-cell>
          <table:table-cell office:value="247.920089965" office:value-type="float">
            <text:p>247.920089965</text:p>
          </table:table-cell>
          <table:table-cell office:value="248.815758096" office:value-type="float">
            <text:p>248.815758096</text:p>
          </table:table-cell>
          <table:table-cell office:value="257.919536069" office:value-type="float">
            <text:p>257.919536069</text:p>
          </table:table-cell>
          <table:table-cell office:value="235.292903918" office:value-type="float">
            <text:p>235.292903918</text:p>
          </table:table-cell>
          <table:table-cell office:value="222.644372611" office:value-type="float">
            <text:p>222.644372611</text:p>
          </table:table-cell>
          <table:table-cell office:value="219.206500942" office:value-type="float">
            <text:p>219.206500942</text:p>
          </table:table-cell>
          <table:table-cell office:value="223.471710662" office:value-type="float">
            <text:p>223.471710662</text:p>
          </table:table-cell>
          <table:table-cell office:value="266.048397073" office:value-type="float">
            <text:p>266.048397073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8.1191595732" office:value-type="float">
            <text:p>88.1191595732</text:p>
          </table:table-cell>
          <table:table-cell office:value="88.9594442755" office:value-type="float">
            <text:p>88.9594442755</text:p>
          </table:table-cell>
          <table:table-cell office:value="85.8211289494" office:value-type="float">
            <text:p>85.8211289494</text:p>
          </table:table-cell>
          <table:table-cell office:value="83.7637848905" office:value-type="float">
            <text:p>83.7637848905</text:p>
          </table:table-cell>
          <table:table-cell office:value="80.4061184947" office:value-type="float">
            <text:p>80.4061184947</text:p>
          </table:table-cell>
          <table:table-cell office:value="80.1266255013" office:value-type="float">
            <text:p>80.1266255013</text:p>
          </table:table-cell>
          <table:table-cell office:value="78.141140706" office:value-type="float">
            <text:p>78.141140706</text:p>
          </table:table-cell>
          <table:table-cell office:value="72.3918850192" office:value-type="float">
            <text:p>72.3918850192</text:p>
          </table:table-cell>
          <table:table-cell office:value="72.3741717347" office:value-type="float">
            <text:p>72.3741717347</text:p>
          </table:table-cell>
          <table:table-cell office:value="75.1082227371" office:value-type="float">
            <text:p>75.1082227371</text:p>
          </table:table-cell>
          <table:table-cell office:value="69.6094573581" office:value-type="float">
            <text:p>69.6094573581</text:p>
          </table:table-cell>
          <table:table-cell office:value="66.3616735892" office:value-type="float">
            <text:p>66.3616735892</text:p>
          </table:table-cell>
          <table:table-cell office:value="64.9245402894" office:value-type="float">
            <text:p>64.9245402894</text:p>
          </table:table-cell>
          <table:table-cell office:value="65.5348185783" office:value-type="float">
            <text:p>65.5348185783</text:p>
          </table:table-cell>
          <table:table-cell office:value="77.3928733168" office:value-type="float">
            <text:p>77.3928733168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4076863828" office:value-type="float">
            <text:p>1.34076863828</text:p>
          </table:table-cell>
          <table:table-cell office:value="1.36925128259" office:value-type="float">
            <text:p>1.36925128259</text:p>
          </table:table-cell>
          <table:table-cell office:value="1.33647928646" office:value-type="float">
            <text:p>1.33647928646</text:p>
          </table:table-cell>
          <table:table-cell office:value="1.33905929074" office:value-type="float">
            <text:p>1.33905929074</text:p>
          </table:table-cell>
          <table:table-cell office:value="1.27742775354" office:value-type="float">
            <text:p>1.27742775354</text:p>
          </table:table-cell>
          <table:table-cell office:value="1.29897867381" office:value-type="float">
            <text:p>1.29897867381</text:p>
          </table:table-cell>
          <table:table-cell office:value="1.30191949534" office:value-type="float">
            <text:p>1.30191949534</text:p>
          </table:table-cell>
          <table:table-cell office:value="1.19446391788" office:value-type="float">
            <text:p>1.19446391788</text:p>
          </table:table-cell>
          <table:table-cell office:value="1.20204963789" office:value-type="float">
            <text:p>1.20204963789</text:p>
          </table:table-cell>
          <table:table-cell office:value="1.28935129044" office:value-type="float">
            <text:p>1.28935129044</text:p>
          </table:table-cell>
          <table:table-cell office:value="1.17041209319" office:value-type="float">
            <text:p>1.17041209319</text:p>
          </table:table-cell>
          <table:table-cell office:value="1.10479478305" office:value-type="float">
            <text:p>1.10479478305</text:p>
          </table:table-cell>
          <table:table-cell office:value="1.09703823486" office:value-type="float">
            <text:p>1.09703823486</text:p>
          </table:table-cell>
          <table:table-cell office:value="1.12431709434" office:value-type="float">
            <text:p>1.12431709434</text:p>
          </table:table-cell>
          <table:table-cell office:value="1.25553802908" office:value-type="float">
            <text:p>1.25553802908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1803345547" office:value-type="float">
            <text:p>1.21803345547</text:p>
          </table:table-cell>
          <table:table-cell office:value="1.21763302181" office:value-type="float">
            <text:p>1.21763302181</text:p>
          </table:table-cell>
          <table:table-cell office:value="1.16985035198" office:value-type="float">
            <text:p>1.16985035198</text:p>
          </table:table-cell>
          <table:table-cell office:value="1.15401008556" office:value-type="float">
            <text:p>1.15401008556</text:p>
          </table:table-cell>
          <table:table-cell office:value="1.11314110365" office:value-type="float">
            <text:p>1.11314110365</text:p>
          </table:table-cell>
          <table:table-cell office:value="1.13069514896" office:value-type="float">
            <text:p>1.13069514896</text:p>
          </table:table-cell>
          <table:table-cell office:value="1.09616311308" office:value-type="float">
            <text:p>1.09616311308</text:p>
          </table:table-cell>
          <table:table-cell office:value="1.02312691215" office:value-type="float">
            <text:p>1.02312691215</text:p>
          </table:table-cell>
          <table:table-cell office:value="1.02500003427" office:value-type="float">
            <text:p>1.02500003427</text:p>
          </table:table-cell>
          <table:table-cell office:value="1.10058296377" office:value-type="float">
            <text:p>1.10058296377</text:p>
          </table:table-cell>
          <table:table-cell office:value="0.98425163879" office:value-type="float">
            <text:p>0.98425163879</text:p>
          </table:table-cell>
          <table:table-cell office:value="0.94458017349" office:value-type="float">
            <text:p>0.94458017349</text:p>
          </table:table-cell>
          <table:table-cell office:value="0.923557343238" office:value-type="float">
            <text:p>0.923557343238</text:p>
          </table:table-cell>
          <table:table-cell office:value="0.959263478052" office:value-type="float">
            <text:p>0.959263478052</text:p>
          </table:table-cell>
          <table:table-cell office:value="1.08466348817" office:value-type="float">
            <text:p>1.08466348817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7781316232" office:value-type="float">
            <text:p>36.7781316232</text:p>
          </table:table-cell>
          <table:table-cell office:value="36.1473636202" office:value-type="float">
            <text:p>36.1473636202</text:p>
          </table:table-cell>
          <table:table-cell office:value="34.748489319" office:value-type="float">
            <text:p>34.748489319</text:p>
          </table:table-cell>
          <table:table-cell office:value="34.0082757454" office:value-type="float">
            <text:p>34.0082757454</text:p>
          </table:table-cell>
          <table:table-cell office:value="32.5520152596" office:value-type="float">
            <text:p>32.5520152596</text:p>
          </table:table-cell>
          <table:table-cell office:value="32.4843413103" office:value-type="float">
            <text:p>32.4843413103</text:p>
          </table:table-cell>
          <table:table-cell office:value="31.3156402207" office:value-type="float">
            <text:p>31.3156402207</text:p>
          </table:table-cell>
          <table:table-cell office:value="28.7969106364" office:value-type="float">
            <text:p>28.7969106364</text:p>
          </table:table-cell>
          <table:table-cell office:value="28.8669446354" office:value-type="float">
            <text:p>28.8669446354</text:p>
          </table:table-cell>
          <table:table-cell office:value="30.0123557891" office:value-type="float">
            <text:p>30.0123557891</text:p>
          </table:table-cell>
          <table:table-cell office:value="27.3730818156" office:value-type="float">
            <text:p>27.3730818156</text:p>
          </table:table-cell>
          <table:table-cell office:value="26.0510253207" office:value-type="float">
            <text:p>26.0510253207</text:p>
          </table:table-cell>
          <table:table-cell office:value="25.5232536037" office:value-type="float">
            <text:p>25.5232536037</text:p>
          </table:table-cell>
          <table:table-cell office:value="26.2604629774" office:value-type="float">
            <text:p>26.2604629774</text:p>
          </table:table-cell>
          <table:table-cell office:value="31.1275252999" office:value-type="float">
            <text:p>31.1275252999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677282341" office:value-type="float">
            <text:p>0.23677282341</text:p>
          </table:table-cell>
          <table:table-cell office:value="0.232322296324" office:value-type="float">
            <text:p>0.232322296324</text:p>
          </table:table-cell>
          <table:table-cell office:value="0.223049546907" office:value-type="float">
            <text:p>0.223049546907</text:p>
          </table:table-cell>
          <table:table-cell office:value="0.22112621018" office:value-type="float">
            <text:p>0.22112621018</text:p>
          </table:table-cell>
          <table:table-cell office:value="0.212512090176" office:value-type="float">
            <text:p>0.212512090176</text:p>
          </table:table-cell>
          <table:table-cell office:value="0.218308934927" office:value-type="float">
            <text:p>0.218308934927</text:p>
          </table:table-cell>
          <table:table-cell office:value="0.212106053677" office:value-type="float">
            <text:p>0.212106053677</text:p>
          </table:table-cell>
          <table:table-cell office:value="0.196047077506" office:value-type="float">
            <text:p>0.196047077506</text:p>
          </table:table-cell>
          <table:table-cell office:value="0.198918319041" office:value-type="float">
            <text:p>0.198918319041</text:p>
          </table:table-cell>
          <table:table-cell office:value="0.213264360544" office:value-type="float">
            <text:p>0.213264360544</text:p>
          </table:table-cell>
          <table:table-cell office:value="0.190031100247" office:value-type="float">
            <text:p>0.190031100247</text:p>
          </table:table-cell>
          <table:table-cell office:value="0.180901712722" office:value-type="float">
            <text:p>0.180901712722</text:p>
          </table:table-cell>
          <table:table-cell office:value="0.178925298305" office:value-type="float">
            <text:p>0.178925298305</text:p>
          </table:table-cell>
          <table:table-cell office:value="0.185938003724" office:value-type="float">
            <text:p>0.185938003724</text:p>
          </table:table-cell>
          <table:table-cell office:value="0.208791217228" office:value-type="float">
            <text:p>0.20879121722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184152847" office:value-type="float">
            <text:p>0.187184152847</text:p>
          </table:table-cell>
          <table:table-cell office:value="0.186390333673" office:value-type="float">
            <text:p>0.186390333673</text:p>
          </table:table-cell>
          <table:table-cell office:value="0.179003060288" office:value-type="float">
            <text:p>0.179003060288</text:p>
          </table:table-cell>
          <table:table-cell office:value="0.174563654412" office:value-type="float">
            <text:p>0.174563654412</text:p>
          </table:table-cell>
          <table:table-cell office:value="0.166511068444" office:value-type="float">
            <text:p>0.166511068444</text:p>
          </table:table-cell>
          <table:table-cell office:value="0.165833024219" office:value-type="float">
            <text:p>0.165833024219</text:p>
          </table:table-cell>
          <table:table-cell office:value="0.159175642563" office:value-type="float">
            <text:p>0.159175642563</text:p>
          </table:table-cell>
          <table:table-cell office:value="0.147479584752" office:value-type="float">
            <text:p>0.147479584752</text:p>
          </table:table-cell>
          <table:table-cell office:value="0.14707777821" office:value-type="float">
            <text:p>0.14707777821</text:p>
          </table:table-cell>
          <table:table-cell office:value="0.151553467412" office:value-type="float">
            <text:p>0.151553467412</text:p>
          </table:table-cell>
          <table:table-cell office:value="0.139299466902" office:value-type="float">
            <text:p>0.139299466902</text:p>
          </table:table-cell>
          <table:table-cell office:value="0.132824827238" office:value-type="float">
            <text:p>0.132824827238</text:p>
          </table:table-cell>
          <table:table-cell office:value="0.128016631319" office:value-type="float">
            <text:p>0.128016631319</text:p>
          </table:table-cell>
          <table:table-cell office:value="0.133927354196" office:value-type="float">
            <text:p>0.133927354196</text:p>
          </table:table-cell>
          <table:table-cell office:value="0.158839437868" office:value-type="float">
            <text:p>0.15883943786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7724751142" office:value-type="float">
            <text:p>0.437724751142</text:p>
          </table:table-cell>
          <table:table-cell office:value="0.42453617219" office:value-type="float">
            <text:p>0.42453617219</text:p>
          </table:table-cell>
          <table:table-cell office:value="0.406981576338" office:value-type="float">
            <text:p>0.406981576338</text:p>
          </table:table-cell>
          <table:table-cell office:value="0.398526551374" office:value-type="float">
            <text:p>0.398526551374</text:p>
          </table:table-cell>
          <table:table-cell office:value="0.38057551456" office:value-type="float">
            <text:p>0.38057551456</text:p>
          </table:table-cell>
          <table:table-cell office:value="0.385339549643" office:value-type="float">
            <text:p>0.385339549643</text:p>
          </table:table-cell>
          <table:table-cell office:value="0.366834393027" office:value-type="float">
            <text:p>0.366834393027</text:p>
          </table:table-cell>
          <table:table-cell office:value="0.337128954148" office:value-type="float">
            <text:p>0.337128954148</text:p>
          </table:table-cell>
          <table:table-cell office:value="0.340260527343" office:value-type="float">
            <text:p>0.340260527343</text:p>
          </table:table-cell>
          <table:table-cell office:value="0.356172015648" office:value-type="float">
            <text:p>0.356172015648</text:p>
          </table:table-cell>
          <table:table-cell office:value="0.320176734414" office:value-type="float">
            <text:p>0.320176734414</text:p>
          </table:table-cell>
          <table:table-cell office:value="0.305333191162" office:value-type="float">
            <text:p>0.305333191162</text:p>
          </table:table-cell>
          <table:table-cell office:value="0.298835757556" office:value-type="float">
            <text:p>0.298835757556</text:p>
          </table:table-cell>
          <table:table-cell office:value="0.310656901503" office:value-type="float">
            <text:p>0.310656901503</text:p>
          </table:table-cell>
          <table:table-cell office:value="0.366032745273" office:value-type="float">
            <text:p>0.36603274527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0757771" office:value-type="float">
            <text:p>11.310757771</text:p>
          </table:table-cell>
          <table:table-cell office:value="10.0078071239" office:value-type="float">
            <text:p>10.0078071239</text:p>
          </table:table-cell>
          <table:table-cell office:value="9.66186676547" office:value-type="float">
            <text:p>9.66186676547</text:p>
          </table:table-cell>
          <table:table-cell office:value="9.45392535915" office:value-type="float">
            <text:p>9.45392535915</text:p>
          </table:table-cell>
          <table:table-cell office:value="9.27406927992" office:value-type="float">
            <text:p>9.27406927992</text:p>
          </table:table-cell>
          <table:table-cell office:value="9.70662706233" office:value-type="float">
            <text:p>9.70662706233</text:p>
          </table:table-cell>
          <table:table-cell office:value="9.17294583121" office:value-type="float">
            <text:p>9.17294583121</text:p>
          </table:table-cell>
          <table:table-cell office:value="8.52477597507" office:value-type="float">
            <text:p>8.52477597507</text:p>
          </table:table-cell>
          <table:table-cell office:value="8.66947191607" office:value-type="float">
            <text:p>8.66947191607</text:p>
          </table:table-cell>
          <table:table-cell office:value="9.22625153421" office:value-type="float">
            <text:p>9.22625153421</text:p>
          </table:table-cell>
          <table:table-cell office:value="8.16322265184" office:value-type="float">
            <text:p>8.16322265184</text:p>
          </table:table-cell>
          <table:table-cell office:value="7.79747398386" office:value-type="float">
            <text:p>7.79747398386</text:p>
          </table:table-cell>
          <table:table-cell office:value="7.73221861947" office:value-type="float">
            <text:p>7.73221861947</text:p>
          </table:table-cell>
          <table:table-cell office:value="8.02580327885" office:value-type="float">
            <text:p>8.02580327885</text:p>
          </table:table-cell>
          <table:table-cell office:value="9.13087799027" office:value-type="float">
            <text:p>9.13087799027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522408631" office:value-type="float">
            <text:p>0.375522408631</text:p>
          </table:table-cell>
          <table:table-cell office:value="0.381220765426" office:value-type="float">
            <text:p>0.381220765426</text:p>
          </table:table-cell>
          <table:table-cell office:value="0.372275831045" office:value-type="float">
            <text:p>0.372275831045</text:p>
          </table:table-cell>
          <table:table-cell office:value="0.367151891332" office:value-type="float">
            <text:p>0.367151891332</text:p>
          </table:table-cell>
          <table:table-cell office:value="0.35514867764" office:value-type="float">
            <text:p>0.35514867764</text:p>
          </table:table-cell>
          <table:table-cell office:value="0.355612530255" office:value-type="float">
            <text:p>0.355612530255</text:p>
          </table:table-cell>
          <table:table-cell office:value="0.352355524002" office:value-type="float">
            <text:p>0.352355524002</text:p>
          </table:table-cell>
          <table:table-cell office:value="0.3292505677" office:value-type="float">
            <text:p>0.3292505677</text:p>
          </table:table-cell>
          <table:table-cell office:value="0.33241117363" office:value-type="float">
            <text:p>0.33241117363</text:p>
          </table:table-cell>
          <table:table-cell office:value="0.345653139394" office:value-type="float">
            <text:p>0.345653139394</text:p>
          </table:table-cell>
          <table:table-cell office:value="0.314036865594" office:value-type="float">
            <text:p>0.314036865594</text:p>
          </table:table-cell>
          <table:table-cell office:value="0.315191703612" office:value-type="float">
            <text:p>0.315191703612</text:p>
          </table:table-cell>
          <table:table-cell office:value="0.309810236573" office:value-type="float">
            <text:p>0.309810236573</text:p>
          </table:table-cell>
          <table:table-cell office:value="0.319948272127" office:value-type="float">
            <text:p>0.319948272127</text:p>
          </table:table-cell>
          <table:table-cell office:value="0.346587793449" office:value-type="float">
            <text:p>0.346587793449</text:p>
          </table:table-cell>
          <table:table-cell office:value="0.44" office:value-type="float">
            <text:p>0.44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6.35626717" office:value-type="float">
            <text:p>306.35626717</text:p>
          </table:table-cell>
          <table:table-cell office:value="288.53588374" office:value-type="float">
            <text:p>288.53588374</text:p>
          </table:table-cell>
          <table:table-cell office:value="297.512384469" office:value-type="float">
            <text:p>297.512384469</text:p>
          </table:table-cell>
          <table:table-cell office:value="277.520774202" office:value-type="float">
            <text:p>277.520774202</text:p>
          </table:table-cell>
          <table:table-cell office:value="278.365249996" office:value-type="float">
            <text:p>278.365249996</text:p>
          </table:table-cell>
          <table:table-cell office:value="288.692684525" office:value-type="float">
            <text:p>288.692684525</text:p>
          </table:table-cell>
          <table:table-cell office:value="236.458859849" office:value-type="float">
            <text:p>236.458859849</text:p>
          </table:table-cell>
          <table:table-cell office:value="225.405920682" office:value-type="float">
            <text:p>225.405920682</text:p>
          </table:table-cell>
          <table:table-cell office:value="230.577438983" office:value-type="float">
            <text:p>230.577438983</text:p>
          </table:table-cell>
          <table:table-cell office:value="240.26627124" office:value-type="float">
            <text:p>240.26627124</text:p>
          </table:table-cell>
          <table:table-cell office:value="216.280659423" office:value-type="float">
            <text:p>216.280659423</text:p>
          </table:table-cell>
          <table:table-cell office:value="167.963373294" office:value-type="float">
            <text:p>167.963373294</text:p>
          </table:table-cell>
          <table:table-cell office:value="229.634432218" office:value-type="float">
            <text:p>229.634432218</text:p>
          </table:table-cell>
          <table:table-cell office:value="236.814181837" office:value-type="float">
            <text:p>236.814181837</text:p>
          </table:table-cell>
          <table:table-cell office:value="252.582323061" office:value-type="float">
            <text:p>252.582323061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1048516563" office:value-type="float">
            <text:p>85.1048516563</text:p>
          </table:table-cell>
          <table:table-cell office:value="79.2738853721" office:value-type="float">
            <text:p>79.2738853721</text:p>
          </table:table-cell>
          <table:table-cell office:value="85.2085631945" office:value-type="float">
            <text:p>85.2085631945</text:p>
          </table:table-cell>
          <table:table-cell office:value="78.6824861137" office:value-type="float">
            <text:p>78.6824861137</text:p>
          </table:table-cell>
          <table:table-cell office:value="74.7893758675" office:value-type="float">
            <text:p>74.7893758675</text:p>
          </table:table-cell>
          <table:table-cell office:value="78.9387626667" office:value-type="float">
            <text:p>78.9387626667</text:p>
          </table:table-cell>
          <table:table-cell office:value="69.8571179174" office:value-type="float">
            <text:p>69.8571179174</text:p>
          </table:table-cell>
          <table:table-cell office:value="66.7385889732" office:value-type="float">
            <text:p>66.7385889732</text:p>
          </table:table-cell>
          <table:table-cell office:value="67.3184001152" office:value-type="float">
            <text:p>67.3184001152</text:p>
          </table:table-cell>
          <table:table-cell office:value="65.5992186575" office:value-type="float">
            <text:p>65.5992186575</text:p>
          </table:table-cell>
          <table:table-cell office:value="64.1934207124" office:value-type="float">
            <text:p>64.1934207124</text:p>
          </table:table-cell>
          <table:table-cell office:value="51.4754738298" office:value-type="float">
            <text:p>51.4754738298</text:p>
          </table:table-cell>
          <table:table-cell office:value="68.062253264" office:value-type="float">
            <text:p>68.062253264</text:p>
          </table:table-cell>
          <table:table-cell office:value="69.7214834311" office:value-type="float">
            <text:p>69.7214834311</text:p>
          </table:table-cell>
          <table:table-cell office:value="71.9417229493" office:value-type="float">
            <text:p>71.9417229493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806319909" office:value-type="float">
            <text:p>1.2806319909</text:p>
          </table:table-cell>
          <table:table-cell office:value="1.25859077611" office:value-type="float">
            <text:p>1.25859077611</text:p>
          </table:table-cell>
          <table:table-cell office:value="1.29786935862" office:value-type="float">
            <text:p>1.29786935862</text:p>
          </table:table-cell>
          <table:table-cell office:value="1.26408250619" office:value-type="float">
            <text:p>1.26408250619</text:p>
          </table:table-cell>
          <table:table-cell office:value="1.25144180212" office:value-type="float">
            <text:p>1.25144180212</text:p>
          </table:table-cell>
          <table:table-cell office:value="1.32029642545" office:value-type="float">
            <text:p>1.32029642545</text:p>
          </table:table-cell>
          <table:table-cell office:value="1.08129666331" office:value-type="float">
            <text:p>1.08129666331</text:p>
          </table:table-cell>
          <table:table-cell office:value="1.04185893582" office:value-type="float">
            <text:p>1.04185893582</text:p>
          </table:table-cell>
          <table:table-cell office:value="1.08783455144" office:value-type="float">
            <text:p>1.08783455144</text:p>
          </table:table-cell>
          <table:table-cell office:value="1.20875113293" office:value-type="float">
            <text:p>1.20875113293</text:p>
          </table:table-cell>
          <table:table-cell office:value="1.03242045548" office:value-type="float">
            <text:p>1.03242045548</text:p>
          </table:table-cell>
          <table:table-cell office:value="0.802061905655" office:value-type="float">
            <text:p>0.802061905655</text:p>
          </table:table-cell>
          <table:table-cell office:value="1.16755796608" office:value-type="float">
            <text:p>1.16755796608</text:p>
          </table:table-cell>
          <table:table-cell office:value="1.17163696355" office:value-type="float">
            <text:p>1.17163696355</text:p>
          </table:table-cell>
          <table:table-cell office:value="1.16113034385" office:value-type="float">
            <text:p>1.16113034385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410347926" office:value-type="float">
            <text:p>1.18410347926</text:p>
          </table:table-cell>
          <table:table-cell office:value="1.12343258641" office:value-type="float">
            <text:p>1.12343258641</text:p>
          </table:table-cell>
          <table:table-cell office:value="1.20458591462" office:value-type="float">
            <text:p>1.20458591462</text:p>
          </table:table-cell>
          <table:table-cell office:value="1.17645669645" office:value-type="float">
            <text:p>1.17645669645</text:p>
          </table:table-cell>
          <table:table-cell office:value="1.14186717293" office:value-type="float">
            <text:p>1.14186717293</text:p>
          </table:table-cell>
          <table:table-cell office:value="1.13821166984" office:value-type="float">
            <text:p>1.13821166984</text:p>
          </table:table-cell>
          <table:table-cell office:value="0.95345563536" office:value-type="float">
            <text:p>0.95345563536</text:p>
          </table:table-cell>
          <table:table-cell office:value="0.924163866991" office:value-type="float">
            <text:p>0.924163866991</text:p>
          </table:table-cell>
          <table:table-cell office:value="0.958590951676" office:value-type="float">
            <text:p>0.958590951676</text:p>
          </table:table-cell>
          <table:table-cell office:value="1.03478799836" office:value-type="float">
            <text:p>1.03478799836</text:p>
          </table:table-cell>
          <table:table-cell office:value="0.887193775187" office:value-type="float">
            <text:p>0.887193775187</text:p>
          </table:table-cell>
          <table:table-cell office:value="0.700963993481" office:value-type="float">
            <text:p>0.700963993481</text:p>
          </table:table-cell>
          <table:table-cell office:value="1.00510639317" office:value-type="float">
            <text:p>1.00510639317</text:p>
          </table:table-cell>
          <table:table-cell office:value="1.08252134244" office:value-type="float">
            <text:p>1.08252134244</text:p>
          </table:table-cell>
          <table:table-cell office:value="1.03330154875" office:value-type="float">
            <text:p>1.03330154875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247410266" office:value-type="float">
            <text:p>36.8247410266</text:p>
          </table:table-cell>
          <table:table-cell office:value="33.3889641011" office:value-type="float">
            <text:p>33.3889641011</text:p>
          </table:table-cell>
          <table:table-cell office:value="34.6297738648" office:value-type="float">
            <text:p>34.6297738648</text:p>
          </table:table-cell>
          <table:table-cell office:value="32.3732807086" office:value-type="float">
            <text:p>32.3732807086</text:p>
          </table:table-cell>
          <table:table-cell office:value="33.0034887268" office:value-type="float">
            <text:p>33.0034887268</text:p>
          </table:table-cell>
          <table:table-cell office:value="33.7980745664" office:value-type="float">
            <text:p>33.7980745664</text:p>
          </table:table-cell>
          <table:table-cell office:value="27.5685411009" office:value-type="float">
            <text:p>27.5685411009</text:p>
          </table:table-cell>
          <table:table-cell office:value="26.6735330472" office:value-type="float">
            <text:p>26.6735330472</text:p>
          </table:table-cell>
          <table:table-cell office:value="27.0805406454" office:value-type="float">
            <text:p>27.0805406454</text:p>
          </table:table-cell>
          <table:table-cell office:value="28.0921734076" office:value-type="float">
            <text:p>28.0921734076</text:p>
          </table:table-cell>
          <table:table-cell office:value="24.7921832831" office:value-type="float">
            <text:p>24.7921832831</text:p>
          </table:table-cell>
          <table:table-cell office:value="19.2792923584" office:value-type="float">
            <text:p>19.2792923584</text:p>
          </table:table-cell>
          <table:table-cell office:value="26.2037454213" office:value-type="float">
            <text:p>26.2037454213</text:p>
          </table:table-cell>
          <table:table-cell office:value="27.4508670161" office:value-type="float">
            <text:p>27.4508670161</text:p>
          </table:table-cell>
          <table:table-cell office:value="29.5160255583" office:value-type="float">
            <text:p>29.5160255583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284674172" office:value-type="float">
            <text:p>0.217284674172</text:p>
          </table:table-cell>
          <table:table-cell office:value="0.210706750912" office:value-type="float">
            <text:p>0.210706750912</text:p>
          </table:table-cell>
          <table:table-cell office:value="0.223256532159" office:value-type="float">
            <text:p>0.223256532159</text:p>
          </table:table-cell>
          <table:table-cell office:value="0.224777824519" office:value-type="float">
            <text:p>0.224777824519</text:p>
          </table:table-cell>
          <table:table-cell office:value="0.212983514894" office:value-type="float">
            <text:p>0.212983514894</text:p>
          </table:table-cell>
          <table:table-cell office:value="0.220802729159" office:value-type="float">
            <text:p>0.220802729159</text:p>
          </table:table-cell>
          <table:table-cell office:value="0.181299745816" office:value-type="float">
            <text:p>0.181299745816</text:p>
          </table:table-cell>
          <table:table-cell office:value="0.175591984736" office:value-type="float">
            <text:p>0.175591984736</text:p>
          </table:table-cell>
          <table:table-cell office:value="0.179886616182" office:value-type="float">
            <text:p>0.179886616182</text:p>
          </table:table-cell>
          <table:table-cell office:value="0.198568382758" office:value-type="float">
            <text:p>0.198568382758</text:p>
          </table:table-cell>
          <table:table-cell office:value="0.172121796598" office:value-type="float">
            <text:p>0.172121796598</text:p>
          </table:table-cell>
          <table:table-cell office:value="0.126711621644" office:value-type="float">
            <text:p>0.126711621644</text:p>
          </table:table-cell>
          <table:table-cell office:value="0.196738784519" office:value-type="float">
            <text:p>0.196738784519</text:p>
          </table:table-cell>
          <table:table-cell office:value="0.210958020385" office:value-type="float">
            <text:p>0.210958020385</text:p>
          </table:table-cell>
          <table:table-cell office:value="0.195440842928" office:value-type="float">
            <text:p>0.195440842928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25266998" office:value-type="float">
            <text:p>0.192025266998</text:p>
          </table:table-cell>
          <table:table-cell office:value="0.175831993096" office:value-type="float">
            <text:p>0.175831993096</text:p>
          </table:table-cell>
          <table:table-cell office:value="0.189730495004" office:value-type="float">
            <text:p>0.189730495004</text:p>
          </table:table-cell>
          <table:table-cell office:value="0.170580158485" office:value-type="float">
            <text:p>0.170580158485</text:p>
          </table:table-cell>
          <table:table-cell office:value="0.171126541624" office:value-type="float">
            <text:p>0.171126541624</text:p>
          </table:table-cell>
          <table:table-cell office:value="0.17134441747" office:value-type="float">
            <text:p>0.17134441747</text:p>
          </table:table-cell>
          <table:table-cell office:value="0.139402352021" office:value-type="float">
            <text:p>0.139402352021</text:p>
          </table:table-cell>
          <table:table-cell office:value="0.140926303987" office:value-type="float">
            <text:p>0.140926303987</text:p>
          </table:table-cell>
          <table:table-cell office:value="0.141475381285" office:value-type="float">
            <text:p>0.141475381285</text:p>
          </table:table-cell>
          <table:table-cell office:value="0.140030950789" office:value-type="float">
            <text:p>0.140030950789</text:p>
          </table:table-cell>
          <table:table-cell office:value="0.128001181307" office:value-type="float">
            <text:p>0.128001181307</text:p>
          </table:table-cell>
          <table:table-cell office:value="0.101520994883" office:value-type="float">
            <text:p>0.101520994883</text:p>
          </table:table-cell>
          <table:table-cell office:value="0.137939127913" office:value-type="float">
            <text:p>0.137939127913</text:p>
          </table:table-cell>
          <table:table-cell office:value="0.146868553048" office:value-type="float">
            <text:p>0.146868553048</text:p>
          </table:table-cell>
          <table:table-cell office:value="0.153841166528" office:value-type="float">
            <text:p>0.15384116652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593502861" office:value-type="float">
            <text:p>0.446593502861</text:p>
          </table:table-cell>
          <table:table-cell office:value="0.40750159888" office:value-type="float">
            <text:p>0.40750159888</text:p>
          </table:table-cell>
          <table:table-cell office:value="0.418743948415" office:value-type="float">
            <text:p>0.418743948415</text:p>
          </table:table-cell>
          <table:table-cell office:value="0.396519645682" office:value-type="float">
            <text:p>0.396519645682</text:p>
          </table:table-cell>
          <table:table-cell office:value="0.41545181268" office:value-type="float">
            <text:p>0.41545181268</text:p>
          </table:table-cell>
          <table:table-cell office:value="0.405459893951" office:value-type="float">
            <text:p>0.405459893951</text:p>
          </table:table-cell>
          <table:table-cell office:value="0.323580881086" office:value-type="float">
            <text:p>0.323580881086</text:p>
          </table:table-cell>
          <table:table-cell office:value="0.318586569731" office:value-type="float">
            <text:p>0.318586569731</text:p>
          </table:table-cell>
          <table:table-cell office:value="0.323407497603" office:value-type="float">
            <text:p>0.323407497603</text:p>
          </table:table-cell>
          <table:table-cell office:value="0.345563416062" office:value-type="float">
            <text:p>0.345563416062</text:p>
          </table:table-cell>
          <table:table-cell office:value="0.296675977636" office:value-type="float">
            <text:p>0.296675977636</text:p>
          </table:table-cell>
          <table:table-cell office:value="0.221752278767" office:value-type="float">
            <text:p>0.221752278767</text:p>
          </table:table-cell>
          <table:table-cell office:value="0.318680646705" office:value-type="float">
            <text:p>0.318680646705</text:p>
          </table:table-cell>
          <table:table-cell office:value="0.341373886725" office:value-type="float">
            <text:p>0.341373886725</text:p>
          </table:table-cell>
          <table:table-cell office:value="0.356809051543" office:value-type="float">
            <text:p>0.356809051543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92577540796" office:value-type="float">
            <text:p>9.92577540796</text:p>
          </table:table-cell>
          <table:table-cell office:value="9.09244827221" office:value-type="float">
            <text:p>9.09244827221</text:p>
          </table:table-cell>
          <table:table-cell office:value="9.19445054718" office:value-type="float">
            <text:p>9.19445054718</text:p>
          </table:table-cell>
          <table:table-cell office:value="9.40726496085" office:value-type="float">
            <text:p>9.40726496085</text:p>
          </table:table-cell>
          <table:table-cell office:value="9.12462898249" office:value-type="float">
            <text:p>9.12462898249</text:p>
          </table:table-cell>
          <table:table-cell office:value="9.34687910514" office:value-type="float">
            <text:p>9.34687910514</text:p>
          </table:table-cell>
          <table:table-cell office:value="7.55123883635" office:value-type="float">
            <text:p>7.55123883635</text:p>
          </table:table-cell>
          <table:table-cell office:value="7.36850391474" office:value-type="float">
            <text:p>7.36850391474</text:p>
          </table:table-cell>
          <table:table-cell office:value="7.74445493775" office:value-type="float">
            <text:p>7.74445493775</text:p>
          </table:table-cell>
          <table:table-cell office:value="8.5310857972" office:value-type="float">
            <text:p>8.5310857972</text:p>
          </table:table-cell>
          <table:table-cell office:value="6.83115497049" office:value-type="float">
            <text:p>6.83115497049</text:p>
          </table:table-cell>
          <table:table-cell office:value="5.54341789987" office:value-type="float">
            <text:p>5.54341789987</text:p>
          </table:table-cell>
          <table:table-cell office:value="8.26774221431" office:value-type="float">
            <text:p>8.26774221431</text:p>
          </table:table-cell>
          <table:table-cell office:value="8.9964460946" office:value-type="float">
            <text:p>8.9964460946</text:p>
          </table:table-cell>
          <table:table-cell office:value="8.30223429589" office:value-type="float">
            <text:p>8.30223429589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337332408" office:value-type="float">
            <text:p>0.34337332408</text:p>
          </table:table-cell>
          <table:table-cell office:value="0.333092505506" office:value-type="float">
            <text:p>0.333092505506</text:p>
          </table:table-cell>
          <table:table-cell office:value="0.365157393136" office:value-type="float">
            <text:p>0.365157393136</text:p>
          </table:table-cell>
          <table:table-cell office:value="0.351483825172" office:value-type="float">
            <text:p>0.351483825172</text:p>
          </table:table-cell>
          <table:table-cell office:value="0.330643644449" office:value-type="float">
            <text:p>0.330643644449</text:p>
          </table:table-cell>
          <table:table-cell office:value="0.354323407796" office:value-type="float">
            <text:p>0.354323407796</text:p>
          </table:table-cell>
          <table:table-cell office:value="0.279278666745" office:value-type="float">
            <text:p>0.279278666745</text:p>
          </table:table-cell>
          <table:table-cell office:value="0.291201871188" office:value-type="float">
            <text:p>0.291201871188</text:p>
          </table:table-cell>
          <table:table-cell office:value="0.284165686908" office:value-type="float">
            <text:p>0.284165686908</text:p>
          </table:table-cell>
          <table:table-cell office:value="0.312227449048" office:value-type="float">
            <text:p>0.312227449048</text:p>
          </table:table-cell>
          <table:table-cell office:value="0.275047922037" office:value-type="float">
            <text:p>0.275047922037</text:p>
          </table:table-cell>
          <table:table-cell office:value="0.220046943758" office:value-type="float">
            <text:p>0.220046943758</text:p>
          </table:table-cell>
          <table:table-cell office:value="0.319347352783" office:value-type="float">
            <text:p>0.319347352783</text:p>
          </table:table-cell>
          <table:table-cell office:value="0.307184582357" office:value-type="float">
            <text:p>0.307184582357</text:p>
          </table:table-cell>
          <table:table-cell office:value="0.312260768662" office:value-type="float">
            <text:p>0.312260768662</text:p>
          </table:table-cell>
          <table:table-cell office:value="0.44" office:value-type="float">
            <text:p>0.44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8.123452295" office:value-type="float">
            <text:p>328.123452295</text:p>
          </table:table-cell>
          <table:table-cell office:value="321.568706847" office:value-type="float">
            <text:p>321.568706847</text:p>
          </table:table-cell>
          <table:table-cell office:value="331.706941489" office:value-type="float">
            <text:p>331.706941489</text:p>
          </table:table-cell>
          <table:table-cell office:value="276.606740417" office:value-type="float">
            <text:p>276.606740417</text:p>
          </table:table-cell>
          <table:table-cell office:value="300.02453413" office:value-type="float">
            <text:p>300.02453413</text:p>
          </table:table-cell>
          <table:table-cell office:value="270.781058898" office:value-type="float">
            <text:p>270.781058898</text:p>
          </table:table-cell>
          <table:table-cell office:value="277.052348024" office:value-type="float">
            <text:p>277.052348024</text:p>
          </table:table-cell>
          <table:table-cell office:value="261.456721919" office:value-type="float">
            <text:p>261.456721919</text:p>
          </table:table-cell>
          <table:table-cell office:value="257.903534018" office:value-type="float">
            <text:p>257.903534018</text:p>
          </table:table-cell>
          <table:table-cell office:value="257.676059096" office:value-type="float">
            <text:p>257.676059096</text:p>
          </table:table-cell>
          <table:table-cell office:value="233.679529444" office:value-type="float">
            <text:p>233.679529444</text:p>
          </table:table-cell>
          <table:table-cell office:value="208.407401644" office:value-type="float">
            <text:p>208.407401644</text:p>
          </table:table-cell>
          <table:table-cell office:value="214.788601692" office:value-type="float">
            <text:p>214.788601692</text:p>
          </table:table-cell>
          <table:table-cell office:value="230.64274749" office:value-type="float">
            <text:p>230.64274749</text:p>
          </table:table-cell>
          <table:table-cell office:value="272.29043307" office:value-type="float">
            <text:p>272.29043307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3895720578" office:value-type="float">
            <text:p>91.3895720578</text:p>
          </table:table-cell>
          <table:table-cell office:value="91.9916135698" office:value-type="float">
            <text:p>91.9916135698</text:p>
          </table:table-cell>
          <table:table-cell office:value="92.4331963256" office:value-type="float">
            <text:p>92.4331963256</text:p>
          </table:table-cell>
          <table:table-cell office:value="82.7483910429" office:value-type="float">
            <text:p>82.7483910429</text:p>
          </table:table-cell>
          <table:table-cell office:value="84.9117151707" office:value-type="float">
            <text:p>84.9117151707</text:p>
          </table:table-cell>
          <table:table-cell office:value="79.044038542" office:value-type="float">
            <text:p>79.044038542</text:p>
          </table:table-cell>
          <table:table-cell office:value="79.2508527835" office:value-type="float">
            <text:p>79.2508527835</text:p>
          </table:table-cell>
          <table:table-cell office:value="77.3688594552" office:value-type="float">
            <text:p>77.3688594552</text:p>
          </table:table-cell>
          <table:table-cell office:value="75.7854112076" office:value-type="float">
            <text:p>75.7854112076</text:p>
          </table:table-cell>
          <table:table-cell office:value="76.5311547429" office:value-type="float">
            <text:p>76.5311547429</text:p>
          </table:table-cell>
          <table:table-cell office:value="72.1544794806" office:value-type="float">
            <text:p>72.1544794806</text:p>
          </table:table-cell>
          <table:table-cell office:value="63.3462279659" office:value-type="float">
            <text:p>63.3462279659</text:p>
          </table:table-cell>
          <table:table-cell office:value="61.5210373839" office:value-type="float">
            <text:p>61.5210373839</text:p>
          </table:table-cell>
          <table:table-cell office:value="68.5585430445" office:value-type="float">
            <text:p>68.5585430445</text:p>
          </table:table-cell>
          <table:table-cell office:value="79.1135807483" office:value-type="float">
            <text:p>79.1135807483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839117067" office:value-type="float">
            <text:p>1.3839117067</text:p>
          </table:table-cell>
          <table:table-cell office:value="1.36434828305" office:value-type="float">
            <text:p>1.36434828305</text:p>
          </table:table-cell>
          <table:table-cell office:value="1.47297997614" office:value-type="float">
            <text:p>1.47297997614</text:p>
          </table:table-cell>
          <table:table-cell office:value="1.28157779796" office:value-type="float">
            <text:p>1.28157779796</text:p>
          </table:table-cell>
          <table:table-cell office:value="1.35637891665" office:value-type="float">
            <text:p>1.35637891665</text:p>
          </table:table-cell>
          <table:table-cell office:value="1.22529616882" office:value-type="float">
            <text:p>1.22529616882</text:p>
          </table:table-cell>
          <table:table-cell office:value="1.27841413129" office:value-type="float">
            <text:p>1.27841413129</text:p>
          </table:table-cell>
          <table:table-cell office:value="1.23816441813" office:value-type="float">
            <text:p>1.23816441813</text:p>
          </table:table-cell>
          <table:table-cell office:value="1.20039990638" office:value-type="float">
            <text:p>1.20039990638</text:p>
          </table:table-cell>
          <table:table-cell office:value="1.24844014931" office:value-type="float">
            <text:p>1.24844014931</text:p>
          </table:table-cell>
          <table:table-cell office:value="1.14644270278" office:value-type="float">
            <text:p>1.14644270278</text:p>
          </table:table-cell>
          <table:table-cell office:value="0.987062163994" office:value-type="float">
            <text:p>0.987062163994</text:p>
          </table:table-cell>
          <table:table-cell office:value="1.04117209404" office:value-type="float">
            <text:p>1.04117209404</text:p>
          </table:table-cell>
          <table:table-cell office:value="1.11667979197" office:value-type="float">
            <text:p>1.11667979197</text:p>
          </table:table-cell>
          <table:table-cell office:value="1.24804526271" office:value-type="float">
            <text:p>1.24804526271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3032000936" office:value-type="float">
            <text:p>1.23032000936</text:p>
          </table:table-cell>
          <table:table-cell office:value="1.19101937633" office:value-type="float">
            <text:p>1.19101937633</text:p>
          </table:table-cell>
          <table:table-cell office:value="1.27728959788" office:value-type="float">
            <text:p>1.27728959788</text:p>
          </table:table-cell>
          <table:table-cell office:value="1.08172501235" office:value-type="float">
            <text:p>1.08172501235</text:p>
          </table:table-cell>
          <table:table-cell office:value="1.12766719869" office:value-type="float">
            <text:p>1.12766719869</text:p>
          </table:table-cell>
          <table:table-cell office:value="1.01908400411" office:value-type="float">
            <text:p>1.01908400411</text:p>
          </table:table-cell>
          <table:table-cell office:value="1.08553867065" office:value-type="float">
            <text:p>1.08553867065</text:p>
          </table:table-cell>
          <table:table-cell office:value="1.04317036589" office:value-type="float">
            <text:p>1.04317036589</text:p>
          </table:table-cell>
          <table:table-cell office:value="1.00870618253" office:value-type="float">
            <text:p>1.00870618253</text:p>
          </table:table-cell>
          <table:table-cell office:value="1.03856139223" office:value-type="float">
            <text:p>1.03856139223</text:p>
          </table:table-cell>
          <table:table-cell office:value="0.965319937017" office:value-type="float">
            <text:p>0.965319937017</text:p>
          </table:table-cell>
          <table:table-cell office:value="0.855853051348" office:value-type="float">
            <text:p>0.855853051348</text:p>
          </table:table-cell>
          <table:table-cell office:value="0.831624047383" office:value-type="float">
            <text:p>0.831624047383</text:p>
          </table:table-cell>
          <table:table-cell office:value="0.947588507069" office:value-type="float">
            <text:p>0.947588507069</text:p>
          </table:table-cell>
          <table:table-cell office:value="1.0581445266" office:value-type="float">
            <text:p>1.0581445266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6477741033" office:value-type="float">
            <text:p>36.6477741033</text:p>
          </table:table-cell>
          <table:table-cell office:value="35.3721396809" office:value-type="float">
            <text:p>35.3721396809</text:p>
          </table:table-cell>
          <table:table-cell office:value="36.5505891927" office:value-type="float">
            <text:p>36.5505891927</text:p>
          </table:table-cell>
          <table:table-cell office:value="30.8852194578" office:value-type="float">
            <text:p>30.8852194578</text:p>
          </table:table-cell>
          <table:table-cell office:value="33.4409046193" office:value-type="float">
            <text:p>33.4409046193</text:p>
          </table:table-cell>
          <table:table-cell office:value="29.8462266593" office:value-type="float">
            <text:p>29.8462266593</text:p>
          </table:table-cell>
          <table:table-cell office:value="30.519522679" office:value-type="float">
            <text:p>30.519522679</text:p>
          </table:table-cell>
          <table:table-cell office:value="29.4544610818" office:value-type="float">
            <text:p>29.4544610818</text:p>
          </table:table-cell>
          <table:table-cell office:value="28.8206002584" office:value-type="float">
            <text:p>28.8206002584</text:p>
          </table:table-cell>
          <table:table-cell office:value="28.5339926387" office:value-type="float">
            <text:p>28.5339926387</text:p>
          </table:table-cell>
          <table:table-cell office:value="26.8703530342" office:value-type="float">
            <text:p>26.8703530342</text:p>
          </table:table-cell>
          <table:table-cell office:value="23.4056869772" office:value-type="float">
            <text:p>23.4056869772</text:p>
          </table:table-cell>
          <table:table-cell office:value="23.777719222" office:value-type="float">
            <text:p>23.777719222</text:p>
          </table:table-cell>
          <table:table-cell office:value="26.1767709634" office:value-type="float">
            <text:p>26.1767709634</text:p>
          </table:table-cell>
          <table:table-cell office:value="30.3173222773" office:value-type="float">
            <text:p>30.3173222773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02736975" office:value-type="float">
            <text:p>0.2502736975</text:p>
          </table:table-cell>
          <table:table-cell office:value="0.237282849911" office:value-type="float">
            <text:p>0.237282849911</text:p>
          </table:table-cell>
          <table:table-cell office:value="0.26516415943" office:value-type="float">
            <text:p>0.26516415943</text:p>
          </table:table-cell>
          <table:table-cell office:value="0.216716505583" office:value-type="float">
            <text:p>0.216716505583</text:p>
          </table:table-cell>
          <table:table-cell office:value="0.225941769445" office:value-type="float">
            <text:p>0.225941769445</text:p>
          </table:table-cell>
          <table:table-cell office:value="0.201569863078" office:value-type="float">
            <text:p>0.201569863078</text:p>
          </table:table-cell>
          <table:table-cell office:value="0.220909116818" office:value-type="float">
            <text:p>0.220909116818</text:p>
          </table:table-cell>
          <table:table-cell office:value="0.20852903029" office:value-type="float">
            <text:p>0.20852903029</text:p>
          </table:table-cell>
          <table:table-cell office:value="0.199726852841" office:value-type="float">
            <text:p>0.199726852841</text:p>
          </table:table-cell>
          <table:table-cell office:value="0.207372969367" office:value-type="float">
            <text:p>0.207372969367</text:p>
          </table:table-cell>
          <table:table-cell office:value="0.194649337233" office:value-type="float">
            <text:p>0.194649337233</text:p>
          </table:table-cell>
          <table:table-cell office:value="0.170761702055" office:value-type="float">
            <text:p>0.170761702055</text:p>
          </table:table-cell>
          <table:table-cell office:value="0.17094054029" office:value-type="float">
            <text:p>0.17094054029</text:p>
          </table:table-cell>
          <table:table-cell office:value="0.188584195341" office:value-type="float">
            <text:p>0.188584195341</text:p>
          </table:table-cell>
          <table:table-cell office:value="0.213064491834" office:value-type="float">
            <text:p>0.213064491834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3092910397" office:value-type="float">
            <text:p>0.183092910397</text:p>
          </table:table-cell>
          <table:table-cell office:value="0.17796471644" office:value-type="float">
            <text:p>0.17796471644</text:p>
          </table:table-cell>
          <table:table-cell office:value="0.186681416138" office:value-type="float">
            <text:p>0.186681416138</text:p>
          </table:table-cell>
          <table:table-cell office:value="0.157537106562" office:value-type="float">
            <text:p>0.157537106562</text:p>
          </table:table-cell>
          <table:table-cell office:value="0.169198427964" office:value-type="float">
            <text:p>0.169198427964</text:p>
          </table:table-cell>
          <table:table-cell office:value="0.153851077486" office:value-type="float">
            <text:p>0.153851077486</text:p>
          </table:table-cell>
          <table:table-cell office:value="0.149901641785" office:value-type="float">
            <text:p>0.149901641785</text:p>
          </table:table-cell>
          <table:table-cell office:value="0.147983786651" office:value-type="float">
            <text:p>0.147983786651</text:p>
          </table:table-cell>
          <table:table-cell office:value="0.142738589539" office:value-type="float">
            <text:p>0.142738589539</text:p>
          </table:table-cell>
          <table:table-cell office:value="0.145463299379" office:value-type="float">
            <text:p>0.145463299379</text:p>
          </table:table-cell>
          <table:table-cell office:value="0.134982497188" office:value-type="float">
            <text:p>0.134982497188</text:p>
          </table:table-cell>
          <table:table-cell office:value="0.118010242557" office:value-type="float">
            <text:p>0.118010242557</text:p>
          </table:table-cell>
          <table:table-cell office:value="0.115090684942" office:value-type="float">
            <text:p>0.115090684942</text:p>
          </table:table-cell>
          <table:table-cell office:value="0.133225378474" office:value-type="float">
            <text:p>0.133225378474</text:p>
          </table:table-cell>
          <table:table-cell office:value="0.152499722848" office:value-type="float">
            <text:p>0.152499722848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4991717855" office:value-type="float">
            <text:p>0.444991717855</text:p>
          </table:table-cell>
          <table:table-cell office:value="0.413300917437" office:value-type="float">
            <text:p>0.413300917437</text:p>
          </table:table-cell>
          <table:table-cell office:value="0.439825527385" office:value-type="float">
            <text:p>0.439825527385</text:p>
          </table:table-cell>
          <table:table-cell office:value="0.357490149036" office:value-type="float">
            <text:p>0.357490149036</text:p>
          </table:table-cell>
          <table:table-cell office:value="0.391021592549" office:value-type="float">
            <text:p>0.391021592549</text:p>
          </table:table-cell>
          <table:table-cell office:value="0.342883914104" office:value-type="float">
            <text:p>0.342883914104</text:p>
          </table:table-cell>
          <table:table-cell office:value="0.357946440857" office:value-type="float">
            <text:p>0.357946440857</text:p>
          </table:table-cell>
          <table:table-cell office:value="0.340915263718" office:value-type="float">
            <text:p>0.340915263718</text:p>
          </table:table-cell>
          <table:table-cell office:value="0.327170002409" office:value-type="float">
            <text:p>0.327170002409</text:p>
          </table:table-cell>
          <table:table-cell office:value="0.330253462351" office:value-type="float">
            <text:p>0.330253462351</text:p>
          </table:table-cell>
          <table:table-cell office:value="0.311953183991" office:value-type="float">
            <text:p>0.311953183991</text:p>
          </table:table-cell>
          <table:table-cell office:value="0.273224174235" office:value-type="float">
            <text:p>0.273224174235</text:p>
          </table:table-cell>
          <table:table-cell office:value="0.277925929379" office:value-type="float">
            <text:p>0.277925929379</text:p>
          </table:table-cell>
          <table:table-cell office:value="0.309641079464" office:value-type="float">
            <text:p>0.309641079464</text:p>
          </table:table-cell>
          <table:table-cell office:value="0.354530944254" office:value-type="float">
            <text:p>0.354530944254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550251697" office:value-type="float">
            <text:p>13.550251697</text:p>
          </table:table-cell>
          <table:table-cell office:value="10.4314624584" office:value-type="float">
            <text:p>10.4314624584</text:p>
          </table:table-cell>
          <table:table-cell office:value="11.6647761012" office:value-type="float">
            <text:p>11.6647761012</text:p>
          </table:table-cell>
          <table:table-cell office:value="9.30810190028" office:value-type="float">
            <text:p>9.30810190028</text:p>
          </table:table-cell>
          <table:table-cell office:value="9.87768609486" office:value-type="float">
            <text:p>9.87768609486</text:p>
          </table:table-cell>
          <table:table-cell office:value="8.99259909297" office:value-type="float">
            <text:p>8.99259909297</text:p>
          </table:table-cell>
          <table:table-cell office:value="9.83046351913" office:value-type="float">
            <text:p>9.83046351913</text:p>
          </table:table-cell>
          <table:table-cell office:value="9.0700479161" office:value-type="float">
            <text:p>9.0700479161</text:p>
          </table:table-cell>
          <table:table-cell office:value="9.10395505964" office:value-type="float">
            <text:p>9.10395505964</text:p>
          </table:table-cell>
          <table:table-cell office:value="9.87312631493" office:value-type="float">
            <text:p>9.87312631493</text:p>
          </table:table-cell>
          <table:table-cell office:value="9.17669377109" office:value-type="float">
            <text:p>9.17669377109</text:p>
          </table:table-cell>
          <table:table-cell office:value="7.2570942218" office:value-type="float">
            <text:p>7.2570942218</text:p>
          </table:table-cell>
          <table:table-cell office:value="7.61326507449" office:value-type="float">
            <text:p>7.61326507449</text:p>
          </table:table-cell>
          <table:table-cell office:value="8.56870225958" office:value-type="float">
            <text:p>8.56870225958</text:p>
          </table:table-cell>
          <table:table-cell office:value="9.67304024784" office:value-type="float">
            <text:p>9.67304024784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1214778163" office:value-type="float">
            <text:p>0.371214778163</text:p>
          </table:table-cell>
          <table:table-cell office:value="0.369608444763" office:value-type="float">
            <text:p>0.369608444763</text:p>
          </table:table-cell>
          <table:table-cell office:value="0.408220633905" office:value-type="float">
            <text:p>0.408220633905</text:p>
          </table:table-cell>
          <table:table-cell office:value="0.346120422173" office:value-type="float">
            <text:p>0.346120422173</text:p>
          </table:table-cell>
          <table:table-cell office:value="0.360760464561" office:value-type="float">
            <text:p>0.360760464561</text:p>
          </table:table-cell>
          <table:table-cell office:value="0.338869359403" office:value-type="float">
            <text:p>0.338869359403</text:p>
          </table:table-cell>
          <table:table-cell office:value="0.351152886814" office:value-type="float">
            <text:p>0.351152886814</text:p>
          </table:table-cell>
          <table:table-cell office:value="0.331801853405" office:value-type="float">
            <text:p>0.331801853405</text:p>
          </table:table-cell>
          <table:table-cell office:value="0.335870570174" office:value-type="float">
            <text:p>0.335870570174</text:p>
          </table:table-cell>
          <table:table-cell office:value="0.343347362284" office:value-type="float">
            <text:p>0.343347362284</text:p>
          </table:table-cell>
          <table:table-cell office:value="0.319850251403" office:value-type="float">
            <text:p>0.319850251403</text:p>
          </table:table-cell>
          <table:table-cell office:value="0.277875782052" office:value-type="float">
            <text:p>0.277875782052</text:p>
          </table:table-cell>
          <table:table-cell office:value="0.281452677872" office:value-type="float">
            <text:p>0.281452677872</text:p>
          </table:table-cell>
          <table:table-cell office:value="0.296912063603" office:value-type="float">
            <text:p>0.296912063603</text:p>
          </table:table-cell>
          <table:table-cell office:value="0.341241960536" office:value-type="float">
            <text:p>0.341241960536</text:p>
          </table:table-cell>
          <table:table-cell office:value="0.44" office:value-type="float">
            <text:p>0.44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3.132563085" office:value-type="float">
            <text:p>343.132563085</text:p>
          </table:table-cell>
          <table:table-cell office:value="318.753450155" office:value-type="float">
            <text:p>318.753450155</text:p>
          </table:table-cell>
          <table:table-cell office:value="345.214732035" office:value-type="float">
            <text:p>345.214732035</text:p>
          </table:table-cell>
          <table:table-cell office:value="283.393620074" office:value-type="float">
            <text:p>283.393620074</text:p>
          </table:table-cell>
          <table:table-cell office:value="302.565357533" office:value-type="float">
            <text:p>302.565357533</text:p>
          </table:table-cell>
          <table:table-cell office:value="278.391746822" office:value-type="float">
            <text:p>278.391746822</text:p>
          </table:table-cell>
          <table:table-cell office:value="287.965403755" office:value-type="float">
            <text:p>287.965403755</text:p>
          </table:table-cell>
          <table:table-cell office:value="265.330176819" office:value-type="float">
            <text:p>265.330176819</text:p>
          </table:table-cell>
          <table:table-cell office:value="295.481481127" office:value-type="float">
            <text:p>295.481481127</text:p>
          </table:table-cell>
          <table:table-cell office:value="286.495564617" office:value-type="float">
            <text:p>286.495564617</text:p>
          </table:table-cell>
          <table:table-cell office:value="302.925437902" office:value-type="float">
            <text:p>302.925437902</text:p>
          </table:table-cell>
          <table:table-cell office:value="225.285503867" office:value-type="float">
            <text:p>225.285503867</text:p>
          </table:table-cell>
          <table:table-cell office:value="236.866240695" office:value-type="float">
            <text:p>236.866240695</text:p>
          </table:table-cell>
          <table:table-cell office:value="276.448274126" office:value-type="float">
            <text:p>276.448274126</text:p>
          </table:table-cell>
          <table:table-cell office:value="290.138559884" office:value-type="float">
            <text:p>290.13855988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9.9804799898" office:value-type="float">
            <text:p>89.9804799898</text:p>
          </table:table-cell>
          <table:table-cell office:value="83.3288187523" office:value-type="float">
            <text:p>83.3288187523</text:p>
          </table:table-cell>
          <table:table-cell office:value="90.2739051241" office:value-type="float">
            <text:p>90.2739051241</text:p>
          </table:table-cell>
          <table:table-cell office:value="73.1574457371" office:value-type="float">
            <text:p>73.1574457371</text:p>
          </table:table-cell>
          <table:table-cell office:value="81.2596148656" office:value-type="float">
            <text:p>81.2596148656</text:p>
          </table:table-cell>
          <table:table-cell office:value="76.2255781737" office:value-type="float">
            <text:p>76.2255781737</text:p>
          </table:table-cell>
          <table:table-cell office:value="78.2579610545" office:value-type="float">
            <text:p>78.2579610545</text:p>
          </table:table-cell>
          <table:table-cell office:value="72.8356093975" office:value-type="float">
            <text:p>72.8356093975</text:p>
          </table:table-cell>
          <table:table-cell office:value="79.691931421" office:value-type="float">
            <text:p>79.691931421</text:p>
          </table:table-cell>
          <table:table-cell office:value="76.3870325424" office:value-type="float">
            <text:p>76.3870325424</text:p>
          </table:table-cell>
          <table:table-cell office:value="82.3396280127" office:value-type="float">
            <text:p>82.3396280127</text:p>
          </table:table-cell>
          <table:table-cell office:value="61.969360146" office:value-type="float">
            <text:p>61.969360146</text:p>
          </table:table-cell>
          <table:table-cell office:value="64.7065463609" office:value-type="float">
            <text:p>64.7065463609</text:p>
          </table:table-cell>
          <table:table-cell office:value="77.3844764793" office:value-type="float">
            <text:p>77.3844764793</text:p>
          </table:table-cell>
          <table:table-cell office:value="77.7241470444" office:value-type="float">
            <text:p>77.7241470444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5683494348" office:value-type="float">
            <text:p>1.45683494348</text:p>
          </table:table-cell>
          <table:table-cell office:value="1.37534505714" office:value-type="float">
            <text:p>1.37534505714</text:p>
          </table:table-cell>
          <table:table-cell office:value="1.52892706975" office:value-type="float">
            <text:p>1.52892706975</text:p>
          </table:table-cell>
          <table:table-cell office:value="1.25518004486" office:value-type="float">
            <text:p>1.25518004486</text:p>
          </table:table-cell>
          <table:table-cell office:value="1.38170198619" office:value-type="float">
            <text:p>1.38170198619</text:p>
          </table:table-cell>
          <table:table-cell office:value="1.28636118995" office:value-type="float">
            <text:p>1.28636118995</text:p>
          </table:table-cell>
          <table:table-cell office:value="1.30582751337" office:value-type="float">
            <text:p>1.30582751337</text:p>
          </table:table-cell>
          <table:table-cell office:value="1.21610386432" office:value-type="float">
            <text:p>1.21610386432</text:p>
          </table:table-cell>
          <table:table-cell office:value="1.37972230196" office:value-type="float">
            <text:p>1.37972230196</text:p>
          </table:table-cell>
          <table:table-cell office:value="1.34626638059" office:value-type="float">
            <text:p>1.34626638059</text:p>
          </table:table-cell>
          <table:table-cell office:value="1.5664994476" office:value-type="float">
            <text:p>1.5664994476</text:p>
          </table:table-cell>
          <table:table-cell office:value="1.02595030108" office:value-type="float">
            <text:p>1.02595030108</text:p>
          </table:table-cell>
          <table:table-cell office:value="1.18784816257" office:value-type="float">
            <text:p>1.18784816257</text:p>
          </table:table-cell>
          <table:table-cell office:value="1.33035878596" office:value-type="float">
            <text:p>1.33035878596</text:p>
          </table:table-cell>
          <table:table-cell office:value="1.33173602022" office:value-type="float">
            <text:p>1.33173602022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0141528397" office:value-type="float">
            <text:p>1.30141528397</text:p>
          </table:table-cell>
          <table:table-cell office:value="1.21960198801" office:value-type="float">
            <text:p>1.21960198801</text:p>
          </table:table-cell>
          <table:table-cell office:value="1.30157560887" office:value-type="float">
            <text:p>1.30157560887</text:p>
          </table:table-cell>
          <table:table-cell office:value="1.08360700424" office:value-type="float">
            <text:p>1.08360700424</text:p>
          </table:table-cell>
          <table:table-cell office:value="1.20129657461" office:value-type="float">
            <text:p>1.20129657461</text:p>
          </table:table-cell>
          <table:table-cell office:value="1.10833844805" office:value-type="float">
            <text:p>1.10833844805</text:p>
          </table:table-cell>
          <table:table-cell office:value="1.122752055" office:value-type="float">
            <text:p>1.122752055</text:p>
          </table:table-cell>
          <table:table-cell office:value="1.04383797093" office:value-type="float">
            <text:p>1.04383797093</text:p>
          </table:table-cell>
          <table:table-cell office:value="1.16493654801" office:value-type="float">
            <text:p>1.16493654801</text:p>
          </table:table-cell>
          <table:table-cell office:value="1.1357654693" office:value-type="float">
            <text:p>1.1357654693</text:p>
          </table:table-cell>
          <table:table-cell office:value="1.29715525584" office:value-type="float">
            <text:p>1.29715525584</text:p>
          </table:table-cell>
          <table:table-cell office:value="0.866781992998" office:value-type="float">
            <text:p>0.866781992998</text:p>
          </table:table-cell>
          <table:table-cell office:value="0.962218372013" office:value-type="float">
            <text:p>0.962218372013</text:p>
          </table:table-cell>
          <table:table-cell office:value="1.19031163582" office:value-type="float">
            <text:p>1.19031163582</text:p>
          </table:table-cell>
          <table:table-cell office:value="1.13917558245" office:value-type="float">
            <text:p>1.13917558245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4174621085" office:value-type="float">
            <text:p>38.4174621085</text:p>
          </table:table-cell>
          <table:table-cell office:value="35.4044067708" office:value-type="float">
            <text:p>35.4044067708</text:p>
          </table:table-cell>
          <table:table-cell office:value="37.4060464585" office:value-type="float">
            <text:p>37.4060464585</text:p>
          </table:table-cell>
          <table:table-cell office:value="31.2958823234" office:value-type="float">
            <text:p>31.2958823234</text:p>
          </table:table-cell>
          <table:table-cell office:value="33.5046814527" office:value-type="float">
            <text:p>33.5046814527</text:p>
          </table:table-cell>
          <table:table-cell office:value="30.7745549418" office:value-type="float">
            <text:p>30.7745549418</text:p>
          </table:table-cell>
          <table:table-cell office:value="31.4950102998" office:value-type="float">
            <text:p>31.4950102998</text:p>
          </table:table-cell>
          <table:table-cell office:value="28.4260400517" office:value-type="float">
            <text:p>28.4260400517</text:p>
          </table:table-cell>
          <table:table-cell office:value="32.8523939471" office:value-type="float">
            <text:p>32.8523939471</text:p>
          </table:table-cell>
          <table:table-cell office:value="33.2502574266" office:value-type="float">
            <text:p>33.2502574266</text:p>
          </table:table-cell>
          <table:table-cell office:value="33.9475311607" office:value-type="float">
            <text:p>33.9475311607</text:p>
          </table:table-cell>
          <table:table-cell office:value="25.6244525321" office:value-type="float">
            <text:p>25.6244525321</text:p>
          </table:table-cell>
          <table:table-cell office:value="27.2068317911" office:value-type="float">
            <text:p>27.2068317911</text:p>
          </table:table-cell>
          <table:table-cell office:value="32.1833556024" office:value-type="float">
            <text:p>32.1833556024</text:p>
          </table:table-cell>
          <table:table-cell office:value="32.2773500973" office:value-type="float">
            <text:p>32.2773500973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7459895017" office:value-type="float">
            <text:p>0.27459895017</text:p>
          </table:table-cell>
          <table:table-cell office:value="0.254017788417" office:value-type="float">
            <text:p>0.254017788417</text:p>
          </table:table-cell>
          <table:table-cell office:value="0.272900664192" office:value-type="float">
            <text:p>0.272900664192</text:p>
          </table:table-cell>
          <table:table-cell office:value="0.226181217686" office:value-type="float">
            <text:p>0.226181217686</text:p>
          </table:table-cell>
          <table:table-cell office:value="0.247170675205" office:value-type="float">
            <text:p>0.247170675205</text:p>
          </table:table-cell>
          <table:table-cell office:value="0.22596737246" office:value-type="float">
            <text:p>0.22596737246</text:p>
          </table:table-cell>
          <table:table-cell office:value="0.224769528814" office:value-type="float">
            <text:p>0.224769528814</text:p>
          </table:table-cell>
          <table:table-cell office:value="0.207467023729" office:value-type="float">
            <text:p>0.207467023729</text:p>
          </table:table-cell>
          <table:table-cell office:value="0.237961688278" office:value-type="float">
            <text:p>0.237961688278</text:p>
          </table:table-cell>
          <table:table-cell office:value="0.233771557651" office:value-type="float">
            <text:p>0.233771557651</text:p>
          </table:table-cell>
          <table:table-cell office:value="0.269762998962" office:value-type="float">
            <text:p>0.269762998962</text:p>
          </table:table-cell>
          <table:table-cell office:value="0.177989042478" office:value-type="float">
            <text:p>0.177989042478</text:p>
          </table:table-cell>
          <table:table-cell office:value="0.194038036981" office:value-type="float">
            <text:p>0.194038036981</text:p>
          </table:table-cell>
          <table:table-cell office:value="0.238073351459" office:value-type="float">
            <text:p>0.238073351459</text:p>
          </table:table-cell>
          <table:table-cell office:value="0.234353580386" office:value-type="float">
            <text:p>0.234353580386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270331286" office:value-type="float">
            <text:p>0.192270331286</text:p>
          </table:table-cell>
          <table:table-cell office:value="0.178414941567" office:value-type="float">
            <text:p>0.178414941567</text:p>
          </table:table-cell>
          <table:table-cell office:value="0.189375323664" office:value-type="float">
            <text:p>0.189375323664</text:p>
          </table:table-cell>
          <table:table-cell office:value="0.158933302867" office:value-type="float">
            <text:p>0.158933302867</text:p>
          </table:table-cell>
          <table:table-cell office:value="0.168269130752" office:value-type="float">
            <text:p>0.168269130752</text:p>
          </table:table-cell>
          <table:table-cell office:value="0.157606947899" office:value-type="float">
            <text:p>0.157606947899</text:p>
          </table:table-cell>
          <table:table-cell office:value="0.162130389487" office:value-type="float">
            <text:p>0.162130389487</text:p>
          </table:table-cell>
          <table:table-cell office:value="0.145299844435" office:value-type="float">
            <text:p>0.145299844435</text:p>
          </table:table-cell>
          <table:table-cell office:value="0.167146313744" office:value-type="float">
            <text:p>0.167146313744</text:p>
          </table:table-cell>
          <table:table-cell office:value="0.166299651609" office:value-type="float">
            <text:p>0.166299651609</text:p>
          </table:table-cell>
          <table:table-cell office:value="0.17181654356" office:value-type="float">
            <text:p>0.17181654356</text:p>
          </table:table-cell>
          <table:table-cell office:value="0.133225845272" office:value-type="float">
            <text:p>0.133225845272</text:p>
          </table:table-cell>
          <table:table-cell office:value="0.131959934253" office:value-type="float">
            <text:p>0.131959934253</text:p>
          </table:table-cell>
          <table:table-cell office:value="0.165968202025" office:value-type="float">
            <text:p>0.165968202025</text:p>
          </table:table-cell>
          <table:table-cell office:value="0.163288346184" office:value-type="float">
            <text:p>0.163288346184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86936657946" office:value-type="float">
            <text:p>0.486936657946</text:p>
          </table:table-cell>
          <table:table-cell office:value="0.448037936929" office:value-type="float">
            <text:p>0.448037936929</text:p>
          </table:table-cell>
          <table:table-cell office:value="0.46589020833" office:value-type="float">
            <text:p>0.46589020833</text:p>
          </table:table-cell>
          <table:table-cell office:value="0.393738370846" office:value-type="float">
            <text:p>0.393738370846</text:p>
          </table:table-cell>
          <table:table-cell office:value="0.415200381749" office:value-type="float">
            <text:p>0.415200381749</text:p>
          </table:table-cell>
          <table:table-cell office:value="0.375944981887" office:value-type="float">
            <text:p>0.375944981887</text:p>
          </table:table-cell>
          <table:table-cell office:value="0.382146962441" office:value-type="float">
            <text:p>0.382146962441</text:p>
          </table:table-cell>
          <table:table-cell office:value="0.342960706162" office:value-type="float">
            <text:p>0.342960706162</text:p>
          </table:table-cell>
          <table:table-cell office:value="0.404966779497" office:value-type="float">
            <text:p>0.404966779497</text:p>
          </table:table-cell>
          <table:table-cell office:value="0.407283806437" office:value-type="float">
            <text:p>0.407283806437</text:p>
          </table:table-cell>
          <table:table-cell office:value="0.422916781646" office:value-type="float">
            <text:p>0.422916781646</text:p>
          </table:table-cell>
          <table:table-cell office:value="0.316342086581" office:value-type="float">
            <text:p>0.316342086581</text:p>
          </table:table-cell>
          <table:table-cell office:value="0.31997178232" office:value-type="float">
            <text:p>0.31997178232</text:p>
          </table:table-cell>
          <table:table-cell office:value="0.405442659693" office:value-type="float">
            <text:p>0.405442659693</text:p>
          </table:table-cell>
          <table:table-cell office:value="0.398641341752" office:value-type="float">
            <text:p>0.398641341752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4063728767" office:value-type="float">
            <text:p>13.4063728767</text:p>
          </table:table-cell>
          <table:table-cell office:value="10.9052535861" office:value-type="float">
            <text:p>10.9052535861</text:p>
          </table:table-cell>
          <table:table-cell office:value="11.5093103903" office:value-type="float">
            <text:p>11.5093103903</text:p>
          </table:table-cell>
          <table:table-cell office:value="10.0470455954" office:value-type="float">
            <text:p>10.0470455954</text:p>
          </table:table-cell>
          <table:table-cell office:value="10.9196488543" office:value-type="float">
            <text:p>10.9196488543</text:p>
          </table:table-cell>
          <table:table-cell office:value="9.91571322759" office:value-type="float">
            <text:p>9.91571322759</text:p>
          </table:table-cell>
          <table:table-cell office:value="9.53999524927" office:value-type="float">
            <text:p>9.53999524927</text:p>
          </table:table-cell>
          <table:table-cell office:value="8.68867253688" office:value-type="float">
            <text:p>8.68867253688</text:p>
          </table:table-cell>
          <table:table-cell office:value="10.4376690878" office:value-type="float">
            <text:p>10.4376690878</text:p>
          </table:table-cell>
          <table:table-cell office:value="9.88951823466" office:value-type="float">
            <text:p>9.88951823466</text:p>
          </table:table-cell>
          <table:table-cell office:value="11.5607595813" office:value-type="float">
            <text:p>11.5607595813</text:p>
          </table:table-cell>
          <table:table-cell office:value="7.65221848989" office:value-type="float">
            <text:p>7.65221848989</text:p>
          </table:table-cell>
          <table:table-cell office:value="7.83693771462" office:value-type="float">
            <text:p>7.83693771462</text:p>
          </table:table-cell>
          <table:table-cell office:value="9.94919650649" office:value-type="float">
            <text:p>9.94919650649</text:p>
          </table:table-cell>
          <table:table-cell office:value="10.1776242634" office:value-type="float">
            <text:p>10.1776242634</text:p>
          </table:table-cell>
          <table:table-cell office:value="5.74" office:value-type="float">
            <text:p>5.7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6493105819" office:value-type="float">
            <text:p>0.36493105819</text:p>
          </table:table-cell>
          <table:table-cell office:value="0.352706845611" office:value-type="float">
            <text:p>0.352706845611</text:p>
          </table:table-cell>
          <table:table-cell office:value="0.399324496755" office:value-type="float">
            <text:p>0.399324496755</text:p>
          </table:table-cell>
          <table:table-cell office:value="0.327215660102" office:value-type="float">
            <text:p>0.327215660102</text:p>
          </table:table-cell>
          <table:table-cell office:value="0.35662452695" office:value-type="float">
            <text:p>0.35662452695</text:p>
          </table:table-cell>
          <table:table-cell office:value="0.342420918749" office:value-type="float">
            <text:p>0.342420918749</text:p>
          </table:table-cell>
          <table:table-cell office:value="0.349555619135" office:value-type="float">
            <text:p>0.349555619135</text:p>
          </table:table-cell>
          <table:table-cell office:value="0.32994079515" office:value-type="float">
            <text:p>0.32994079515</text:p>
          </table:table-cell>
          <table:table-cell office:value="0.373662729605" office:value-type="float">
            <text:p>0.373662729605</text:p>
          </table:table-cell>
          <table:table-cell office:value="0.334626467583" office:value-type="float">
            <text:p>0.334626467583</text:p>
          </table:table-cell>
          <table:table-cell office:value="0.424199461808" office:value-type="float">
            <text:p>0.424199461808</text:p>
          </table:table-cell>
          <table:table-cell office:value="0.284765469154" office:value-type="float">
            <text:p>0.284765469154</text:p>
          </table:table-cell>
          <table:table-cell office:value="0.290681014931" office:value-type="float">
            <text:p>0.290681014931</text:p>
          </table:table-cell>
          <table:table-cell office:value="0.367654454584" office:value-type="float">
            <text:p>0.367654454584</text:p>
          </table:table-cell>
          <table:table-cell office:value="0.348511927979" office:value-type="float">
            <text:p>0.348511927979</text:p>
          </table:table-cell>
          <table:table-cell office:value="0.44" office:value-type="float">
            <text:p>0.44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Average</text:p>
          </table:table-cell>
          <table:table-cell office:value-type="string">
            <text:p>Accepted Values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6.115088252" office:value-type="float">
            <text:p>226.115088252</text:p>
          </table:table-cell>
          <table:table-cell office:value="211.407311418" office:value-type="float">
            <text:p>211.407311418</text:p>
          </table:table-cell>
          <table:table-cell office:value="226.884865255" office:value-type="float">
            <text:p>226.884865255</text:p>
          </table:table-cell>
          <table:table-cell office:value="206.707132786" office:value-type="float">
            <text:p>206.707132786</text:p>
          </table:table-cell>
          <table:table-cell office:value="194.578011659" office:value-type="float">
            <text:p>194.578011659</text:p>
          </table:table-cell>
          <table:table-cell office:value="214.023006086" office:value-type="float">
            <text:p>214.023006086</text:p>
          </table:table-cell>
          <table:table-cell office:value="272.597559491" office:value-type="float">
            <text:p>272.597559491</text:p>
          </table:table-cell>
          <table:table-cell office:value="210.694559541" office:value-type="float">
            <text:p>210.694559541</text:p>
          </table:table-cell>
          <table:table-cell office:value="218.178187158" office:value-type="float">
            <text:p>218.178187158</text:p>
          </table:table-cell>
          <table:table-cell office:value="221.774194738" office:value-type="float">
            <text:p>221.774194738</text:p>
          </table:table-cell>
          <table:table-cell office:value="211.47066245" office:value-type="float">
            <text:p>211.47066245</text:p>
          </table:table-cell>
          <table:table-cell office:value="217.946250275" office:value-type="float">
            <text:p>217.946250275</text:p>
          </table:table-cell>
          <table:table-cell office:value="246.200006229" office:value-type="float">
            <text:p>246.200006229</text:p>
          </table:table-cell>
          <table:table-cell office:value="221.428987334" office:value-type="float">
            <text:p>221.428987334</text:p>
          </table:table-cell>
          <table:table-cell office:value="284" office:value-type="float">
            <text:p>2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0437936313" office:value-type="float">
            <text:p>64.0437936313</text:p>
          </table:table-cell>
          <table:table-cell office:value="61.9605078618" office:value-type="float">
            <text:p>61.9605078618</text:p>
          </table:table-cell>
          <table:table-cell office:value="66.5981927234" office:value-type="float">
            <text:p>66.5981927234</text:p>
          </table:table-cell>
          <table:table-cell office:value="61.9679185236" office:value-type="float">
            <text:p>61.9679185236</text:p>
          </table:table-cell>
          <table:table-cell office:value="56.7965680432" office:value-type="float">
            <text:p>56.7965680432</text:p>
          </table:table-cell>
          <table:table-cell office:value="63.7997556153" office:value-type="float">
            <text:p>63.7997556153</text:p>
          </table:table-cell>
          <table:table-cell office:value="81.2280525232" office:value-type="float">
            <text:p>81.2280525232</text:p>
          </table:table-cell>
          <table:table-cell office:value="62.9947157299" office:value-type="float">
            <text:p>62.9947157299</text:p>
          </table:table-cell>
          <table:table-cell office:value="64.6980607897" office:value-type="float">
            <text:p>64.6980607897</text:p>
          </table:table-cell>
          <table:table-cell office:value="65.6070108189" office:value-type="float">
            <text:p>65.6070108189</text:p>
          </table:table-cell>
          <table:table-cell office:value="63.0864035083" office:value-type="float">
            <text:p>63.0864035083</text:p>
          </table:table-cell>
          <table:table-cell office:value="64.4752694648" office:value-type="float">
            <text:p>64.4752694648</text:p>
          </table:table-cell>
          <table:table-cell office:value="68.0201276621" office:value-type="float">
            <text:p>68.0201276621</text:p>
          </table:table-cell>
          <table:table-cell office:value="65.0212597612" office:value-type="float">
            <text:p>65.0212597612</text:p>
          </table:table-cell>
          <table:table-cell office:value="61" office:value-type="float">
            <text:p>6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204494782" office:value-type="float">
            <text:p>1.06204494782</text:p>
          </table:table-cell>
          <table:table-cell office:value="1.01956090763" office:value-type="float">
            <text:p>1.01956090763</text:p>
          </table:table-cell>
          <table:table-cell office:value="1.09243642999" office:value-type="float">
            <text:p>1.09243642999</text:p>
          </table:table-cell>
          <table:table-cell office:value="1.00838980039" office:value-type="float">
            <text:p>1.00838980039</text:p>
          </table:table-cell>
          <table:table-cell office:value="0.967968785578" office:value-type="float">
            <text:p>0.967968785578</text:p>
          </table:table-cell>
          <table:table-cell office:value="1.06909001262" office:value-type="float">
            <text:p>1.06909001262</text:p>
          </table:table-cell>
          <table:table-cell office:value="1.44581570744" office:value-type="float">
            <text:p>1.44581570744</text:p>
          </table:table-cell>
          <table:table-cell office:value="1.06707987449" office:value-type="float">
            <text:p>1.06707987449</text:p>
          </table:table-cell>
          <table:table-cell office:value="1.0882163614" office:value-type="float">
            <text:p>1.0882163614</text:p>
          </table:table-cell>
          <table:table-cell office:value="1.10871670408" office:value-type="float">
            <text:p>1.10871670408</text:p>
          </table:table-cell>
          <table:table-cell office:value="1.04708561176" office:value-type="float">
            <text:p>1.04708561176</text:p>
          </table:table-cell>
          <table:table-cell office:value="1.04830468333" office:value-type="float">
            <text:p>1.04830468333</text:p>
          </table:table-cell>
          <table:table-cell office:value="1.18138574987" office:value-type="float">
            <text:p>1.18138574987</text:p>
          </table:table-cell>
          <table:table-cell office:value="1.0927765828" office:value-type="float">
            <text:p>1.0927765828</text:p>
          </table:table-cell>
          <table:table-cell office:value="1" office:value-type="float">
            <text:p>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942456380442" office:value-type="float">
            <text:p>0.942456380442</text:p>
          </table:table-cell>
          <table:table-cell office:value="0.894030809227" office:value-type="float">
            <text:p>0.894030809227</text:p>
          </table:table-cell>
          <table:table-cell office:value="0.950009638368" office:value-type="float">
            <text:p>0.950009638368</text:p>
          </table:table-cell>
          <table:table-cell office:value="0.862424506" office:value-type="float">
            <text:p>0.862424506</text:p>
          </table:table-cell>
          <table:table-cell office:value="0.804732918502" office:value-type="float">
            <text:p>0.804732918502</text:p>
          </table:table-cell>
          <table:table-cell office:value="0.924586358571" office:value-type="float">
            <text:p>0.924586358571</text:p>
          </table:table-cell>
          <table:table-cell office:value="1.190921962" office:value-type="float">
            <text:p>1.190921962</text:p>
          </table:table-cell>
          <table:table-cell office:value="0.890948876515" office:value-type="float">
            <text:p>0.890948876515</text:p>
          </table:table-cell>
          <table:table-cell office:value="0.932214771295" office:value-type="float">
            <text:p>0.932214771295</text:p>
          </table:table-cell>
          <table:table-cell office:value="0.94246699826" office:value-type="float">
            <text:p>0.94246699826</text:p>
          </table:table-cell>
          <table:table-cell office:value="0.929530576361" office:value-type="float">
            <text:p>0.929530576361</text:p>
          </table:table-cell>
          <table:table-cell office:value="0.878355201933" office:value-type="float">
            <text:p>0.878355201933</text:p>
          </table:table-cell>
          <table:table-cell office:value="1.00643733361" office:value-type="float">
            <text:p>1.00643733361</text:p>
          </table:table-cell>
          <table:table-cell office:value="0.934547410083" office:value-type="float">
            <text:p>0.934547410083</text:p>
          </table:table-cell>
          <table:table-cell office:value="1.31" office:value-type="float">
            <text:p>1.3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6758997407" office:value-type="float">
            <text:p>26.6758997407</text:p>
          </table:table-cell>
          <table:table-cell office:value="24.5987225569" office:value-type="float">
            <text:p>24.5987225569</text:p>
          </table:table-cell>
          <table:table-cell office:value="26.6193891713" office:value-type="float">
            <text:p>26.6193891713</text:p>
          </table:table-cell>
          <table:table-cell office:value="24.3077180481" office:value-type="float">
            <text:p>24.3077180481</text:p>
          </table:table-cell>
          <table:table-cell office:value="22.523133164" office:value-type="float">
            <text:p>22.523133164</text:p>
          </table:table-cell>
          <table:table-cell office:value="25.0647644231" office:value-type="float">
            <text:p>25.0647644231</text:p>
          </table:table-cell>
          <table:table-cell office:value="31.9403730908" office:value-type="float">
            <text:p>31.9403730908</text:p>
          </table:table-cell>
          <table:table-cell office:value="24.573276131" office:value-type="float">
            <text:p>24.573276131</text:p>
          </table:table-cell>
          <table:table-cell office:value="25.6917175822" office:value-type="float">
            <text:p>25.6917175822</text:p>
          </table:table-cell>
          <table:table-cell office:value="25.9449139673" office:value-type="float">
            <text:p>25.9449139673</text:p>
          </table:table-cell>
          <table:table-cell office:value="24.3113015986" office:value-type="float">
            <text:p>24.3113015986</text:p>
          </table:table-cell>
          <table:table-cell office:value="24.4533923875" office:value-type="float">
            <text:p>24.4533923875</text:p>
          </table:table-cell>
          <table:table-cell office:value="28.3382133085" office:value-type="float">
            <text:p>28.3382133085</text:p>
          </table:table-cell>
          <table:table-cell office:value="25.7725242438" office:value-type="float">
            <text:p>25.7725242438</text:p>
          </table:table-cell>
          <table:table-cell office:value="34.5" office:value-type="float">
            <text:p>34.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2272193734" office:value-type="float">
            <text:p>0.182272193734</text:p>
          </table:table-cell>
          <table:table-cell office:value="0.169003395724" office:value-type="float">
            <text:p>0.169003395724</text:p>
          </table:table-cell>
          <table:table-cell office:value="0.183229264541" office:value-type="float">
            <text:p>0.183229264541</text:p>
          </table:table-cell>
          <table:table-cell office:value="0.165158260741" office:value-type="float">
            <text:p>0.165158260741</text:p>
          </table:table-cell>
          <table:table-cell office:value="0.154803022937" office:value-type="float">
            <text:p>0.154803022937</text:p>
          </table:table-cell>
          <table:table-cell office:value="0.176864251059" office:value-type="float">
            <text:p>0.176864251059</text:p>
          </table:table-cell>
          <table:table-cell office:value="0.238668003708" office:value-type="float">
            <text:p>0.238668003708</text:p>
          </table:table-cell>
          <table:table-cell office:value="0.168809380344" office:value-type="float">
            <text:p>0.168809380344</text:p>
          </table:table-cell>
          <table:table-cell office:value="0.179481861846" office:value-type="float">
            <text:p>0.179481861846</text:p>
          </table:table-cell>
          <table:table-cell office:value="0.181921671584" office:value-type="float">
            <text:p>0.181921671584</text:p>
          </table:table-cell>
          <table:table-cell office:value="0.178136142182" office:value-type="float">
            <text:p>0.178136142182</text:p>
          </table:table-cell>
          <table:table-cell office:value="0.176762145895" office:value-type="float">
            <text:p>0.176762145895</text:p>
          </table:table-cell>
          <table:table-cell office:value="0.203366810306" office:value-type="float">
            <text:p>0.203366810306</text:p>
          </table:table-cell>
          <table:table-cell office:value="0.181421261892" office:value-type="float">
            <text:p>0.181421261892</text:p>
          </table:table-cell>
          <table:table-cell office:value="0.126" office:value-type="float">
            <text:p>0.1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34144855434" office:value-type="float">
            <text:p>0.134144855434</text:p>
          </table:table-cell>
          <table:table-cell office:value="0.125928164225" office:value-type="float">
            <text:p>0.125928164225</text:p>
          </table:table-cell>
          <table:table-cell office:value="0.136981950108" office:value-type="float">
            <text:p>0.136981950108</text:p>
          </table:table-cell>
          <table:table-cell office:value="0.122415170895" office:value-type="float">
            <text:p>0.122415170895</text:p>
          </table:table-cell>
          <table:table-cell office:value="0.114047491755" office:value-type="float">
            <text:p>0.114047491755</text:p>
          </table:table-cell>
          <table:table-cell office:value="0.12668424679" office:value-type="float">
            <text:p>0.12668424679</text:p>
          </table:table-cell>
          <table:table-cell office:value="0.161590612266" office:value-type="float">
            <text:p>0.161590612266</text:p>
          </table:table-cell>
          <table:table-cell office:value="0.123541790164" office:value-type="float">
            <text:p>0.123541790164</text:p>
          </table:table-cell>
          <table:table-cell office:value="0.131200996243" office:value-type="float">
            <text:p>0.131200996243</text:p>
          </table:table-cell>
          <table:table-cell office:value="0.131589604251" office:value-type="float">
            <text:p>0.131589604251</text:p>
          </table:table-cell>
          <table:table-cell office:value="0.128776225282" office:value-type="float">
            <text:p>0.128776225282</text:p>
          </table:table-cell>
          <table:table-cell office:value="0.122108768658" office:value-type="float">
            <text:p>0.122108768658</text:p>
          </table:table-cell>
          <table:table-cell office:value="0.14371799385" office:value-type="float">
            <text:p>0.14371799385</text:p>
          </table:table-cell>
          <table:table-cell office:value="0.130979066917" office:value-type="float">
            <text:p>0.130979066917</text:p>
          </table:table-cell>
          <table:table-cell office:value="0.165" office:value-type="float">
            <text:p>0.16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2287461216" office:value-type="float">
            <text:p>0.32287461216</text:p>
          </table:table-cell>
          <table:table-cell office:value="0.291668119576" office:value-type="float">
            <text:p>0.291668119576</text:p>
          </table:table-cell>
          <table:table-cell office:value="0.318274875941" office:value-type="float">
            <text:p>0.318274875941</text:p>
          </table:table-cell>
          <table:table-cell office:value="0.282257119307" office:value-type="float">
            <text:p>0.282257119307</text:p>
          </table:table-cell>
          <table:table-cell office:value="0.26593335491" office:value-type="float">
            <text:p>0.26593335491</text:p>
          </table:table-cell>
          <table:table-cell office:value="0.291764109758" office:value-type="float">
            <text:p>0.291764109758</text:p>
          </table:table-cell>
          <table:table-cell office:value="0.382985308943" office:value-type="float">
            <text:p>0.382985308943</text:p>
          </table:table-cell>
          <table:table-cell office:value="0.277578961349" office:value-type="float">
            <text:p>0.277578961349</text:p>
          </table:table-cell>
          <table:table-cell office:value="0.300110829548" office:value-type="float">
            <text:p>0.300110829548</text:p>
          </table:table-cell>
          <table:table-cell office:value="0.304941950074" office:value-type="float">
            <text:p>0.304941950074</text:p>
          </table:table-cell>
          <table:table-cell office:value="0.293935604066" office:value-type="float">
            <text:p>0.293935604066</text:p>
          </table:table-cell>
          <table:table-cell office:value="0.28693039436" office:value-type="float">
            <text:p>0.28693039436</text:p>
          </table:table-cell>
          <table:table-cell office:value="0.347252176198" office:value-type="float">
            <text:p>0.347252176198</text:p>
          </table:table-cell>
          <table:table-cell office:value="0.305115955092" office:value-type="float">
            <text:p>0.305115955092</text:p>
          </table:table-cell>
          <table:table-cell office:value="0.203" office:value-type="float">
            <text:p>0.20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0781248869" office:value-type="float">
            <text:p>7.80781248869</text:p>
          </table:table-cell>
          <table:table-cell office:value="7.18223613561" office:value-type="float">
            <text:p>7.18223613561</text:p>
          </table:table-cell>
          <table:table-cell office:value="7.77386980444" office:value-type="float">
            <text:p>7.77386980444</text:p>
          </table:table-cell>
          <table:table-cell office:value="7.09381172161" office:value-type="float">
            <text:p>7.09381172161</text:p>
          </table:table-cell>
          <table:table-cell office:value="6.44716134334" office:value-type="float">
            <text:p>6.44716134334</text:p>
          </table:table-cell>
          <table:table-cell office:value="7.49079803129" office:value-type="float">
            <text:p>7.49079803129</text:p>
          </table:table-cell>
          <table:table-cell office:value="10.6795900533" office:value-type="float">
            <text:p>10.6795900533</text:p>
          </table:table-cell>
          <table:table-cell office:value="7.33044052722" office:value-type="float">
            <text:p>7.33044052722</text:p>
          </table:table-cell>
          <table:table-cell office:value="7.83562868021" office:value-type="float">
            <text:p>7.83562868021</text:p>
          </table:table-cell>
          <table:table-cell office:value="7.85183196073" office:value-type="float">
            <text:p>7.85183196073</text:p>
          </table:table-cell>
          <table:table-cell office:value="7.60253540293" office:value-type="float">
            <text:p>7.60253540293</text:p>
          </table:table-cell>
          <table:table-cell office:value="7.81302051863" office:value-type="float">
            <text:p>7.81302051863</text:p>
          </table:table-cell>
          <table:table-cell office:value="8.47945090367" office:value-type="float">
            <text:p>8.47945090367</text:p>
          </table:table-cell>
          <table:table-cell office:value="7.79909135167" office:value-type="float">
            <text:p>7.79909135167</text:p>
          </table:table-cell>
          <table:table-cell office:value="5.74" office:value-type="float">
            <text:p>5.74</text:p>
          </table:table-cell>
        </table:table-row>
        <table:table-row>
          <table:table-cell office:value="0" office:value-type="float">
            <text:p/>
          </table:table-cell>
          <table:table-cell office:value="0.44" office:value-type="float">
            <text:p>0.4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